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30.131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809-8630</text:p>
          </table:table-cell>
          <table:table-cell office:value-type="string">
            <text:p>SAÚDE COLETIVA <text:s text:c="35"/></text:p>
          </table:table-cell>
          <table:table-cell office:value-type="string">
            <text:p>ABRAMET. Associação Brasileira de Medicina de Tráfeg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92</text:p>
          </table:table-cell>
          <table:table-cell office:value-type="string">
            <text:p>SAÚDE COLETIVA <text:s text:c="35"/></text:p>
          </table:table-cell>
          <table:table-cell office:value-type="string">
            <text:p>Abstracta : linguagem, mente e ação (Niteró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2446</text:p>
          </table:table-cell>
          <table:table-cell office:value-type="string">
            <text:p>SAÚDE COLETIVA <text:s text:c="35"/></text:p>
          </table:table-cell>
          <table:table-cell office:value-type="string">
            <text:p>Academic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436</text:p>
          </table:table-cell>
          <table:table-cell office:value-type="string">
            <text:p>SAÚDE COLETIVA <text:s text:c="35"/></text:p>
          </table:table-cell>
          <table:table-cell office:value-type="string">
            <text:p>Ação &amp; Moviment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8751</text:p>
          </table:table-cell>
          <table:table-cell office:value-type="string">
            <text:p>SAÚDE COLETIVA <text:s text:c="35"/></text:p>
          </table:table-cell>
          <table:table-cell office:value-type="string">
            <text:p>ACP Journal Club (Cessou em 200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SAÚDE COLETIVA <text:s text:c="35"/></text:p>
          </table:table-cell>
          <table:table-cell office:value-type="string">
            <text:p>Acta Amazon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SAÚDE COLETIVA <text:s text:c="35"/></text:p>
          </table:table-cell>
          <table:table-cell office:value-type="string">
            <text:p>Acta Cirúrgic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47</text:p>
          </table:table-cell>
          <table:table-cell office:value-type="string">
            <text:p>SAÚDE COLETIVA <text:s text:c="35"/></text:p>
          </table:table-cell>
          <table:table-cell office:value-type="string">
            <text:p>Acta Cyt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SAÚDE COLETIVA <text:s text:c="35"/></text:p>
          </table:table-cell>
          <table:table-cell office:value-type="string">
            <text:p>Acta Farmacéutica Bonaeren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SAÚDE COLETIVA <text:s text:c="35"/></text:p>
          </table:table-cell>
          <table:table-cell office:value-type="string">
            <text:p>Acta Fisiatric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33</text:p>
          </table:table-cell>
          <table:table-cell office:value-type="string">
            <text:p>SAÚDE COLETIVA <text:s text:c="35"/></text:p>
          </table:table-cell>
          <table:table-cell office:value-type="string">
            <text:p>Acta Gastroenterológica Latinoameric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SAÚDE COLETIVA <text:s text:c="35"/></text:p>
          </table:table-cell>
          <table:table-cell office:value-type="string">
            <text:p>Acta Limnológica Brasilien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99X</text:p>
          </table:table-cell>
          <table:table-cell office:value-type="string">
            <text:p>SAÚDE COLETIVA <text:s text:c="35"/></text:p>
          </table:table-cell>
          <table:table-cell office:value-type="string">
            <text:p>Acta Médica Portugues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49</text:p>
          </table:table-cell>
          <table:table-cell office:value-type="string">
            <text:p>SAÚDE COLETIVA <text:s text:c="35"/></text:p>
          </table:table-cell>
          <table:table-cell office:value-type="string">
            <text:p>Acta Obstetricia et Gynecologica Scandinav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SAÚDE COLETIVA <text:s text:c="35"/></text:p>
          </table:table-cell>
          <table:table-cell office:value-type="string">
            <text:p>Acta Ortopéd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100X</text:p>
          </table:table-cell>
          <table:table-cell office:value-type="string">
            <text:p>SAÚDE COLETIVA <text:s text:c="35"/></text:p>
          </table:table-cell>
          <table:table-cell office:value-type="string">
            <text:p>Acta Otorhinolaryngologica Italic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SAÚDE COLETIVA <text:s text:c="35"/></text:p>
          </table:table-cell>
          <table:table-cell office:value-type="string">
            <text:p>Acta Paediatrica (Os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SAÚDE COLETIVA <text:s text:c="35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640</text:p>
          </table:table-cell>
          <table:table-cell office:value-type="string">
            <text:p>SAÚDE COLETIVA <text:s text:c="35"/></text:p>
          </table:table-cell>
          <table:table-cell office:value-type="string">
            <text:p>Acta Pediátrica Español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90X</text:p>
          </table:table-cell>
          <table:table-cell office:value-type="string">
            <text:p>SAÚDE COLETIVA <text:s text:c="35"/></text:p>
          </table:table-cell>
          <table:table-cell office:value-type="string">
            <text:p>Acta Psychiatr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64X</text:p>
          </table:table-cell>
          <table:table-cell office:value-type="string">
            <text:p>SAÚDE COLETIVA <text:s text:c="35"/></text:p>
          </table:table-cell>
          <table:table-cell office:value-type="string">
            <text:p>Acta Reumatológica Portugue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SAÚDE COLETIVA <text:s text:c="35"/></text:p>
          </table:table-cell>
          <table:table-cell office:value-type="string">
            <text:p>Acta Scientiarum (UEM)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3X</text:p>
          </table:table-cell>
          <table:table-cell office:value-type="string">
            <text:p>SAÚDE COLETIVA <text:s text:c="35"/></text:p>
          </table:table-cell>
          <table:table-cell office:value-type="string">
            <text:p>Acta Scientiarum. Biological Scienc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SAÚDE COLETIVA <text:s text:c="35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48</text:p>
          </table:table-cell>
          <table:table-cell office:value-type="string">
            <text:p>SAÚDE COLETIVA <text:s text:c="35"/></text:p>
          </table:table-cell>
          <table:table-cell office:value-type="string">
            <text:p>Acta Scientiarum. Health Scienc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SAÚDE COLETIVA <text:s text:c="35"/></text:p>
          </table:table-cell>
          <table:table-cell office:value-type="string">
            <text:p>Acta Trop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3X</text:p>
          </table:table-cell>
          <table:table-cell office:value-type="string">
            <text:p>SAÚDE COLETIVA <text:s text:c="35"/></text:p>
          </table:table-cell>
          <table:table-cell office:value-type="string">
            <text:p>Acta Virologica (English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2140</text:p>
          </table:table-cell>
          <table:table-cell office:value-type="string">
            <text:p>SAÚDE COLETIVA <text:s text:c="35"/></text:p>
          </table:table-cell>
          <table:table-cell office:value-type="string">
            <text:p>Addiction (Abing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082</text:p>
          </table:table-cell>
          <table:table-cell office:value-type="string">
            <text:p>SAÚDE COLETIVA <text:s text:c="35"/></text:p>
          </table:table-cell>
          <table:table-cell office:value-type="string">
            <text:p>Addiction (Toron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603</text:p>
          </table:table-cell>
          <table:table-cell office:value-type="string">
            <text:p>SAÚDE COLETIVA <text:s text:c="35"/></text:p>
          </table:table-cell>
          <table:table-cell office:value-type="string">
            <text:p>Addictive Behavio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941</text:p>
          </table:table-cell>
          <table:table-cell office:value-type="string">
            <text:p>SAÚDE COLETIVA <text:s text:c="35"/></text:p>
          </table:table-cell>
          <table:table-cell office:value-type="string">
            <text:p>Adolescência &amp; Saúde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164</text:p>
          </table:table-cell>
          <table:table-cell office:value-type="string">
            <text:p>SAÚDE COLETIVA <text:s text:c="35"/></text:p>
          </table:table-cell>
          <table:table-cell office:value-type="string">
            <text:p>Advances in Applie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4996</text:p>
          </table:table-cell>
          <table:table-cell office:value-type="string">
            <text:p>SAÚDE COLETIVA <text:s text:c="35"/></text:p>
          </table:table-cell>
          <table:table-cell office:value-type="string">
            <text:p>Advances in Health Sciences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16X</text:p>
          </table:table-cell>
          <table:table-cell office:value-type="string">
            <text:p>SAÚDE COLETIVA <text:s text:c="35"/></text:p>
          </table:table-cell>
          <table:table-cell office:value-type="string">
            <text:p>Aesthetic Plast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0591</text:p>
          </table:table-cell>
          <table:table-cell office:value-type="string">
            <text:p>SAÚDE COLETIVA <text:s text:c="35"/></text:p>
          </table:table-cell>
          <table:table-cell office:value-type="string">
            <text:p>Afro-Ásia (UF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7863</text:p>
          </table:table-cell>
          <table:table-cell office:value-type="string">
            <text:p>SAÚDE COLETIVA <text:s text:c="35"/></text:p>
          </table:table-cell>
          <table:table-cell office:value-type="string">
            <text:p>Aging &amp; Ment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0667</text:p>
          </table:table-cell>
          <table:table-cell office:value-type="string">
            <text:p>SAÚDE COLETIVA <text:s text:c="35"/></text:p>
          </table:table-cell>
          <table:table-cell office:value-type="string">
            <text:p>Aging Clinical and Experimental Research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98</text:p>
          </table:table-cell>
          <table:table-cell office:value-type="string">
            <text:p>SAÚDE COLETIVA <text:s text:c="35"/></text:p>
          </table:table-cell>
          <table:table-cell office:value-type="string">
            <text:p>Ágora ( PPGTP/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07</text:p>
          </table:table-cell>
          <table:table-cell office:value-type="string">
            <text:p>SAÚDE COLETIVA <text:s text:c="35"/></text:p>
          </table:table-cell>
          <table:table-cell office:value-type="string">
            <text:p>Agora (UN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SAÚDE COLETIVA <text:s text:c="35"/></text:p>
          </table:table-cell>
          <table:table-cell office:value-type="string">
            <text:p>AID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165</text:p>
          </table:table-cell>
          <table:table-cell office:value-type="string">
            <text:p>SAÚDE COLETIVA <text:s text:c="35"/></text:p>
          </table:table-cell>
          <table:table-cell office:value-type="string">
            <text:p>AIDS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21</text:p>
          </table:table-cell>
          <table:table-cell office:value-type="string">
            <text:p>SAÚDE COLETIVA <text:s text:c="35"/></text:p>
          </table:table-cell>
          <table:table-cell office:value-type="string">
            <text:p>AIDS Ca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914</text:p>
          </table:table-cell>
          <table:table-cell office:value-type="string">
            <text:p>SAÚDE COLETIVA <text:s text:c="35"/></text:p>
          </table:table-cell>
          <table:table-cell office:value-type="string">
            <text:p>AIDS patient care and ST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SAÚDE COLETIVA <text:s text:c="35"/></text:p>
          </table:table-cell>
          <table:table-cell office:value-type="string">
            <text:p>AIDS Research and Human Retroviru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0414</text:p>
          </table:table-cell>
          <table:table-cell office:value-type="string">
            <text:p>SAÚDE COLETIVA <text:s text:c="35"/></text:p>
          </table:table-cell>
          <table:table-cell office:value-type="string">
            <text:p>Alcohol and Alcoholism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SAÚDE COLETIVA <text:s text:c="35"/></text:p>
          </table:table-cell>
          <table:table-cell office:value-type="string">
            <text:p>Aletheia (ULB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SAÚDE COLETIVA <text:s text:c="35"/></text:p>
          </table:table-cell>
          <table:table-cell office:value-type="string">
            <text:p>Alimentos e Nutrição (UNESP. Mari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546</text:p>
          </table:table-cell>
          <table:table-cell office:value-type="string">
            <text:p>SAÚDE COLETIVA <text:s text:c="35"/></text:p>
          </table:table-cell>
          <table:table-cell office:value-type="string">
            <text:p>Allergologia et Immunopathologi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4538</text:p>
          </table:table-cell>
          <table:table-cell office:value-type="string">
            <text:p>SAÚDE COLETIVA <text:s text:c="35"/></text:p>
          </table:table-cell>
          <table:table-cell office:value-type="string">
            <text:p>Allergy (Copenha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6304</text:p>
          </table:table-cell>
          <table:table-cell office:value-type="string">
            <text:p>SAÚDE COLETIVA <text:s text:c="35"/></text:p>
          </table:table-cell>
          <table:table-cell office:value-type="string">
            <text:p>Allergy and Asthma Proceeding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5412</text:p>
          </table:table-cell>
          <table:table-cell office:value-type="string">
            <text:p>SAÚDE COLETIVA <text:s text:c="35"/></text:p>
          </table:table-cell>
          <table:table-cell office:value-type="string">
            <text:p>Allergy and Asthma Proceeding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621</text:p>
          </table:table-cell>
          <table:table-cell office:value-type="string">
            <text:p>SAÚDE COLETIVA <text:s text:c="35"/></text:p>
          </table:table-cell>
          <table:table-cell office:value-type="string">
            <text:p>Alliance (London. 199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886X</text:p>
          </table:table-cell>
          <table:table-cell office:value-type="string">
            <text:p>SAÚDE COLETIVA <text:s text:c="35"/></text:p>
          </table:table-cell>
          <table:table-cell office:value-type="string">
            <text:p>Amazonia Peru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76</text:p>
          </table:table-cell>
          <table:table-cell office:value-type="string">
            <text:p>SAÚDE COLETIVA <text:s text:c="35"/></text:p>
          </table:table-cell>
          <table:table-cell office:value-type="string">
            <text:p>Ambiente Construíd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SAÚDE COLETIVA <text:s text:c="35"/></text:p>
          </table:table-cell>
          <table:table-cell office:value-type="string">
            <text:p>Ambiente e Sociedade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0496</text:p>
          </table:table-cell>
          <table:table-cell office:value-type="string">
            <text:p>SAÚDE COLETIVA <text:s text:c="35"/></text:p>
          </table:table-cell>
          <table:table-cell office:value-type="string">
            <text:p>American Ethnologi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3277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Cardiovascular Dru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65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Clinical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32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Clinical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73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Clinical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275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Dent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62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Human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061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Hyperten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586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Industrial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Infection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6203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Infectious Diseas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299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Medical Genetics (Print) (Cessou em 2002. Foi desdobrado em três: ISSN 1552-4825, 1552-4841 e 1552-486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Medical Genetics. Part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6868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Obstetrics and Gynec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78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Obstetrics and Gyn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94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Ophthalm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5406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Orthodontics and Dentofacial Orthoped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0709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Otolaryng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3797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Preventiv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036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Public Health (197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8920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Reproductive Immunology and Microbiology (Cessou em 1988. Cont. 1046-7408 American Journal of Reproductive Immunolog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449X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Respiratory and 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45</text:p>
          </table:table-cell>
          <table:table-cell office:value-type="string">
            <text:p>SAÚDE COLETIVA <text:s text:c="35"/></text:p>
          </table:table-cell>
          <table:table-cell office:value-type="string">
            <text:p>American Journal of Veterinar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SAÚDE COLETIVA <text:s text:c="35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SAÚDE COLETIVA <text:s text:c="35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2416</text:p>
          </table:table-cell>
          <table:table-cell office:value-type="string">
            <text:p>SAÚDE COLETIVA <text:s text:c="35"/></text:p>
          </table:table-cell>
          <table:table-cell office:value-type="string">
            <text:p>Anais da Faculdade de Medicina (Universidade Federal de Pernambuc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03</text:p>
          </table:table-cell>
          <table:table-cell office:value-type="string">
            <text:p>SAÚDE COLETIVA <text:s text:c="35"/></text:p>
          </table:table-cell>
          <table:table-cell office:value-type="string">
            <text:p>Anais do Museu Histórico 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SAÚDE COLETIVA <text:s text:c="35"/></text:p>
          </table:table-cell>
          <table:table-cell office:value-type="string">
            <text:p>Analytical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522</text:p>
          </table:table-cell>
          <table:table-cell office:value-type="string">
            <text:p>SAÚDE COLETIVA <text:s text:c="35"/></text:p>
          </table:table-cell>
          <table:table-cell office:value-type="string">
            <text:p>Anima (Fortalez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0385</text:p>
          </table:table-cell>
          <table:table-cell office:value-type="string">
            <text:p>SAÚDE COLETIVA <text:s text:c="35"/></text:p>
          </table:table-cell>
          <table:table-cell office:value-type="string">
            <text:p>Animal Technology and Welfa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088</text:p>
          </table:table-cell>
          <table:table-cell office:value-type="string">
            <text:p>SAÚDE COLETIVA <text:s text:c="35"/></text:p>
          </table:table-cell>
          <table:table-cell office:value-type="string">
            <text:p>Annales de Limn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206</text:p>
          </table:table-cell>
          <table:table-cell office:value-type="string">
            <text:p>SAÚDE COLETIVA <text:s text:c="35"/></text:p>
          </table:table-cell>
          <table:table-cell office:value-type="string">
            <text:p>Annals of Allergy, Asthma &amp;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1237</text:p>
          </table:table-cell>
          <table:table-cell office:value-type="string">
            <text:p>SAÚDE COLETIVA <text:s text:c="35"/></text:p>
          </table:table-cell>
          <table:table-cell office:value-type="string">
            <text:p>Annals of Clinical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2797</text:p>
          </table:table-cell>
          <table:table-cell office:value-type="string">
            <text:p>SAÚDE COLETIVA <text:s text:c="35"/></text:p>
          </table:table-cell>
          <table:table-cell office:value-type="string">
            <text:p>Annals of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555</text:p>
          </table:table-cell>
          <table:table-cell office:value-type="string">
            <text:p>SAÚDE COLETIVA <text:s text:c="35"/></text:p>
          </table:table-cell>
          <table:table-cell office:value-type="string">
            <text:p>Annals of He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460</text:p>
          </table:table-cell>
          <table:table-cell office:value-type="string">
            <text:p>SAÚDE COLETIVA <text:s text:c="35"/></text:p>
          </table:table-cell>
          <table:table-cell office:value-type="string">
            <text:p>Annals of Human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19</text:p>
          </table:table-cell>
          <table:table-cell office:value-type="string">
            <text:p>SAÚDE COLETIVA <text:s text:c="35"/></text:p>
          </table:table-cell>
          <table:table-cell office:value-type="string">
            <text:p>Annals of Intern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78</text:p>
          </table:table-cell>
          <table:table-cell office:value-type="string">
            <text:p>SAÚDE COLETIVA <text:s text:c="35"/></text:p>
          </table:table-cell>
          <table:table-cell office:value-type="string">
            <text:p>Annals of Occupational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043</text:p>
          </table:table-cell>
          <table:table-cell office:value-type="string">
            <text:p>SAÚDE COLETIVA <text:s text:c="35"/></text:p>
          </table:table-cell>
          <table:table-cell office:value-type="string">
            <text:p>Annals of Plastic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32</text:p>
          </table:table-cell>
          <table:table-cell office:value-type="string">
            <text:p>SAÚDE COLETIVA <text:s text:c="35"/></text:p>
          </table:table-cell>
          <table:table-cell office:value-type="string">
            <text:p>Annals of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265</text:p>
          </table:table-cell>
          <table:table-cell office:value-type="string">
            <text:p>SAÚDE COLETIVA <text:s text:c="35"/></text:p>
          </table:table-cell>
          <table:table-cell office:value-type="string">
            <text:p>Annals of Surg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46</text:p>
          </table:table-cell>
          <table:table-cell office:value-type="string">
            <text:p>SAÚDE COLETIVA <text:s text:c="35"/></text:p>
          </table:table-cell>
          <table:table-cell office:value-type="string">
            <text:p>Annals of the Entomological Society of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67</text:p>
          </table:table-cell>
          <table:table-cell office:value-type="string">
            <text:p>SAÚDE COLETIVA <text:s text:c="35"/></text:p>
          </table:table-cell>
          <table:table-cell office:value-type="string">
            <text:p>Annals of the Rheumatic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SAÚDE COLETIVA <text:s text:c="35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5615</text:p>
          </table:table-cell>
          <table:table-cell office:value-type="string">
            <text:p>SAÚDE COLETIVA <text:s text:c="35"/></text:p>
          </table:table-cell>
          <table:table-cell office:value-type="string">
            <text:p>Anthropology and Humanism Quarterly (Cessou em 1992. Cont. ISSN 1559-9167 Anthropology and Humanis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9-5431</text:p>
          </table:table-cell>
          <table:table-cell office:value-type="string">
            <text:p>SAÚDE COLETIVA <text:s text:c="35"/></text:p>
          </table:table-cell>
          <table:table-cell office:value-type="string">
            <text:p>Anthropology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0864</text:p>
          </table:table-cell>
          <table:table-cell office:value-type="string">
            <text:p>SAÚDE COLETIVA <text:s text:c="35"/></text:p>
          </table:table-cell>
          <table:table-cell office:value-type="string">
            <text:p>Antioxidants &amp; Redox Signa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4641</text:p>
          </table:table-cell>
          <table:table-cell office:value-type="string">
            <text:p>SAÚDE COLETIVA <text:s text:c="35"/></text:p>
          </table:table-cell>
          <table:table-cell office:value-type="string">
            <text:p>APMIS. Acta Pathologica, Microbiologica et Immun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5855</text:p>
          </table:table-cell>
          <table:table-cell office:value-type="string">
            <text:p>SAÚDE COLETIVA <text:s text:c="35"/></text:p>
          </table:table-cell>
          <table:table-cell office:value-type="string">
            <text:p>Aportes para el Estado y la Administración Gubernam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SAÚDE COLETIVA <text:s text:c="35"/></text:p>
          </table:table-cell>
          <table:table-cell office:value-type="string">
            <text:p>Appetit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SAÚDE COLETIVA <text:s text:c="35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12</text:p>
          </table:table-cell>
          <table:table-cell office:value-type="string">
            <text:p>SAÚDE COLETIVA <text:s text:c="35"/></text:p>
          </table:table-cell>
          <table:table-cell office:value-type="string">
            <text:p>Applied Cancer Research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46</text:p>
          </table:table-cell>
          <table:table-cell office:value-type="string">
            <text:p>SAÚDE COLETIVA <text:s text:c="35"/></text:p>
          </table:table-cell>
          <table:table-cell office:value-type="string">
            <text:p>Applied Econom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70</text:p>
          </table:table-cell>
          <table:table-cell office:value-type="string">
            <text:p>SAÚDE COLETIVA <text:s text:c="35"/></text:p>
          </table:table-cell>
          <table:table-cell office:value-type="string">
            <text:p>Applied Erg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SAÚDE COLETIVA <text:s text:c="35"/></text:p>
          </table:table-cell>
          <table:table-cell office:value-type="string">
            <text:p>Applied Mathematics and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5487</text:p>
          </table:table-cell>
          <table:table-cell office:value-type="string">
            <text:p>SAÚDE COLETIVA <text:s text:c="35"/></text:p>
          </table:table-cell>
          <table:table-cell office:value-type="string">
            <text:p>Applied Minera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SAÚDE COLETIVA <text:s text:c="35"/></text:p>
          </table:table-cell>
          <table:table-cell office:value-type="string">
            <text:p>Applied Physics. A, Materials Science &amp; Proces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SAÚDE COLETIVA <text:s text:c="35"/></text:p>
          </table:table-cell>
          <table:table-cell office:value-type="string">
            <text:p>Applied Radiation and Isotop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SAÚDE COLETIVA <text:s text:c="35"/></text:p>
          </table:table-cell>
          <table:table-cell office:value-type="string">
            <text:p>Applied Surfac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7613</text:p>
          </table:table-cell>
          <table:table-cell office:value-type="string">
            <text:p>SAÚDE COLETIVA <text:s text:c="35"/></text:p>
          </table:table-cell>
          <table:table-cell office:value-type="string">
            <text:p>Aquatic Conserv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9-681X</text:p>
          </table:table-cell>
          <table:table-cell office:value-type="string">
            <text:p>SAÚDE COLETIVA <text:s text:c="35"/></text:p>
          </table:table-cell>
          <table:table-cell office:value-type="string">
            <text:p>Archives de Philosophie (En lig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88</text:p>
          </table:table-cell>
          <table:table-cell office:value-type="string">
            <text:p>SAÚDE COLETIVA <text:s text:c="35"/></text:p>
          </table:table-cell>
          <table:table-cell office:value-type="string">
            <text:p>Archives of Disease in Childhood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067</text:p>
          </table:table-cell>
          <table:table-cell office:value-type="string">
            <text:p>SAÚDE COLETIVA <text:s text:c="35"/></text:p>
          </table:table-cell>
          <table:table-cell office:value-type="string">
            <text:p>Archives of Gynecology and Obste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26</text:p>
          </table:table-cell>
          <table:table-cell office:value-type="string">
            <text:p>SAÚDE COLETIVA <text:s text:c="35"/></text:p>
          </table:table-cell>
          <table:table-cell office:value-type="string">
            <text:p>Archives of Internal Medicine (196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50</text:p>
          </table:table-cell>
          <table:table-cell office:value-type="string">
            <text:p>SAÚDE COLETIVA <text:s text:c="35"/></text:p>
          </table:table-cell>
          <table:table-cell office:value-type="string">
            <text:p>Archives of Ophthalmology (196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SAÚDE COLETIVA <text:s text:c="35"/></text:p>
          </table:table-cell>
          <table:table-cell office:value-type="string">
            <text:p>Archives of Or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4470</text:p>
          </table:table-cell>
          <table:table-cell office:value-type="string">
            <text:p>SAÚDE COLETIVA <text:s text:c="35"/></text:p>
          </table:table-cell>
          <table:table-cell office:value-type="string">
            <text:p>Archives of Otolaryngology, Head &amp; Neck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816</text:p>
          </table:table-cell>
          <table:table-cell office:value-type="string">
            <text:p>SAÚDE COLETIVA <text:s text:c="35"/></text:p>
          </table:table-cell>
          <table:table-cell office:value-type="string">
            <text:p>Archives of Women's Mental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2896</text:p>
          </table:table-cell>
          <table:table-cell office:value-type="string">
            <text:p>SAÚDE COLETIVA <text:s text:c="35"/></text:p>
          </table:table-cell>
          <table:table-cell office:value-type="string">
            <text:p>Archivos de Bronconeumologí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244</text:p>
          </table:table-cell>
          <table:table-cell office:value-type="string">
            <text:p>SAÚDE COLETIVA <text:s text:c="35"/></text:p>
          </table:table-cell>
          <table:table-cell office:value-type="string">
            <text:p>Arquivo e Administr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SAÚDE COLETIVA <text:s text:c="35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SAÚDE COLETIVA <text:s text:c="35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SAÚDE COLETIVA <text:s text:c="35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52</text:p>
          </table:table-cell>
          <table:table-cell office:value-type="string">
            <text:p>SAÚDE COLETIVA <text:s text:c="35"/></text:p>
          </table:table-cell>
          <table:table-cell office:value-type="string">
            <text:p>Arquivos Brasileiros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692</text:p>
          </table:table-cell>
          <table:table-cell office:value-type="string">
            <text:p>SAÚDE COLETIVA <text:s text:c="35"/></text:p>
          </table:table-cell>
          <table:table-cell office:value-type="string">
            <text:p>Arquivos Brasileiros de Psicologia (Rio de Janeiro. 1979) (Cessou em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27</text:p>
          </table:table-cell>
          <table:table-cell office:value-type="string">
            <text:p>SAÚDE COLETIVA <text:s text:c="35"/></text:p>
          </table:table-cell>
          <table:table-cell office:value-type="string">
            <text:p>Arquivos Brasileiros de Psiquiatria, Neurologia e Medicina Legal (1999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73</text:p>
          </table:table-cell>
          <table:table-cell office:value-type="string">
            <text:p>SAÚDE COLETIVA <text:s text:c="35"/></text:p>
          </table:table-cell>
          <table:table-cell office:value-type="string">
            <text:p>Arquivos Catarinenses de Medicin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SAÚDE COLETIVA <text:s text:c="35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SAÚDE COLETIVA <text:s text:c="35"/></text:p>
          </table:table-cell>
          <table:table-cell office:value-type="string">
            <text:p>Arquivos de Ciências da Saúde (FAMER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03</text:p>
          </table:table-cell>
          <table:table-cell office:value-type="string">
            <text:p>SAÚDE COLETIVA <text:s text:c="35"/></text:p>
          </table:table-cell>
          <table:table-cell office:value-type="string">
            <text:p>Arquivos de Gastroenter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615</text:p>
          </table:table-cell>
          <table:table-cell office:value-type="string">
            <text:p>SAÚDE COLETIVA <text:s text:c="35"/></text:p>
          </table:table-cell>
          <table:table-cell office:value-type="string">
            <text:p>Arquivos de Geriatria e Ger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SAÚDE COLETIVA <text:s text:c="35"/></text:p>
          </table:table-cell>
          <table:table-cell office:value-type="string">
            <text:p>Arquivos de Neuro-Psiqu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620</text:p>
          </table:table-cell>
          <table:table-cell office:value-type="string">
            <text:p>SAÚDE COLETIVA <text:s text:c="35"/></text:p>
          </table:table-cell>
          <table:table-cell office:value-type="string">
            <text:p>Arquivos do Conselho Regional de Medicina do Par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SAÚDE COLETIVA <text:s text:c="35"/></text:p>
          </table:table-cell>
          <table:table-cell office:value-type="string">
            <text:p>Arquivos do Instituto Biológic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4508</text:p>
          </table:table-cell>
          <table:table-cell office:value-type="string">
            <text:p>SAÚDE COLETIVA <text:s text:c="35"/></text:p>
          </table:table-cell>
          <table:table-cell office:value-type="string">
            <text:p>Arquivos do Museu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01</text:p>
          </table:table-cell>
          <table:table-cell office:value-type="string">
            <text:p>SAÚDE COLETIVA <text:s text:c="35"/></text:p>
          </table:table-cell>
          <table:table-cell office:value-type="string">
            <text:p>Arquivos em Movimento (UFRJ. Impresso) (Cessou em 2005. Cont. ISSN 1809-9556 Arquivos em Movimento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72</text:p>
          </table:table-cell>
          <table:table-cell office:value-type="string">
            <text:p>SAÚDE COLETIVA <text:s text:c="35"/></text:p>
          </table:table-cell>
          <table:table-cell office:value-type="string">
            <text:p>Arquivos FO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18</text:p>
          </table:table-cell>
          <table:table-cell office:value-type="string">
            <text:p>SAÚDE COLETIVA <text:s text:c="35"/></text:p>
          </table:table-cell>
          <table:table-cell office:value-type="string">
            <text:p>Arquivos Médicos da Universidade Luterana d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92</text:p>
          </table:table-cell>
          <table:table-cell office:value-type="string">
            <text:p>SAÚDE COLETIVA <text:s text:c="35"/></text:p>
          </table:table-cell>
          <table:table-cell office:value-type="string">
            <text:p>Arquivos Médicos do ABC (Cessou em 2007. Cont. ISSN 1983-2451 Arquivos Brasileiros de Ciências da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67</text:p>
          </table:table-cell>
          <table:table-cell office:value-type="string">
            <text:p>SAÚDE COLETIVA <text:s text:c="35"/></text:p>
          </table:table-cell>
          <table:table-cell office:value-type="string">
            <text:p>Arquivos Médicos dos Hospitais e da Faculdade de Ciências Médicas da Santa Casa de São Paul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1-1320</text:p>
          </table:table-cell>
          <table:table-cell office:value-type="string">
            <text:p>SAÚDE COLETIVA <text:s text:c="35"/></text:p>
          </table:table-cell>
          <table:table-cell office:value-type="string">
            <text:p>Ars Cvrand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9249</text:p>
          </table:table-cell>
          <table:table-cell office:value-type="string">
            <text:p>SAÚDE COLETIVA <text:s text:c="35"/></text:p>
          </table:table-cell>
          <table:table-cell office:value-type="string">
            <text:p>Artefacto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SAÚDE COLETIVA <text:s text:c="35"/></text:p>
          </table:table-cell>
          <table:table-cell office:value-type="string">
            <text:p>Arthritis and Rheumat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4172</text:p>
          </table:table-cell>
          <table:table-cell office:value-type="string">
            <text:p>SAÚDE COLETIVA <text:s text:c="35"/></text:p>
          </table:table-cell>
          <table:table-cell office:value-type="string">
            <text:p>Arzneimittel-Forschu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6567</text:p>
          </table:table-cell>
          <table:table-cell office:value-type="string">
            <text:p>SAÚDE COLETIVA <text:s text:c="35"/></text:p>
          </table:table-cell>
          <table:table-cell office:value-type="string">
            <text:p>Atención Primaria (Barcelona. 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8946</text:p>
          </table:table-cell>
          <table:table-cell office:value-type="string">
            <text:p>SAÚDE COLETIVA <text:s text:c="35"/></text:p>
          </table:table-cell>
          <table:table-cell office:value-type="string">
            <text:p>Athenea Digi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SAÚDE COLETIVA <text:s text:c="35"/></text:p>
          </table:table-cell>
          <table:table-cell office:value-type="string">
            <text:p>Atherosclerosis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SAÚDE COLETIVA <text:s text:c="35"/></text:p>
          </table:table-cell>
          <table:table-cell office:value-type="string">
            <text:p>Atmospheric Environment (199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8146</text:p>
          </table:table-cell>
          <table:table-cell office:value-type="string">
            <text:p>SAÚDE COLETIVA <text:s text:c="35"/></text:p>
          </table:table-cell>
          <table:table-cell office:value-type="string">
            <text:p>Auris, Nasus, Larynx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658</text:p>
          </table:table-cell>
          <table:table-cell office:value-type="string">
            <text:p>SAÚDE COLETIVA <text:s text:c="35"/></text:p>
          </table:table-cell>
          <table:table-cell office:value-type="string">
            <text:p>Australian and New Zealand Journal of Crimi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9-1947</text:p>
          </table:table-cell>
          <table:table-cell office:value-type="string">
            <text:p>SAÚDE COLETIVA <text:s text:c="35"/></text:p>
          </table:table-cell>
          <table:table-cell office:value-type="string">
            <text:p>Australian Endodontic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SAÚDE COLETIVA <text:s text:c="35"/></text:p>
          </table:table-cell>
          <table:table-cell office:value-type="string">
            <text:p>Avaliação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SAÚDE COLETIVA <text:s text:c="35"/></text:p>
          </table:table-cell>
          <table:table-cell office:value-type="string">
            <text:p>Bahia Analise &amp; D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3X</text:p>
          </table:table-cell>
          <table:table-cell office:value-type="string">
            <text:p>SAÚDE COLETIVA <text:s text:c="35"/></text:p>
          </table:table-cell>
          <table:table-cell office:value-type="string">
            <text:p>BEPA. Boletim Epidemiológico Paulist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72</text:p>
          </table:table-cell>
          <table:table-cell office:value-type="string">
            <text:p>SAÚDE COLETIVA <text:s text:c="35"/></text:p>
          </table:table-cell>
          <table:table-cell office:value-type="string">
            <text:p>BEPA. Boletim Epidemiológico Paulist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85</text:p>
          </table:table-cell>
          <table:table-cell office:value-type="string">
            <text:p>SAÚDE COLETIVA <text:s text:c="35"/></text:p>
          </table:table-cell>
          <table:table-cell office:value-type="string">
            <text:p>BIB. Revista Brasileira de Informação Bibliográfica em Ciênci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5-2238</text:p>
          </table:table-cell>
          <table:table-cell office:value-type="string">
            <text:p>SAÚDE COLETIVA <text:s text:c="35"/></text:p>
          </table:table-cell>
          <table:table-cell office:value-type="string">
            <text:p>Biblioteca Las Cas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SAÚDE COLETIVA <text:s text:c="35"/></text:p>
          </table:table-cell>
          <table:table-cell office:value-type="string">
            <text:p>Biochemical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SAÚDE COLETIVA <text:s text:c="35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141</text:p>
          </table:table-cell>
          <table:table-cell office:value-type="string">
            <text:p>SAÚDE COLETIVA <text:s text:c="35"/></text:p>
          </table:table-cell>
          <table:table-cell office:value-type="string">
            <text:p>BioControl (Dordrech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SAÚDE COLETIVA <text:s text:c="35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8856</text:p>
          </table:table-cell>
          <table:table-cell office:value-type="string">
            <text:p>SAÚDE COLETIVA <text:s text:c="35"/></text:p>
          </table:table-cell>
          <table:table-cell office:value-type="string">
            <text:p>Bioetica Seleccion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07</text:p>
          </table:table-cell>
          <table:table-cell office:value-type="string">
            <text:p>SAÚDE COLETIVA <text:s text:c="35"/></text:p>
          </table:table-cell>
          <table:table-cell office:value-type="string">
            <text:p>Biological Conserv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9644</text:p>
          </table:table-cell>
          <table:table-cell office:value-type="string">
            <text:p>SAÚDE COLETIVA <text:s text:c="35"/></text:p>
          </table:table-cell>
          <table:table-cell office:value-type="string">
            <text:p>Biological Contro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511</text:p>
          </table:table-cell>
          <table:table-cell office:value-type="string">
            <text:p>SAÚDE COLETIVA <text:s text:c="35"/></text:p>
          </table:table-cell>
          <table:table-cell office:value-type="string">
            <text:p>Biological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SAÚDE COLETIVA <text:s text:c="35"/></text:p>
          </table:table-cell>
          <table:table-cell office:value-type="string">
            <text:p>Biological Trace Eleme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SAÚDE COLETIVA <text:s text:c="35"/></text:p>
          </table:table-cell>
          <table:table-cell office:value-type="string">
            <text:p>Biologicals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5X</text:p>
          </table:table-cell>
          <table:table-cell office:value-type="string">
            <text:p>SAÚDE COLETIVA <text:s text:c="35"/></text:p>
          </table:table-cell>
          <table:table-cell office:value-type="string">
            <text:p>Biomatemátic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SAÚDE COLETIVA <text:s text:c="35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SAÚDE COLETIVA <text:s text:c="35"/></text:p>
          </table:table-cell>
          <table:table-cell office:value-type="string">
            <text:p>Biota Neotropica (Edição em portuguê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11</text:p>
          </table:table-cell>
          <table:table-cell office:value-type="string">
            <text:p>SAÚDE COLETIVA <text:s text:c="35"/></text:p>
          </table:table-cell>
          <table:table-cell office:value-type="string">
            <text:p>Biota Neotropica (Online. Edição em Ingl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SAÚDE COLETIVA <text:s text:c="35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659</text:p>
          </table:table-cell>
          <table:table-cell office:value-type="string">
            <text:p>SAÚDE COLETIVA <text:s text:c="35"/></text:p>
          </table:table-cell>
          <table:table-cell office:value-type="string">
            <text:p>Birth (Berkeley, Calif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0752</text:p>
          </table:table-cell>
          <table:table-cell office:value-type="string">
            <text:p>SAÚDE COLETIVA <text:s text:c="35"/></text:p>
          </table:table-cell>
          <table:table-cell office:value-type="string">
            <text:p>Birth Defects Research. Clinical and Molecular Ter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12</text:p>
          </table:table-cell>
          <table:table-cell office:value-type="string">
            <text:p>SAÚDE COLETIVA <text:s text:c="35"/></text:p>
          </table:table-cell>
          <table:table-cell office:value-type="string">
            <text:p>BIS. Boletim do Instituto de Saú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0328</text:p>
          </table:table-cell>
          <table:table-cell office:value-type="string">
            <text:p>SAÚDE COLETIVA <text:s text:c="35"/></text:p>
          </table:table-cell>
          <table:table-cell office:value-type="string">
            <text:p>BJOG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796</text:p>
          </table:table-cell>
          <table:table-cell office:value-type="string">
            <text:p>SAÚDE COLETIVA <text:s text:c="35"/></text:p>
          </table:table-cell>
          <table:table-cell office:value-type="string">
            <text:p>Blood Cells, Molecules &amp;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SAÚDE COLETIVA <text:s text:c="35"/></text:p>
          </table:table-cell>
          <table:table-cell office:value-type="string">
            <text:p>BMC Cancer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18</text:p>
          </table:table-cell>
          <table:table-cell office:value-type="string">
            <text:p>SAÚDE COLETIVA <text:s text:c="35"/></text:p>
          </table:table-cell>
          <table:table-cell office:value-type="string">
            <text:p>BMC Geriatric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63</text:p>
          </table:table-cell>
          <table:table-cell office:value-type="string">
            <text:p>SAÚDE COLETIVA <text:s text:c="35"/></text:p>
          </table:table-cell>
          <table:table-cell office:value-type="string">
            <text:p>BMC Health Services Researc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72</text:p>
          </table:table-cell>
          <table:table-cell office:value-type="string">
            <text:p>SAÚDE COLETIVA <text:s text:c="35"/></text:p>
          </table:table-cell>
          <table:table-cell office:value-type="string">
            <text:p>BMC Immun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34</text:p>
          </table:table-cell>
          <table:table-cell office:value-type="string">
            <text:p>SAÚDE COLETIVA <text:s text:c="35"/></text:p>
          </table:table-cell>
          <table:table-cell office:value-type="string">
            <text:p>BMC Infectious Diseas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88</text:p>
          </table:table-cell>
          <table:table-cell office:value-type="string">
            <text:p>SAÚDE COLETIVA <text:s text:c="35"/></text:p>
          </table:table-cell>
          <table:table-cell office:value-type="string">
            <text:p>BMC Medical Research Method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7015</text:p>
          </table:table-cell>
          <table:table-cell office:value-type="string">
            <text:p>SAÚDE COLETIVA <text:s text:c="35"/></text:p>
          </table:table-cell>
          <table:table-cell office:value-type="string">
            <text:p>BMC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93</text:p>
          </table:table-cell>
          <table:table-cell office:value-type="string">
            <text:p>SAÚDE COLETIVA <text:s text:c="35"/></text:p>
          </table:table-cell>
          <table:table-cell office:value-type="string">
            <text:p>BMC Pregnancy and Childbirt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4X</text:p>
          </table:table-cell>
          <table:table-cell office:value-type="string">
            <text:p>SAÚDE COLETIVA <text:s text:c="35"/></text:p>
          </table:table-cell>
          <table:table-cell office:value-type="string">
            <text:p>BMC Psychiatr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58</text:p>
          </table:table-cell>
          <table:table-cell office:value-type="string">
            <text:p>SAÚDE COLETIVA <text:s text:c="35"/></text:p>
          </table:table-cell>
          <table:table-cell office:value-type="string">
            <text:p>BMC Public Healt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66</text:p>
          </table:table-cell>
          <table:table-cell office:value-type="string">
            <text:p>SAÚDE COLETIVA <text:s text:c="35"/></text:p>
          </table:table-cell>
          <table:table-cell office:value-type="string">
            <text:p>BMC Pulmonary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535X</text:p>
          </table:table-cell>
          <table:table-cell office:value-type="string">
            <text:p>SAÚDE COLETIVA <text:s text:c="35"/></text:p>
          </table:table-cell>
          <table:table-cell office:value-type="string">
            <text:p>BMJ. British Medic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46</text:p>
          </table:table-cell>
          <table:table-cell office:value-type="string">
            <text:p>SAÚDE COLETIVA <text:s text:c="35"/></text:p>
          </table:table-cell>
          <table:table-cell office:value-type="string">
            <text:p>BMJ. British Medical Journal (International ed.) (Cessou em 2008. Fundiu-se com ISSN 0959-535X BMJ. British Medical Journal e ISSN 1759-2151 BMJ (Overseas and Retired Dctors ed.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243</text:p>
          </table:table-cell>
          <table:table-cell office:value-type="string">
            <text:p>SAÚDE COLETIVA <text:s text:c="35"/></text:p>
          </table:table-cell>
          <table:table-cell office:value-type="string">
            <text:p>Boletim ABRAS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848</text:p>
          </table:table-cell>
          <table:table-cell office:value-type="string">
            <text:p>SAÚDE COLETIVA <text:s text:c="35"/></text:p>
          </table:table-cell>
          <table:table-cell office:value-type="string">
            <text:p>Boletim da Associação Brasileira de Educação Mé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001</text:p>
          </table:table-cell>
          <table:table-cell office:value-type="string">
            <text:p>SAÚDE COLETIVA <text:s text:c="35"/></text:p>
          </table:table-cell>
          <table:table-cell office:value-type="string">
            <text:p>Boletim da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303</text:p>
          </table:table-cell>
          <table:table-cell office:value-type="string">
            <text:p>SAÚDE COLETIVA <text:s text:c="35"/></text:p>
          </table:table-cell>
          <table:table-cell office:value-type="string">
            <text:p>Boletim de Iniciação Científica em Psi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73</text:p>
          </table:table-cell>
          <table:table-cell office:value-type="string">
            <text:p>SAÚDE COLETIVA <text:s text:c="35"/></text:p>
          </table:table-cell>
          <table:table-cell office:value-type="string">
            <text:p>Boletim do Grupo de Estudos das Cardiopatias na Gravidez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121</text:p>
          </table:table-cell>
          <table:table-cell office:value-type="string">
            <text:p>SAÚDE COLETIVA <text:s text:c="35"/></text:p>
          </table:table-cell>
          <table:table-cell office:value-type="string">
            <text:p>Boletim do Museu de Biologia Mello Leit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159</text:p>
          </table:table-cell>
          <table:table-cell office:value-type="string">
            <text:p>SAÚDE COLETIVA <text:s text:c="35"/></text:p>
          </table:table-cell>
          <table:table-cell office:value-type="string">
            <text:p>Boletim Epidemiológico AI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12</text:p>
          </table:table-cell>
          <table:table-cell office:value-type="string">
            <text:p>SAÚDE COLETIVA <text:s text:c="35"/></text:p>
          </table:table-cell>
          <table:table-cell office:value-type="string">
            <text:p>Boletim Informativo (Sociedade Brasileira de Zoolog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0632</text:p>
          </table:table-cell>
          <table:table-cell office:value-type="string">
            <text:p>SAÚDE COLETIVA <text:s text:c="35"/></text:p>
          </table:table-cell>
          <table:table-cell office:value-type="string">
            <text:p>Boletín de la Oficina Sanitaria Panamericana. (Cessou em 1996. Cont. 1020-4989 Revista Panamericana de Salud Públic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0-4648</text:p>
          </table:table-cell>
          <table:table-cell office:value-type="string">
            <text:p>SAÚDE COLETIVA <text:s text:c="35"/></text:p>
          </table:table-cell>
          <table:table-cell office:value-type="string">
            <text:p>Boletin de Malariologia y Salud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3282</text:p>
          </table:table-cell>
          <table:table-cell office:value-type="string">
            <text:p>SAÚDE COLETIVA <text:s text:c="35"/></text:p>
          </table:table-cell>
          <table:table-cell office:value-type="string">
            <text:p>Bon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369</text:p>
          </table:table-cell>
          <table:table-cell office:value-type="string">
            <text:p>SAÚDE COLETIVA <text:s text:c="35"/></text:p>
          </table:table-cell>
          <table:table-cell office:value-type="string">
            <text:p>Bone Marrow Transplantation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91</text:p>
          </table:table-cell>
          <table:table-cell office:value-type="string">
            <text:p>SAÚDE COLETIVA <text:s text:c="35"/></text:p>
          </table:table-cell>
          <table:table-cell office:value-type="string">
            <text:p>Brain, Behavior, and Immun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288</text:p>
          </table:table-cell>
          <table:table-cell office:value-type="string">
            <text:p>SAÚDE COLETIVA <text:s text:c="35"/></text:p>
          </table:table-cell>
          <table:table-cell office:value-type="string">
            <text:p>Brasil em Números (1992. Impresso) (Cessou em 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SAÚDE COLETIVA <text:s text:c="35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SAÚDE COLETIVA <text:s text:c="35"/></text:p>
          </table:table-cell>
          <table:table-cell office:value-type="string">
            <text:p>Brazilian Journal of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741</text:p>
          </table:table-cell>
          <table:table-cell office:value-type="string">
            <text:p>SAÚDE COLETIVA <text:s text:c="35"/></text:p>
          </table:table-cell>
          <table:table-cell office:value-type="string">
            <text:p>Brazilian Journal of Cardiovascular Surger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SAÚDE COLETIVA <text:s text:c="35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SAÚDE COLETIVA <text:s text:c="35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SAÚDE COLETIVA <text:s text:c="35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SAÚDE COLETIVA <text:s text:c="35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SAÚDE COLETIVA <text:s text:c="35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SAÚDE COLETIVA <text:s text:c="35"/></text:p>
          </table:table-cell>
          <table:table-cell office:value-type="string">
            <text:p>Brazilian Oral Research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06</text:p>
          </table:table-cell>
          <table:table-cell office:value-type="string">
            <text:p>SAÚDE COLETIVA <text:s text:c="35"/></text:p>
          </table:table-cell>
          <table:table-cell office:value-type="string">
            <text:p>Breast Cancer Research and Treat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20</text:p>
          </table:table-cell>
          <table:table-cell office:value-type="string">
            <text:p>SAÚDE COLETIVA <text:s text:c="35"/></text:p>
          </table:table-cell>
          <table:table-cell office:value-type="string">
            <text:p>British Journal of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3529</text:p>
          </table:table-cell>
          <table:table-cell office:value-type="string">
            <text:p>SAÚDE COLETIVA <text:s text:c="35"/></text:p>
          </table:table-cell>
          <table:table-cell office:value-type="string">
            <text:p>British Journal of Crimin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63</text:p>
          </table:table-cell>
          <table:table-cell office:value-type="string">
            <text:p>SAÚDE COLETIVA <text:s text:c="35"/></text:p>
          </table:table-cell>
          <table:table-cell office:value-type="string">
            <text:p>British Journal of Dermatology (1951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SAÚDE COLETIVA <text:s text:c="35"/></text:p>
          </table:table-cell>
          <table:table-cell office:value-type="string">
            <text:p>British Journal of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686</text:p>
          </table:table-cell>
          <table:table-cell office:value-type="string">
            <text:p>SAÚDE COLETIVA <text:s text:c="35"/></text:p>
          </table:table-cell>
          <table:table-cell office:value-type="string">
            <text:p>British Journal of Obstetrics and Gynaecology. Suppl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61</text:p>
          </table:table-cell>
          <table:table-cell office:value-type="string">
            <text:p>SAÚDE COLETIVA <text:s text:c="35"/></text:p>
          </table:table-cell>
          <table:table-cell office:value-type="string">
            <text:p>British Journal of Ophthalm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SAÚDE COLETIVA <text:s text:c="35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50</text:p>
          </table:table-cell>
          <table:table-cell office:value-type="string">
            <text:p>SAÚDE COLETIVA <text:s text:c="35"/></text:p>
          </table:table-cell>
          <table:table-cell office:value-type="string">
            <text:p>British Journal of Psychia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0-4381</text:p>
          </table:table-cell>
          <table:table-cell office:value-type="string">
            <text:p>SAÚDE COLETIVA <text:s text:c="35"/></text:p>
          </table:table-cell>
          <table:table-cell office:value-type="string">
            <text:p>Build (Wellingt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085</text:p>
          </table:table-cell>
          <table:table-cell office:value-type="string">
            <text:p>SAÚDE COLETIVA <text:s text:c="35"/></text:p>
          </table:table-cell>
          <table:table-cell office:value-type="string">
            <text:p>Bulletin de la Société de Pathologie Exotiqu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SAÚDE COLETIVA <text:s text:c="35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240</text:p>
          </table:table-cell>
          <table:table-cell office:value-type="string">
            <text:p>SAÚDE COLETIVA <text:s text:c="35"/></text:p>
          </table:table-cell>
          <table:table-cell office:value-type="string">
            <text:p>Bulletin of Mathematica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SAÚDE COLETIVA <text:s text:c="35"/></text:p>
          </table:table-cell>
          <table:table-cell office:value-type="string">
            <text:p>Bulletin of the World Health Organiz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9758</text:p>
          </table:table-cell>
          <table:table-cell office:value-type="string">
            <text:p>SAÚDE COLETIVA <text:s text:c="35"/></text:p>
          </table:table-cell>
          <table:table-cell office:value-type="string">
            <text:p>Bulletin of Tropical Medicine and International Health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SAÚDE COLETIVA <text:s text:c="35"/></text:p>
          </table:table-cell>
          <table:table-cell office:value-type="string">
            <text:p>Caderno CRH (UFB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SAÚDE COLETIVA <text:s text:c="35"/></text:p>
          </table:table-cell>
          <table:table-cell office:value-type="string">
            <text:p>Caderno da Assistênci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47</text:p>
          </table:table-cell>
          <table:table-cell office:value-type="string">
            <text:p>SAÚDE COLETIVA <text:s text:c="35"/></text:p>
          </table:table-cell>
          <table:table-cell office:value-type="string">
            <text:p>Caderno de Pesquisas em Administração (USP) (Cessou em 2005. Cont. ISSN 1809-2276 REGE. Revista de Gestão 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865</text:p>
          </table:table-cell>
          <table:table-cell office:value-type="string">
            <text:p>SAÚDE COLETIVA <text:s text:c="35"/></text:p>
          </table:table-cell>
          <table:table-cell office:value-type="string">
            <text:p>Cadernos - Faculdades Integradas Sao Camilo (Cessou em 1997. Cont. ISSN 1980-329X Cadernos - Centro Universitário São Cami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SAÚDE COLETIVA <text:s text:c="35"/></text:p>
          </table:table-cell>
          <table:table-cell office:value-type="string">
            <text:p>Cadernos Camillian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31</text:p>
          </table:table-cell>
          <table:table-cell office:value-type="string">
            <text:p>SAÚDE COLETIVA <text:s text:c="35"/></text:p>
          </table:table-cell>
          <table:table-cell office:value-type="string">
            <text:p>Cadernos da AB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852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Ensaios e Pesquisas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58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Estudos - Secretaria de Avaliação e Gestão da Inform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93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Estudos Avanç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272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Ética em Pesquis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133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Formação Cult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74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Pesquisa (Fundação Carlos Chaga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727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Pesquisa (UF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285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Pesquisa (UNIRIO) (Cessou em 2001. Cont. ISSN 1809-6107 Revista de Pesquisa: Cuidado é Fundamental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295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Psicanálise (Círculo Psicanalítico/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51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Psicanálise (Rio de Janeiro. 1982) (Cessou em 199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17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Psicologia Social do Trabalh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Saúde Pública (EN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931</text:p>
          </table:table-cell>
          <table:table-cell office:value-type="string">
            <text:p>SAÚDE COLETIVA <text:s text:c="35"/></text:p>
          </table:table-cell>
          <table:table-cell office:value-type="string">
            <text:p>Cadernos de Terapia Ocupacional da UFSC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SAÚDE COLETIVA <text:s text:c="35"/></text:p>
          </table:table-cell>
          <table:table-cell office:value-type="string">
            <text:p>Cadernos do CEAM (Un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SAÚDE COLETIVA <text:s text:c="35"/></text:p>
          </table:table-cell>
          <table:table-cell office:value-type="string">
            <text:p>Cadernos EBAPE.BR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93</text:p>
          </table:table-cell>
          <table:table-cell office:value-type="string">
            <text:p>SAÚDE COLETIVA <text:s text:c="35"/></text:p>
          </table:table-cell>
          <table:table-cell office:value-type="string">
            <text:p>Cadernos ESP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3X</text:p>
          </table:table-cell>
          <table:table-cell office:value-type="string">
            <text:p>SAÚDE COLETIVA <text:s text:c="35"/></text:p>
          </table:table-cell>
          <table:table-cell office:value-type="string">
            <text:p>Cadernos IHU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SAÚDE COLETIVA <text:s text:c="35"/></text:p>
          </table:table-cell>
          <table:table-cell office:value-type="string">
            <text:p>Cadernos IHU em Formação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SAÚDE COLETIVA <text:s text:c="35"/></text:p>
          </table:table-cell>
          <table:table-cell office:value-type="string">
            <text:p>Cadernos IHU Idéias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60</text:p>
          </table:table-cell>
          <table:table-cell office:value-type="string">
            <text:p>SAÚDE COLETIVA <text:s text:c="35"/></text:p>
          </table:table-cell>
          <table:table-cell office:value-type="string">
            <text:p>Cadernos IPUB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SAÚDE COLETIVA <text:s text:c="35"/></text:p>
          </table:table-cell>
          <table:table-cell office:value-type="string">
            <text:p>Cadernos Pagu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47</text:p>
          </table:table-cell>
          <table:table-cell office:value-type="string">
            <text:p>SAÚDE COLETIVA <text:s text:c="35"/></text:p>
          </table:table-cell>
          <table:table-cell office:value-type="string">
            <text:p>Cadernos PRODEMAN d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117</text:p>
          </table:table-cell>
          <table:table-cell office:value-type="string">
            <text:p>SAÚDE COLETIVA <text:s text:c="35"/></text:p>
          </table:table-cell>
          <table:table-cell office:value-type="string">
            <text:p>Cadernos RH Sau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SAÚDE COLETIVA <text:s text:c="35"/></text:p>
          </table:table-cell>
          <table:table-cell office:value-type="string">
            <text:p>Cadernos Saúde Coletiv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587</text:p>
          </table:table-cell>
          <table:table-cell office:value-type="string">
            <text:p>SAÚDE COLETIVA <text:s text:c="35"/></text:p>
          </table:table-cell>
          <table:table-cell office:value-type="string">
            <text:p>Cadernos Técnicos (AU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590</text:p>
          </table:table-cell>
          <table:table-cell office:value-type="string">
            <text:p>SAÚDE COLETIVA <text:s text:c="35"/></text:p>
          </table:table-cell>
          <table:table-cell office:value-type="string">
            <text:p>Cadernos Teologia Públic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9995</text:p>
          </table:table-cell>
          <table:table-cell office:value-type="string">
            <text:p>SAÚDE COLETIVA <text:s text:c="35"/></text:p>
          </table:table-cell>
          <table:table-cell office:value-type="string">
            <text:p>Cahiers de Sociologie et de Démographie Médic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0-9141</text:p>
          </table:table-cell>
          <table:table-cell office:value-type="string">
            <text:p>SAÚDE COLETIVA <text:s text:c="35"/></text:p>
          </table:table-cell>
          <table:table-cell office:value-type="string">
            <text:p>Cahiers du Centre de Recherches Historiqu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SAÚDE COLETIVA <text:s text:c="35"/></text:p>
          </table:table-cell>
          <table:table-cell office:value-type="string">
            <text:p>Caminhos de Geografia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38</text:p>
          </table:table-cell>
          <table:table-cell office:value-type="string">
            <text:p>SAÚDE COLETIVA <text:s text:c="35"/></text:p>
          </table:table-cell>
          <table:table-cell office:value-type="string">
            <text:p>Campos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47X</text:p>
          </table:table-cell>
          <table:table-cell office:value-type="string">
            <text:p>SAÚDE COLETIVA <text:s text:c="35"/></text:p>
          </table:table-cell>
          <table:table-cell office:value-type="string">
            <text:p>Canadian Entomologi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8-282X</text:p>
          </table:table-cell>
          <table:table-cell office:value-type="string">
            <text:p>SAÚDE COLETIVA <text:s text:c="35"/></text:p>
          </table:table-cell>
          <table:table-cell office:value-type="string">
            <text:p>Canadian Journal of Car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9-5724</text:p>
          </table:table-cell>
          <table:table-cell office:value-type="string">
            <text:p>SAÚDE COLETIVA <text:s text:c="35"/></text:p>
          </table:table-cell>
          <table:table-cell office:value-type="string">
            <text:p>Canadian Journal of Stati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SAÚDE COLETIVA <text:s text:c="35"/></text:p>
          </table:table-cell>
          <table:table-cell office:value-type="string">
            <text:p>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9965</text:p>
          </table:table-cell>
          <table:table-cell office:value-type="string">
            <text:p>SAÚDE COLETIVA <text:s text:c="35"/></text:p>
          </table:table-cell>
          <table:table-cell office:value-type="string">
            <text:p>Cancer Epidemiology, Biomarkers &amp; Preven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608</text:p>
          </table:table-cell>
          <table:table-cell office:value-type="string">
            <text:p>SAÚDE COLETIVA <text:s text:c="35"/></text:p>
          </table:table-cell>
          <table:table-cell office:value-type="string">
            <text:p>Cancer Genetics and Cyto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046</text:p>
          </table:table-cell>
          <table:table-cell office:value-type="string">
            <text:p>SAÚDE COLETIVA <text:s text:c="35"/></text:p>
          </table:table-cell>
          <table:table-cell office:value-type="string">
            <text:p>Câncer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9351</text:p>
          </table:table-cell>
          <table:table-cell office:value-type="string">
            <text:p>SAÚDE COLETIVA <text:s text:c="35"/></text:p>
          </table:table-cell>
          <table:table-cell office:value-type="string">
            <text:p>Cancer Infor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334</text:p>
          </table:table-cell>
          <table:table-cell office:value-type="string">
            <text:p>SAÚDE COLETIVA <text:s text:c="35"/></text:p>
          </table:table-cell>
          <table:table-cell office:value-type="string">
            <text:p>Carcinogenesi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7120</text:p>
          </table:table-cell>
          <table:table-cell office:value-type="string">
            <text:p>SAÚDE COLETIVA <text:s text:c="35"/></text:p>
          </table:table-cell>
          <table:table-cell office:value-type="string">
            <text:p>Cardiovascular Ultrasoun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SAÚDE COLETIVA <text:s text:c="35"/></text:p>
          </table:table-cell>
          <table:table-cell office:value-type="string">
            <text:p>Carie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722</text:p>
          </table:table-cell>
          <table:table-cell office:value-type="string">
            <text:p>SAÚDE COLETIVA <text:s text:c="35"/></text:p>
          </table:table-cell>
          <table:table-cell office:value-type="string">
            <text:p>Cell Prolifer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3-1024</text:p>
          </table:table-cell>
          <table:table-cell office:value-type="string">
            <text:p>SAÚDE COLETIVA <text:s text:c="35"/></text:p>
          </table:table-cell>
          <table:table-cell office:value-type="string">
            <text:p>Cephalalgia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0352</text:p>
          </table:table-cell>
          <table:table-cell office:value-type="string">
            <text:p>SAÚDE COLETIVA <text:s text:c="35"/></text:p>
          </table:table-cell>
          <table:table-cell office:value-type="string">
            <text:p>Cere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SAÚDE COLETIVA <text:s text:c="35"/></text:p>
          </table:table-cell>
          <table:table-cell office:value-type="string">
            <text:p>CERNE (UF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7X</text:p>
          </table:table-cell>
          <table:table-cell office:value-type="string">
            <text:p>SAÚDE COLETIVA <text:s text:c="35"/></text:p>
          </table:table-cell>
          <table:table-cell office:value-type="string">
            <text:p>Check List (São Paul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8443</text:p>
          </table:table-cell>
          <table:table-cell office:value-type="string">
            <text:p>SAÚDE COLETIVA <text:s text:c="35"/></text:p>
          </table:table-cell>
          <table:table-cell office:value-type="string">
            <text:p>Chelonian Conservation and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0-7187</text:p>
          </table:table-cell>
          <table:table-cell office:value-type="string">
            <text:p>SAÚDE COLETIVA <text:s text:c="35"/></text:p>
          </table:table-cell>
          <table:table-cell office:value-type="string">
            <text:p>Chemmedchem (Interne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SAÚDE COLETIVA <text:s text:c="35"/></text:p>
          </table:table-cell>
          <table:table-cell office:value-type="string">
            <text:p>Chemosphere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92</text:p>
          </table:table-cell>
          <table:table-cell office:value-type="string">
            <text:p>SAÚDE COLETIVA <text:s text:c="35"/></text:p>
          </table:table-cell>
          <table:table-cell office:value-type="string">
            <text:p>Chest (American College of Chest Physician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357X</text:p>
          </table:table-cell>
          <table:table-cell office:value-type="string">
            <text:p>SAÚDE COLETIVA <text:s text:c="35"/></text:p>
          </table:table-cell>
          <table:table-cell office:value-type="string">
            <text:p>Child and Adolescent Mental Healt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7040</text:p>
          </table:table-cell>
          <table:table-cell office:value-type="string">
            <text:p>SAÚDE COLETIVA <text:s text:c="35"/></text:p>
          </table:table-cell>
          <table:table-cell office:value-type="string">
            <text:p>Child's Nervous Syste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0528</text:p>
          </table:table-cell>
          <table:table-cell office:value-type="string">
            <text:p>SAÚDE COLETIVA <text:s text:c="35"/></text:p>
          </table:table-cell>
          <table:table-cell office:value-type="string">
            <text:p>Chronobiolog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182</text:p>
          </table:table-cell>
          <table:table-cell office:value-type="string">
            <text:p>SAÚDE COLETIVA <text:s text:c="35"/></text:p>
          </table:table-cell>
          <table:table-cell office:value-type="string">
            <text:p>Chungara (Arica,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356</text:p>
          </table:table-cell>
          <table:table-cell office:value-type="string">
            <text:p>SAÚDE COLETIVA <text:s text:c="35"/></text:p>
          </table:table-cell>
          <table:table-cell office:value-type="string">
            <text:p>Chungara (Arica. 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SAÚDE COLETIVA <text:s text:c="35"/></text:p>
          </table:table-cell>
          <table:table-cell office:value-type="string">
            <text:p>Ciência &amp; Saúde Coletiv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449</text:p>
          </table:table-cell>
          <table:table-cell office:value-type="string">
            <text:p>SAÚDE COLETIVA <text:s text:c="35"/></text:p>
          </table:table-cell>
          <table:table-cell office:value-type="string">
            <text:p>Ciencia &amp; Trabajo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0306</text:p>
          </table:table-cell>
          <table:table-cell office:value-type="string">
            <text:p>SAÚDE COLETIVA <text:s text:c="35"/></text:p>
          </table:table-cell>
          <table:table-cell office:value-type="string">
            <text:p>Ciencia &amp; Trabajo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SAÚDE COLETIVA <text:s text:c="35"/></text:p>
          </table:table-cell>
          <table:table-cell office:value-type="string">
            <text:p>Ciência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29</text:p>
          </table:table-cell>
          <table:table-cell office:value-type="string">
            <text:p>SAÚDE COLETIVA <text:s text:c="35"/></text:p>
          </table:table-cell>
          <table:table-cell office:value-type="string">
            <text:p>Ciência e Cultura (Barre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SAÚDE COLETIVA <text:s text:c="35"/></text:p>
          </table:table-cell>
          <table:table-cell office:value-type="string">
            <text:p>Ciência e Educação (UNE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SAÚDE COLETIVA <text:s text:c="35"/></text:p>
          </table:table-cell>
          <table:table-cell office:value-type="string">
            <text:p>Ciência e N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SAÚDE COLETIVA <text:s text:c="35"/></text:p>
          </table:table-cell>
          <table:table-cell office:value-type="string">
            <text:p>Ciência e Saúde Cole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SAÚDE COLETIVA <text:s text:c="35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SAÚDE COLETIVA <text:s text:c="35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54</text:p>
          </table:table-cell>
          <table:table-cell office:value-type="string">
            <text:p>SAÚDE COLETIVA <text:s text:c="35"/></text:p>
          </table:table-cell>
          <table:table-cell office:value-type="string">
            <text:p>Ciencia Hoje das Crianç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SAÚDE COLETIVA <text:s text:c="35"/></text:p>
          </table:table-cell>
          <table:table-cell office:value-type="string">
            <text:p>Ciência Odontológica Brasil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SAÚDE COLETIVA <text:s text:c="35"/></text:p>
          </table:table-cell>
          <table:table-cell office:value-type="string">
            <text:p>Ciência Rural (UFSM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122</text:p>
          </table:table-cell>
          <table:table-cell office:value-type="string">
            <text:p>SAÚDE COLETIVA <text:s text:c="35"/></text:p>
          </table:table-cell>
          <table:table-cell office:value-type="string">
            <text:p>Ciencia y Tecnología Alimenta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SAÚDE COLETIVA <text:s text:c="35"/></text:p>
          </table:table-cell>
          <table:table-cell office:value-type="string">
            <text:p>Ciência, Cuidado &amp;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SAÚDE COLETIVA <text:s text:c="35"/></text:p>
          </table:table-cell>
          <table:table-cell office:value-type="string">
            <text:p>Ciências &amp; Cogniçã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SAÚDE COLETIVA <text:s text:c="35"/></text:p>
          </table:table-cell>
          <table:table-cell office:value-type="string">
            <text:p>Ciências Sociais Unisi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63</text:p>
          </table:table-cell>
          <table:table-cell office:value-type="string">
            <text:p>SAÚDE COLETIVA <text:s text:c="35"/></text:p>
          </table:table-cell>
          <table:table-cell office:value-type="string">
            <text:p>Ciencias Sociales y Religión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22</text:p>
          </table:table-cell>
          <table:table-cell office:value-type="string">
            <text:p>SAÚDE COLETIVA <text:s text:c="35"/></text:p>
          </table:table-cell>
          <table:table-cell office:value-type="string">
            <text:p>Circulation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9843</text:p>
          </table:table-cell>
          <table:table-cell office:value-type="string">
            <text:p>SAÚDE COLETIVA <text:s text:c="35"/></text:p>
          </table:table-cell>
          <table:table-cell office:value-type="string">
            <text:p>Circulation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866</text:p>
          </table:table-cell>
          <table:table-cell office:value-type="string">
            <text:p>SAÚDE COLETIVA <text:s text:c="35"/></text:p>
          </table:table-cell>
          <table:table-cell office:value-type="string">
            <text:p>Climatização (Cessou em 2004. Cont. ISSN 1678-684X Tecnologia da Refrigeraç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SAÚDE COLETIVA <text:s text:c="35"/></text:p>
          </table:table-cell>
          <table:table-cell office:value-type="string">
            <text:p>Clin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SAÚDE COLETIVA <text:s text:c="35"/></text:p>
          </table:table-cell>
          <table:table-cell office:value-type="string">
            <text:p>Clínica Veteriná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9725</text:p>
          </table:table-cell>
          <table:table-cell office:value-type="string">
            <text:p>SAÚDE COLETIVA <text:s text:c="35"/></text:p>
          </table:table-cell>
          <table:table-cell office:value-type="string">
            <text:p>Clinical &amp; Experimental Allergy Review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412X</text:p>
          </table:table-cell>
          <table:table-cell office:value-type="string">
            <text:p>SAÚDE COLETIVA <text:s text:c="35"/></text:p>
          </table:table-cell>
          <table:table-cell office:value-type="string">
            <text:p>Clinical and Diagnostic Laboratory Immunology (Cessou em 2005. Cont. ISSN 1556-6811 Clinical and Vaccine Immun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7894</text:p>
          </table:table-cell>
          <table:table-cell office:value-type="string">
            <text:p>SAÚDE COLETIVA <text:s text:c="35"/></text:p>
          </table:table-cell>
          <table:table-cell office:value-type="string">
            <text:p>Clinical and Experimental Aller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SAÚDE COLETIVA <text:s text:c="35"/></text:p>
          </table:table-cell>
          <table:table-cell office:value-type="string">
            <text:p>Clinical and Experimental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56X</text:p>
          </table:table-cell>
          <table:table-cell office:value-type="string">
            <text:p>SAÚDE COLETIVA <text:s text:c="35"/></text:p>
          </table:table-cell>
          <table:table-cell office:value-type="string">
            <text:p>Clinical and Experimental Rheumatolog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79X</text:p>
          </table:table-cell>
          <table:table-cell office:value-type="string">
            <text:p>SAÚDE COLETIVA <text:s text:c="35"/></text:p>
          </table:table-cell>
          <table:table-cell office:value-type="string">
            <text:p>Clinical and Vaccine Immun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SAÚDE COLETIVA <text:s text:c="35"/></text:p>
          </table:table-cell>
          <table:table-cell office:value-type="string">
            <text:p>Clinical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432</text:p>
          </table:table-cell>
          <table:table-cell office:value-type="string">
            <text:p>SAÚDE COLETIVA <text:s text:c="35"/></text:p>
          </table:table-cell>
          <table:table-cell office:value-type="string">
            <text:p>Clinical Cancer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621</text:p>
          </table:table-cell>
          <table:table-cell office:value-type="string">
            <text:p>SAÚDE COLETIVA <text:s text:c="35"/></text:p>
          </table:table-cell>
          <table:table-cell office:value-type="string">
            <text:p>Clinical Chemistry and Laboratory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0028</text:p>
          </table:table-cell>
          <table:table-cell office:value-type="string">
            <text:p>SAÚDE COLETIVA <text:s text:c="35"/></text:p>
          </table:table-cell>
          <table:table-cell office:value-type="string">
            <text:p>Clinical Colorectal Canc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2265</text:p>
          </table:table-cell>
          <table:table-cell office:value-type="string">
            <text:p>SAÚDE COLETIVA <text:s text:c="35"/></text:p>
          </table:table-cell>
          <table:table-cell office:value-type="string">
            <text:p>Clinical Endocrinology (Oxford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664</text:p>
          </table:table-cell>
          <table:table-cell office:value-type="string">
            <text:p>SAÚDE COLETIVA <text:s text:c="35"/></text:p>
          </table:table-cell>
          <table:table-cell office:value-type="string">
            <text:p>Clinical Endocrin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115</text:p>
          </table:table-cell>
          <table:table-cell office:value-type="string">
            <text:p>SAÚDE COLETIVA <text:s text:c="35"/></text:p>
          </table:table-cell>
          <table:table-cell office:value-type="string">
            <text:p>Clinical Gerontologis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SAÚDE COLETIVA <text:s text:c="35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8-1181</text:p>
          </table:table-cell>
          <table:table-cell office:value-type="string">
            <text:p>SAÚDE COLETIVA <text:s text:c="35"/></text:p>
          </table:table-cell>
          <table:table-cell office:value-type="string">
            <text:p>Clinical Medicine: Pa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SAÚDE COLETIVA <text:s text:c="35"/></text:p>
          </table:table-cell>
          <table:table-cell office:value-type="string">
            <text:p>Clinical Microbiology and Inf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512</text:p>
          </table:table-cell>
          <table:table-cell office:value-type="string">
            <text:p>SAÚDE COLETIVA <text:s text:c="35"/></text:p>
          </table:table-cell>
          <table:table-cell office:value-type="string">
            <text:p>Clinical Microbiolog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30</text:p>
          </table:table-cell>
          <table:table-cell office:value-type="string">
            <text:p>SAÚDE COLETIVA <text:s text:c="35"/></text:p>
          </table:table-cell>
          <table:table-cell office:value-type="string">
            <text:p>Clinical Neph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762</text:p>
          </table:table-cell>
          <table:table-cell office:value-type="string">
            <text:p>SAÚDE COLETIVA <text:s text:c="35"/></text:p>
          </table:table-cell>
          <table:table-cell office:value-type="string">
            <text:p>Clinical Nuclear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SAÚDE COLETIVA <text:s text:c="35"/></text:p>
          </table:table-cell>
          <table:table-cell office:value-type="string">
            <text:p>Clinical Nutrition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6981</text:p>
          </table:table-cell>
          <table:table-cell office:value-type="string">
            <text:p>SAÚDE COLETIVA <text:s text:c="35"/></text:p>
          </table:table-cell>
          <table:table-cell office:value-type="string">
            <text:p>Clinical Oral Investig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0179</text:p>
          </table:table-cell>
          <table:table-cell office:value-type="string">
            <text:p>SAÚDE COLETIVA <text:s text:c="35"/></text:p>
          </table:table-cell>
          <table:table-cell office:value-type="string">
            <text:p>Clinical Practice and Epidemiology in Mental Healt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SAÚDE COLETIVA <text:s text:c="35"/></text:p>
          </table:table-cell>
          <table:table-cell office:value-type="string">
            <text:p>Clinical Rheumatology (Printe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SAÚDE COLETIVA <text:s text:c="35"/></text:p>
          </table:table-cell>
          <table:table-cell office:value-type="string">
            <text:p>Clinical Science (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63</text:p>
          </table:table-cell>
          <table:table-cell office:value-type="string">
            <text:p>SAÚDE COLETIVA <text:s text:c="35"/></text:p>
          </table:table-cell>
          <table:table-cell office:value-type="string">
            <text:p>Clinical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SAÚDE COLETIVA <text:s text:c="35"/></text:p>
          </table:table-cell>
          <table:table-cell office:value-type="string">
            <text:p>Clinics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SAÚDE COLETIVA <text:s text:c="35"/></text:p>
          </table:table-cell>
          <table:table-cell office:value-type="string">
            <text:p>CNS Spectru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493X</text:p>
          </table:table-cell>
          <table:table-cell office:value-type="string">
            <text:p>SAÚDE COLETIVA <text:s text:c="35"/></text:p>
          </table:table-cell>
          <table:table-cell office:value-type="string">
            <text:p>Cochrane Database of Systematic Review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780X</text:p>
          </table:table-cell>
          <table:table-cell office:value-type="string">
            <text:p>SAÚDE COLETIVA <text:s text:c="35"/></text:p>
          </table:table-cell>
          <table:table-cell office:value-type="string">
            <text:p>Cochrane Library (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858</text:p>
          </table:table-cell>
          <table:table-cell office:value-type="string">
            <text:p>SAÚDE COLETIVA <text:s text:c="35"/></text:p>
          </table:table-cell>
          <table:table-cell office:value-type="string">
            <text:p>Cochrane Librar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36</text:p>
          </table:table-cell>
          <table:table-cell office:value-type="string">
            <text:p>SAÚDE COLETIVA <text:s text:c="35"/></text:p>
          </table:table-cell>
          <table:table-cell office:value-type="string">
            <text:p>Cogitare Enfermagem (UFP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SAÚDE COLETIVA <text:s text:c="35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SAÚDE COLETIVA <text:s text:c="35"/></text:p>
          </table:table-cell>
          <table:table-cell office:value-type="string">
            <text:p>ComCiênci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5140</text:p>
          </table:table-cell>
          <table:table-cell office:value-type="string">
            <text:p>SAÚDE COLETIVA <text:s text:c="35"/></text:p>
          </table:table-cell>
          <table:table-cell office:value-type="string">
            <text:p>Comments on Toxi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39X</text:p>
          </table:table-cell>
          <table:table-cell office:value-type="string">
            <text:p>SAÚDE COLETIVA <text:s text:c="35"/></text:p>
          </table:table-cell>
          <table:table-cell office:value-type="string">
            <text:p>Community Dental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61</text:p>
          </table:table-cell>
          <table:table-cell office:value-type="string">
            <text:p>SAÚDE COLETIVA <text:s text:c="35"/></text:p>
          </table:table-cell>
          <table:table-cell office:value-type="string">
            <text:p>Community Dentistry and Oral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2795</text:p>
          </table:table-cell>
          <table:table-cell office:value-type="string">
            <text:p>SAÚDE COLETIVA <text:s text:c="35"/></text:p>
          </table:table-cell>
          <table:table-cell office:value-type="string">
            <text:p>Community Genetics (Cessou em 2008. Cont. ISSN 1662-4246 Public Health Genomic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SAÚDE COLETIVA <text:s text:c="35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40X</text:p>
          </table:table-cell>
          <table:table-cell office:value-type="string">
            <text:p>SAÚDE COLETIVA <text:s text:c="35"/></text:p>
          </table:table-cell>
          <table:table-cell office:value-type="string">
            <text:p>Comprehensive Psychia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691</text:p>
          </table:table-cell>
          <table:table-cell office:value-type="string">
            <text:p>SAÚDE COLETIVA <text:s text:c="35"/></text:p>
          </table:table-cell>
          <table:table-cell office:value-type="string">
            <text:p>Comptes Rendus. Biolog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SAÚDE COLETIVA <text:s text:c="35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9715</text:p>
          </table:table-cell>
          <table:table-cell office:value-type="string">
            <text:p>SAÚDE COLETIVA <text:s text:c="35"/></text:p>
          </table:table-cell>
          <table:table-cell office:value-type="string">
            <text:p>Computers, Environment and Urban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808</text:p>
          </table:table-cell>
          <table:table-cell office:value-type="string">
            <text:p>SAÚDE COLETIVA <text:s text:c="35"/></text:p>
          </table:table-cell>
          <table:table-cell office:value-type="string">
            <text:p>Comunicação &amp;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81</text:p>
          </table:table-cell>
          <table:table-cell office:value-type="string">
            <text:p>SAÚDE COLETIVA <text:s text:c="35"/></text:p>
          </table:table-cell>
          <table:table-cell office:value-type="string">
            <text:p>Comunicações (UNIME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61X</text:p>
          </table:table-cell>
          <table:table-cell office:value-type="string">
            <text:p>SAÚDE COLETIVA <text:s text:c="35"/></text:p>
          </table:table-cell>
          <table:table-cell office:value-type="string">
            <text:p>Conjuntur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364</text:p>
          </table:table-cell>
          <table:table-cell office:value-type="string">
            <text:p>SAÚDE COLETIVA <text:s text:c="35"/></text:p>
          </table:table-cell>
          <table:table-cell office:value-type="string">
            <text:p>Consciência (FACEP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4509</text:p>
          </table:table-cell>
          <table:table-cell office:value-type="string">
            <text:p>SAÚDE COLETIVA <text:s text:c="35"/></text:p>
          </table:table-cell>
          <table:table-cell office:value-type="string">
            <text:p>Contemporary Drug Problem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4132</text:p>
          </table:table-cell>
          <table:table-cell office:value-type="string">
            <text:p>SAÚDE COLETIVA <text:s text:c="35"/></text:p>
          </table:table-cell>
          <table:table-cell office:value-type="string">
            <text:p>Contemporary Mathematics - American Mathematical Societ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828</text:p>
          </table:table-cell>
          <table:table-cell office:value-type="string">
            <text:p>SAÚDE COLETIVA <text:s text:c="35"/></text:p>
          </table:table-cell>
          <table:table-cell office:value-type="string">
            <text:p>Contextos (Santiag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343</text:p>
          </table:table-cell>
          <table:table-cell office:value-type="string">
            <text:p>SAÚDE COLETIVA <text:s text:c="35"/></text:p>
          </table:table-cell>
          <table:table-cell office:value-type="string">
            <text:p>Continental Shelf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7824</text:p>
          </table:table-cell>
          <table:table-cell office:value-type="string">
            <text:p>SAÚDE COLETIVA <text:s text:c="35"/></text:p>
          </table:table-cell>
          <table:table-cell office:value-type="string">
            <text:p>Contraception (Stoneh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8162</text:p>
          </table:table-cell>
          <table:table-cell office:value-type="string">
            <text:p>SAÚDE COLETIVA <text:s text:c="35"/></text:p>
          </table:table-cell>
          <table:table-cell office:value-type="string">
            <text:p>Convergencia (Rio de Janeiro. 196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3663</text:p>
          </table:table-cell>
          <table:table-cell office:value-type="string">
            <text:p>SAÚDE COLETIVA <text:s text:c="35"/></text:p>
          </table:table-cell>
          <table:table-cell office:value-type="string">
            <text:p>COP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2555</text:p>
          </table:table-cell>
          <table:table-cell office:value-type="string">
            <text:p>SAÚDE COLETIVA <text:s text:c="35"/></text:p>
          </table:table-cell>
          <table:table-cell office:value-type="string">
            <text:p>COPD. Journal of Chronic Obstructive Pulmonary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28</text:p>
          </table:table-cell>
          <table:table-cell office:value-type="string">
            <text:p>SAÚDE COLETIVA <text:s text:c="35"/></text:p>
          </table:table-cell>
          <table:table-cell office:value-type="string">
            <text:p>Coronary Artery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96</text:p>
          </table:table-cell>
          <table:table-cell office:value-type="string">
            <text:p>SAÚDE COLETIVA <text:s text:c="35"/></text:p>
          </table:table-cell>
          <table:table-cell office:value-type="string">
            <text:p>Corpoconsciênc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SAÚDE COLETIVA <text:s text:c="35"/></text:p>
          </table:table-cell>
          <table:table-cell office:value-type="string">
            <text:p>Corps revue interdisciplinai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166</text:p>
          </table:table-cell>
          <table:table-cell office:value-type="string">
            <text:p>SAÚDE COLETIVA <text:s text:c="35"/></text:p>
          </table:table-cell>
          <table:table-cell office:value-type="string">
            <text:p>Corpvs (FI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378</text:p>
          </table:table-cell>
          <table:table-cell office:value-type="string">
            <text:p>SAÚDE COLETIVA <text:s text:c="35"/></text:p>
          </table:table-cell>
          <table:table-cell office:value-type="string">
            <text:p>CRF BA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994</text:p>
          </table:table-cell>
          <table:table-cell office:value-type="string">
            <text:p>SAÚDE COLETIVA <text:s text:c="35"/></text:p>
          </table:table-cell>
          <table:table-cell office:value-type="string">
            <text:p>Crime, Law and Social Chang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SAÚDE COLETIVA <text:s text:c="35"/></text:p>
          </table:table-cell>
          <table:table-cell office:value-type="string">
            <text:p>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1596</text:p>
          </table:table-cell>
          <table:table-cell office:value-type="string">
            <text:p>SAÚDE COLETIVA <text:s text:c="35"/></text:p>
          </table:table-cell>
          <table:table-cell office:value-type="string">
            <text:p>Critical Public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275X</text:p>
          </table:table-cell>
          <table:table-cell office:value-type="string">
            <text:p>SAÚDE COLETIVA <text:s text:c="35"/></text:p>
          </table:table-cell>
          <table:table-cell office:value-type="string">
            <text:p>Critique of Anthrop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8893</text:p>
          </table:table-cell>
          <table:table-cell office:value-type="string">
            <text:p>SAÚDE COLETIVA <text:s text:c="35"/></text:p>
          </table:table-cell>
          <table:table-cell office:value-type="string">
            <text:p>Cuadernos de Política y Gest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7941</text:p>
          </table:table-cell>
          <table:table-cell office:value-type="string">
            <text:p>SAÚDE COLETIVA <text:s text:c="35"/></text:p>
          </table:table-cell>
          <table:table-cell office:value-type="string">
            <text:p>Cuadernos de Terapia Famili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3525</text:p>
          </table:table-cell>
          <table:table-cell office:value-type="string">
            <text:p>SAÚDE COLETIVA <text:s text:c="35"/></text:p>
          </table:table-cell>
          <table:table-cell office:value-type="string">
            <text:p>Cuadernos Médico Soci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368</text:p>
          </table:table-cell>
          <table:table-cell office:value-type="string">
            <text:p>SAÚDE COLETIVA <text:s text:c="35"/></text:p>
          </table:table-cell>
          <table:table-cell office:value-type="string">
            <text:p>Cultura Homeopática (Cessou em 2007. Cont. ISSN 1982-6206 International Journal of High Dilution Research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067X</text:p>
          </table:table-cell>
          <table:table-cell office:value-type="string">
            <text:p>SAÚDE COLETIVA <text:s text:c="35"/></text:p>
          </table:table-cell>
          <table:table-cell office:value-type="string">
            <text:p>Culture &amp; Psyc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1058</text:p>
          </table:table-cell>
          <table:table-cell office:value-type="string">
            <text:p>SAÚDE COLETIVA <text:s text:c="35"/></text:p>
          </table:table-cell>
          <table:table-cell office:value-type="string">
            <text:p>Culture, Health &amp; Sexuali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204</text:p>
          </table:table-cell>
          <table:table-cell office:value-type="string">
            <text:p>SAÚDE COLETIVA <text:s text:c="35"/></text:p>
          </table:table-cell>
          <table:table-cell office:value-type="string">
            <text:p>Current Anthrop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0X</text:p>
          </table:table-cell>
          <table:table-cell office:value-type="string">
            <text:p>SAÚDE COLETIVA <text:s text:c="35"/></text:p>
          </table:table-cell>
          <table:table-cell office:value-type="string">
            <text:p>Current Drug Targets. Inflammation &amp; Aller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683</text:p>
          </table:table-cell>
          <table:table-cell office:value-type="string">
            <text:p>SAÚDE COLETIVA <text:s text:c="35"/></text:p>
          </table:table-cell>
          <table:table-cell office:value-type="string">
            <text:p>Current Ey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13</text:p>
          </table:table-cell>
          <table:table-cell office:value-type="string">
            <text:p>SAÚDE COLETIVA <text:s text:c="35"/></text:p>
          </table:table-cell>
          <table:table-cell office:value-type="string">
            <text:p>Current Food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3847</text:p>
          </table:table-cell>
          <table:table-cell office:value-type="string">
            <text:p>SAÚDE COLETIVA <text:s text:c="35"/></text:p>
          </table:table-cell>
          <table:table-cell office:value-type="string">
            <text:p>Current Infectious Disease Repor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SAÚDE COLETIVA <text:s text:c="35"/></text:p>
          </table:table-cell>
          <table:table-cell office:value-type="string">
            <text:p>Current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42</text:p>
          </table:table-cell>
          <table:table-cell office:value-type="string">
            <text:p>SAÚDE COLETIVA <text:s text:c="35"/></text:p>
          </table:table-cell>
          <table:table-cell office:value-type="string">
            <text:p>Current Medicinal Chemistry. Anti-inflammatory &amp; Anti-allergy Agents (Cessou em 2005. Cont. ISSN 1871-5230 Anti-Inflammatory and Anti-Allergy Agents in Medicinal Chemist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1950</text:p>
          </table:table-cell>
          <table:table-cell office:value-type="string">
            <text:p>SAÚDE COLETIVA <text:s text:c="35"/></text:p>
          </table:table-cell>
          <table:table-cell office:value-type="string">
            <text:p>Current Opinion in Clinical Nutrition and Metabolic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48</text:p>
          </table:table-cell>
          <table:table-cell office:value-type="string">
            <text:p>SAÚDE COLETIVA <text:s text:c="35"/></text:p>
          </table:table-cell>
          <table:table-cell office:value-type="string">
            <text:p>Current Women's Health Review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22</text:p>
          </table:table-cell>
          <table:table-cell office:value-type="string">
            <text:p>SAÚDE COLETIVA <text:s text:c="35"/></text:p>
          </table:table-cell>
          <table:table-cell office:value-type="string">
            <text:p>Cytometry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507</text:p>
          </table:table-cell>
          <table:table-cell office:value-type="string">
            <text:p>SAÚDE COLETIVA <text:s text:c="35"/></text:p>
          </table:table-cell>
          <table:table-cell office:value-type="string">
            <text:p>Cytopathology (Oxfor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SAÚDE COLETIVA <text:s text:c="35"/></text:p>
          </table:table-cell>
          <table:table-cell office:value-type="string">
            <text:p>Dados (Rio de Janeir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SAÚDE COLETIVA <text:s text:c="35"/></text:p>
          </table:table-cell>
          <table:table-cell office:value-type="string">
            <text:p>Datagramazer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9478</text:p>
          </table:table-cell>
          <table:table-cell office:value-type="string">
            <text:p>SAÚDE COLETIVA <text:s text:c="35"/></text:p>
          </table:table-cell>
          <table:table-cell office:value-type="string">
            <text:p>Debate Femin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45</text:p>
          </table:table-cell>
          <table:table-cell office:value-type="string">
            <text:p>SAÚDE COLETIVA <text:s text:c="35"/></text:p>
          </table:table-cell>
          <table:table-cell office:value-type="string">
            <text:p>Deep-Sea Research. Part 2. Tropical Studies in Ocean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101</text:p>
          </table:table-cell>
          <table:table-cell office:value-type="string">
            <text:p>SAÚDE COLETIVA <text:s text:c="35"/></text:p>
          </table:table-cell>
          <table:table-cell office:value-type="string">
            <text:p>Delito y 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SAÚDE COLETIVA <text:s text:c="35"/></text:p>
          </table:table-cell>
          <table:table-cell office:value-type="string">
            <text:p>Dementia &amp; Neuropsych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8008</text:p>
          </table:table-cell>
          <table:table-cell office:value-type="string">
            <text:p>SAÚDE COLETIVA <text:s text:c="35"/></text:p>
          </table:table-cell>
          <table:table-cell office:value-type="string">
            <text:p>Dementia and Geriatric Cognitive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499</text:p>
          </table:table-cell>
          <table:table-cell office:value-type="string">
            <text:p>SAÚDE COLETIVA <text:s text:c="35"/></text:p>
          </table:table-cell>
          <table:table-cell office:value-type="string">
            <text:p>Democracia V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895X</text:p>
          </table:table-cell>
          <table:table-cell office:value-type="string">
            <text:p>SAÚDE COLETIVA <text:s text:c="35"/></text:p>
          </table:table-cell>
          <table:table-cell office:value-type="string">
            <text:p>Dengue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4469</text:p>
          </table:table-cell>
          <table:table-cell office:value-type="string">
            <text:p>SAÚDE COLETIVA <text:s text:c="35"/></text:p>
          </table:table-cell>
          <table:table-cell office:value-type="string">
            <text:p>Dental Trau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32X</text:p>
          </table:table-cell>
          <table:table-cell office:value-type="string">
            <text:p>SAÚDE COLETIVA <text:s text:c="35"/></text:p>
          </table:table-cell>
          <table:table-cell office:value-type="string">
            <text:p>Dento-Maxillo-Facial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42X</text:p>
          </table:table-cell>
          <table:table-cell office:value-type="string">
            <text:p>SAÚDE COLETIVA <text:s text:c="35"/></text:p>
          </table:table-cell>
          <table:table-cell office:value-type="string">
            <text:p>Dentomaxillofacial Rad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4269</text:p>
          </table:table-cell>
          <table:table-cell office:value-type="string">
            <text:p>SAÚDE COLETIVA <text:s text:c="35"/></text:p>
          </table:table-cell>
          <table:table-cell office:value-type="string">
            <text:p>Depression and Anx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731</text:p>
          </table:table-cell>
          <table:table-cell office:value-type="string">
            <text:p>SAÚDE COLETIVA <text:s text:c="35"/></text:p>
          </table:table-cell>
          <table:table-cell office:value-type="string">
            <text:p>Developing World Bioeth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797</text:p>
          </table:table-cell>
          <table:table-cell office:value-type="string">
            <text:p>SAÚDE COLETIVA <text:s text:c="35"/></text:p>
          </table:table-cell>
          <table:table-cell office:value-type="string">
            <text:p>Diabetes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5992</text:p>
          </table:table-cell>
          <table:table-cell office:value-type="string">
            <text:p>SAÚDE COLETIVA <text:s text:c="35"/></text:p>
          </table:table-cell>
          <table:table-cell office:value-type="string">
            <text:p>Diabetes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SAÚDE COLETIVA <text:s text:c="35"/></text:p>
          </table:table-cell>
          <table:table-cell office:value-type="string">
            <text:p>Diabetes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SAÚDE COLETIVA <text:s text:c="35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902</text:p>
          </table:table-cell>
          <table:table-cell office:value-type="string">
            <text:p>SAÚDE COLETIVA <text:s text:c="35"/></text:p>
          </table:table-cell>
          <table:table-cell office:value-type="string">
            <text:p>Diabetes, Obesity and Metabolis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7552</text:p>
          </table:table-cell>
          <table:table-cell office:value-type="string">
            <text:p>SAÚDE COLETIVA <text:s text:c="35"/></text:p>
          </table:table-cell>
          <table:table-cell office:value-type="string">
            <text:p>Diabetes/Metabolism Research and Review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71</text:p>
          </table:table-cell>
          <table:table-cell office:value-type="string">
            <text:p>SAÚDE COLETIVA <text:s text:c="35"/></text:p>
          </table:table-cell>
          <table:table-cell office:value-type="string">
            <text:p>Diabetic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86X</text:p>
          </table:table-cell>
          <table:table-cell office:value-type="string">
            <text:p>SAÚDE COLETIVA <text:s text:c="35"/></text:p>
          </table:table-cell>
          <table:table-cell office:value-type="string">
            <text:p>Diabetologia (Berli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1039</text:p>
          </table:table-cell>
          <table:table-cell office:value-type="string">
            <text:p>SAÚDE COLETIVA <text:s text:c="35"/></text:p>
          </table:table-cell>
          <table:table-cell office:value-type="string">
            <text:p>Diagnostic Cyt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551</text:p>
          </table:table-cell>
          <table:table-cell office:value-type="string">
            <text:p>SAÚDE COLETIVA <text:s text:c="35"/></text:p>
          </table:table-cell>
          <table:table-cell office:value-type="string">
            <text:p>Diagnostic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79</text:p>
          </table:table-cell>
          <table:table-cell office:value-type="string">
            <text:p>SAÚDE COLETIVA <text:s text:c="35"/></text:p>
          </table:table-cell>
          <table:table-cell office:value-type="string">
            <text:p>Diagnóstico &amp; Trata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41</text:p>
          </table:table-cell>
          <table:table-cell office:value-type="string">
            <text:p>SAÚDE COLETIVA <text:s text:c="35"/></text:p>
          </table:table-cell>
          <table:table-cell office:value-type="string">
            <text:p>Dialógica (Manau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SAÚDE COLETIVA <text:s text:c="35"/></text:p>
          </table:table-cell>
          <table:table-cell office:value-type="string">
            <text:p>Diálogos &amp; Ciênc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069</text:p>
          </table:table-cell>
          <table:table-cell office:value-type="string">
            <text:p>SAÚDE COLETIVA <text:s text:c="35"/></text:p>
          </table:table-cell>
          <table:table-cell office:value-type="string">
            <text:p>Diário Oficial da União. Seção 3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658</text:p>
          </table:table-cell>
          <table:table-cell office:value-type="string">
            <text:p>SAÚDE COLETIVA <text:s text:c="35"/></text:p>
          </table:table-cell>
          <table:table-cell office:value-type="string">
            <text:p>Digestive and Liver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SAÚDE COLETIVA <text:s text:c="35"/></text:p>
          </table:table-cell>
          <table:table-cell office:value-type="string">
            <text:p>Digestive Diseases and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867</text:p>
          </table:table-cell>
          <table:table-cell office:value-type="string">
            <text:p>SAÚDE COLETIVA <text:s text:c="35"/></text:p>
          </table:table-cell>
          <table:table-cell office:value-type="string">
            <text:p>Dissertar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SAÚDE COLETIVA <text:s text:c="35"/></text:p>
          </table:table-cell>
          <table:table-cell office:value-type="string">
            <text:p>Distúrbios da Comuni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83</text:p>
          </table:table-cell>
          <table:table-cell office:value-type="string">
            <text:p>SAÚDE COLETIVA <text:s text:c="35"/></text:p>
          </table:table-cell>
          <table:table-cell office:value-type="string">
            <text:p>Divulgacao em Saude para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8716</text:p>
          </table:table-cell>
          <table:table-cell office:value-type="string">
            <text:p>SAÚDE COLETIVA <text:s text:c="35"/></text:p>
          </table:table-cell>
          <table:table-cell office:value-type="string">
            <text:p>Drug and Alcohol Depend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6765</text:p>
          </table:table-cell>
          <table:table-cell office:value-type="string">
            <text:p>SAÚDE COLETIVA <text:s text:c="35"/></text:p>
          </table:table-cell>
          <table:table-cell office:value-type="string">
            <text:p>Drug Discovery Today. Disease Mechanis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SAÚDE COLETIVA <text:s text:c="35"/></text:p>
          </table:table-cell>
          <table:table-cell office:value-type="string">
            <text:p>DST. Jornal Brasileiro de Doencas Sexualmente Transmissive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82</text:p>
          </table:table-cell>
          <table:table-cell office:value-type="string">
            <text:p>SAÚDE COLETIVA <text:s text:c="35"/></text:p>
          </table:table-cell>
          <table:table-cell office:value-type="string">
            <text:p>Early Human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4909</text:p>
          </table:table-cell>
          <table:table-cell office:value-type="string">
            <text:p>SAÚDE COLETIVA <text:s text:c="35"/></text:p>
          </table:table-cell>
          <table:table-cell office:value-type="string">
            <text:p>Eating and Weight Disorders (Printed tex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153</text:p>
          </table:table-cell>
          <table:table-cell office:value-type="string">
            <text:p>SAÚDE COLETIVA <text:s text:c="35"/></text:p>
          </table:table-cell>
          <table:table-cell office:value-type="string">
            <text:p>Eating Behavio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160</text:p>
          </table:table-cell>
          <table:table-cell office:value-type="string">
            <text:p>SAÚDE COLETIVA <text:s text:c="35"/></text:p>
          </table:table-cell>
          <table:table-cell office:value-type="string">
            <text:p>Ec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9202</text:p>
          </table:table-cell>
          <table:table-cell office:value-type="string">
            <text:p>SAÚDE COLETIVA <text:s text:c="35"/></text:p>
          </table:table-cell>
          <table:table-cell office:value-type="string">
            <text:p>EcoHealth (New York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302</text:p>
          </table:table-cell>
          <table:table-cell office:value-type="string">
            <text:p>SAÚDE COLETIVA <text:s text:c="35"/></text:p>
          </table:table-cell>
          <table:table-cell office:value-type="string">
            <text:p>Econômica (Niteró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SAÚDE COLETIVA <text:s text:c="35"/></text:p>
          </table:table-cell>
          <table:table-cell office:value-type="string">
            <text:p>Educação &amp; Socieda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SAÚDE COLETIVA <text:s text:c="35"/></text:p>
          </table:table-cell>
          <table:table-cell office:value-type="string">
            <text:p>Educação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SAÚDE COLETIVA <text:s text:c="35"/></text:p>
          </table:table-cell>
          <table:table-cell office:value-type="string">
            <text:p>Educação e Pesquis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2X</text:p>
          </table:table-cell>
          <table:table-cell office:value-type="string">
            <text:p>SAÚDE COLETIVA <text:s text:c="35"/></text:p>
          </table:table-cell>
          <table:table-cell office:value-type="string">
            <text:p>Educação em Ação (Itapetining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0105</text:p>
          </table:table-cell>
          <table:table-cell office:value-type="string">
            <text:p>SAÚDE COLETIVA <text:s text:c="35"/></text:p>
          </table:table-cell>
          <table:table-cell office:value-type="string">
            <text:p>Educación Física y Cie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60</text:p>
          </table:table-cell>
          <table:table-cell office:value-type="string">
            <text:p>SAÚDE COLETIVA <text:s text:c="35"/></text:p>
          </table:table-cell>
          <table:table-cell office:value-type="string">
            <text:p>Educar em Revist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283</text:p>
          </table:table-cell>
          <table:table-cell office:value-type="string">
            <text:p>SAÚDE COLETIVA <text:s text:c="35"/></text:p>
          </table:table-cell>
          <table:table-cell office:value-type="string">
            <text:p>Education for Health (Abing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208</text:p>
          </table:table-cell>
          <table:table-cell office:value-type="string">
            <text:p>SAÚDE COLETIVA <text:s text:c="35"/></text:p>
          </table:table-cell>
          <table:table-cell office:value-type="string">
            <text:p>Educere et Educar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SAÚDE COLETIVA <text:s text:c="35"/></text:p>
          </table:table-cell>
          <table:table-cell office:value-type="string">
            <text:p>Einstein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825</text:p>
          </table:table-cell>
          <table:table-cell office:value-type="string">
            <text:p>SAÚDE COLETIVA <text:s text:c="35"/></text:p>
          </table:table-cell>
          <table:table-cell office:value-type="string">
            <text:p>Einstein. Educação Continuada em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7029</text:p>
          </table:table-cell>
          <table:table-cell office:value-type="string">
            <text:p>SAÚDE COLETIVA <text:s text:c="35"/></text:p>
          </table:table-cell>
          <table:table-cell office:value-type="string">
            <text:p>eJADE (FA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609</text:p>
          </table:table-cell>
          <table:table-cell office:value-type="string">
            <text:p>SAÚDE COLETIVA <text:s text:c="35"/></text:p>
          </table:table-cell>
          <table:table-cell office:value-type="string">
            <text:p>Em Paut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11</text:p>
          </table:table-cell>
          <table:table-cell office:value-type="string">
            <text:p>SAÚDE COLETIVA <text:s text:c="35"/></text:p>
          </table:table-cell>
          <table:table-cell office:value-type="string">
            <text:p>Emancipação (UEP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59</text:p>
          </table:table-cell>
          <table:table-cell office:value-type="string">
            <text:p>SAÚDE COLETIVA <text:s text:c="35"/></text:p>
          </table:table-cell>
          <table:table-cell office:value-type="string">
            <text:p>Emerging Infectious Disease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SAÚDE COLETIVA <text:s text:c="35"/></text:p>
          </table:table-cell>
          <table:table-cell office:value-type="string">
            <text:p>Emerging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622</text:p>
          </table:table-cell>
          <table:table-cell office:value-type="string">
            <text:p>SAÚDE COLETIVA <text:s text:c="35"/></text:p>
          </table:table-cell>
          <table:table-cell office:value-type="string">
            <text:p>Emerging Themes in Epidem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32</text:p>
          </table:table-cell>
          <table:table-cell office:value-type="string">
            <text:p>SAÚDE COLETIVA <text:s text:c="35"/></text:p>
          </table:table-cell>
          <table:table-cell office:value-type="string">
            <text:p>Endocrinologia &amp; Diabetes Clínica e Experim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9X</text:p>
          </table:table-cell>
          <table:table-cell office:value-type="string">
            <text:p>SAÚDE COLETIVA <text:s text:c="35"/></text:p>
          </table:table-cell>
          <table:table-cell office:value-type="string">
            <text:p>Enfermagem Atu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10</text:p>
          </table:table-cell>
          <table:table-cell office:value-type="string">
            <text:p>SAÚDE COLETIVA <text:s text:c="35"/></text:p>
          </table:table-cell>
          <table:table-cell office:value-type="string">
            <text:p>Enfermagem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005X</text:p>
          </table:table-cell>
          <table:table-cell office:value-type="string">
            <text:p>SAÚDE COLETIVA <text:s text:c="35"/></text:p>
          </table:table-cell>
          <table:table-cell office:value-type="string">
            <text:p>Enfermedades Infecciosas y Microbiología Clínic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9-0641</text:p>
          </table:table-cell>
          <table:table-cell office:value-type="string">
            <text:p>SAÚDE COLETIVA <text:s text:c="35"/></text:p>
          </table:table-cell>
          <table:table-cell office:value-type="string">
            <text:p>Enfermería Comunitaria (Interne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6141</text:p>
          </table:table-cell>
          <table:table-cell office:value-type="string">
            <text:p>SAÚDE COLETIVA <text:s text:c="35"/></text:p>
          </table:table-cell>
          <table:table-cell office:value-type="string">
            <text:p>Enfermería Glob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0128</text:p>
          </table:table-cell>
          <table:table-cell office:value-type="string">
            <text:p>SAÚDE COLETIVA <text:s text:c="35"/></text:p>
          </table:table-cell>
          <table:table-cell office:value-type="string">
            <text:p>Enfermería Integ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603</text:p>
          </table:table-cell>
          <table:table-cell office:value-type="string">
            <text:p>SAÚDE COLETIVA <text:s text:c="35"/></text:p>
          </table:table-cell>
          <table:table-cell office:value-type="string">
            <text:p>Engenharia &amp; Arquitetura. Caderno de Engenharia Sanitária e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SAÚDE COLETIVA <text:s text:c="35"/></text:p>
          </table:table-cell>
          <table:table-cell office:value-type="string">
            <text:p>Engenharia Sanitária e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457</text:p>
          </table:table-cell>
          <table:table-cell office:value-type="string">
            <text:p>SAÚDE COLETIVA <text:s text:c="35"/></text:p>
          </table:table-cell>
          <table:table-cell office:value-type="string">
            <text:p>Engenharia Sanitária e Ambient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SAÚDE COLETIVA <text:s text:c="35"/></text:p>
          </table:table-cell>
          <table:table-cell office:value-type="string">
            <text:p>Ensaio (Fundação Cesgranri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SAÚDE COLETIVA <text:s text:c="35"/></text:p>
          </table:table-cell>
          <table:table-cell office:value-type="string">
            <text:p>Ensaios FE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381</text:p>
          </table:table-cell>
          <table:table-cell office:value-type="string">
            <text:p>SAÚDE COLETIVA <text:s text:c="35"/></text:p>
          </table:table-cell>
          <table:table-cell office:value-type="string">
            <text:p>Entomología y Vecto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SAÚDE COLETIVA <text:s text:c="35"/></text:p>
          </table:table-cell>
          <table:table-cell office:value-type="string">
            <text:p>Environment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69X</text:p>
          </table:table-cell>
          <table:table-cell office:value-type="string">
            <text:p>SAÚDE COLETIVA <text:s text:c="35"/></text:p>
          </table:table-cell>
          <table:table-cell office:value-type="string">
            <text:p>Environmental Health (London. 2002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65</text:p>
          </table:table-cell>
          <table:table-cell office:value-type="string">
            <text:p>SAÚDE COLETIVA <text:s text:c="35"/></text:p>
          </table:table-cell>
          <table:table-cell office:value-type="string">
            <text:p>Environmental Health Perspectiv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SAÚDE COLETIVA <text:s text:c="35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SAÚDE COLETIVA <text:s text:c="35"/></text:p>
          </table:table-cell>
          <table:table-cell office:value-type="string">
            <text:p>Environmental Pollution (1987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0466</text:p>
          </table:table-cell>
          <table:table-cell office:value-type="string">
            <text:p>SAÚDE COLETIVA <text:s text:c="35"/></text:p>
          </table:table-cell>
          <table:table-cell office:value-type="string">
            <text:p>Environmental Practi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SAÚDE COLETIVA <text:s text:c="35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68</text:p>
          </table:table-cell>
          <table:table-cell office:value-type="string">
            <text:p>SAÚDE COLETIVA <text:s text:c="35"/></text:p>
          </table:table-cell>
          <table:table-cell office:value-type="string">
            <text:p>Environmental Toxicology an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SAÚDE COLETIVA <text:s text:c="35"/></text:p>
          </table:table-cell>
          <table:table-cell office:value-type="string">
            <text:p>EnvironMetrics (London. Ont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SAÚDE COLETIVA <text:s text:c="35"/></text:p>
          </table:table-cell>
          <table:table-cell office:value-type="string">
            <text:p>Epidemiologia e Serviços de Saú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3983</text:p>
          </table:table-cell>
          <table:table-cell office:value-type="string">
            <text:p>SAÚDE COLETIVA <text:s text:c="35"/></text:p>
          </table:table-cell>
          <table:table-cell office:value-type="string">
            <text:p>Epidemiology (Cambridge, Mass.,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SAÚDE COLETIVA <text:s text:c="35"/></text:p>
          </table:table-cell>
          <table:table-cell office:value-type="string">
            <text:p>Epidemiology and Inf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SAÚDE COLETIVA <text:s text:c="35"/></text:p>
          </table:table-cell>
          <table:table-cell office:value-type="string">
            <text:p>Epilepsia (Copenhage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SAÚDE COLETIVA <text:s text:c="35"/></text:p>
          </table:table-cell>
          <table:table-cell office:value-type="string">
            <text:p>Episteme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7651</text:p>
          </table:table-cell>
          <table:table-cell office:value-type="string">
            <text:p>SAÚDE COLETIVA <text:s text:c="35"/></text:p>
          </table:table-cell>
          <table:table-cell office:value-type="string">
            <text:p>Ergonomia (Bergam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4990</text:p>
          </table:table-cell>
          <table:table-cell office:value-type="string">
            <text:p>SAÚDE COLETIVA <text:s text:c="35"/></text:p>
          </table:table-cell>
          <table:table-cell office:value-type="string">
            <text:p>Ergonomia (Wroclaw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45</text:p>
          </table:table-cell>
          <table:table-cell office:value-type="string">
            <text:p>SAÚDE COLETIVA <text:s text:c="35"/></text:p>
          </table:table-cell>
          <table:table-cell office:value-type="string">
            <text:p>Escola Anna N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832</text:p>
          </table:table-cell>
          <table:table-cell office:value-type="string">
            <text:p>SAÚDE COLETIVA <text:s text:c="35"/></text:p>
          </table:table-cell>
          <table:table-cell office:value-type="string">
            <text:p>Espaco para a saúde (Impresso) (Cessou em 199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130</text:p>
          </table:table-cell>
          <table:table-cell office:value-type="string">
            <text:p>SAÚDE COLETIVA <text:s text:c="35"/></text:p>
          </table:table-cell>
          <table:table-cell office:value-type="string">
            <text:p>Espaço para a Saúd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06</text:p>
          </table:table-cell>
          <table:table-cell office:value-type="string">
            <text:p>SAÚDE COLETIVA <text:s text:c="35"/></text:p>
          </table:table-cell>
          <table:table-cell office:value-type="string">
            <text:p>Essentia (Sobral/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7061</text:p>
          </table:table-cell>
          <table:table-cell office:value-type="string">
            <text:p>SAÚDE COLETIVA <text:s text:c="35"/></text:p>
          </table:table-cell>
          <table:table-cell office:value-type="string">
            <text:p>Estudios Interdisciplinarios de America Latina y el Carib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SAÚDE COLETIVA <text:s text:c="35"/></text:p>
          </table:table-cell>
          <table:table-cell office:value-type="string">
            <text:p>Estudos (UCG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SAÚDE COLETIVA <text:s text:c="35"/></text:p>
          </table:table-cell>
          <table:table-cell office:value-type="string">
            <text:p>Estudos Avançados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6X</text:p>
          </table:table-cell>
          <table:table-cell office:value-type="string">
            <text:p>SAÚDE COLETIVA <text:s text:c="35"/></text:p>
          </table:table-cell>
          <table:table-cell office:value-type="string">
            <text:p>Estudos de Psicologia (PUCCAM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SAÚDE COLETIVA <text:s text:c="35"/></text:p>
          </table:table-cell>
          <table:table-cell office:value-type="string">
            <text:p>Estudos de Psicologia (UFR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SAÚDE COLETIVA <text:s text:c="35"/></text:p>
          </table:table-cell>
          <table:table-cell office:value-type="string">
            <text:p>Estudos de Sociolog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SAÚDE COLETIVA <text:s text:c="35"/></text:p>
          </table:table-cell>
          <table:table-cell office:value-type="string">
            <text:p>Estudos e Pesquisas em Psic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909</text:p>
          </table:table-cell>
          <table:table-cell office:value-type="string">
            <text:p>SAÚDE COLETIVA <text:s text:c="35"/></text:p>
          </table:table-cell>
          <table:table-cell office:value-type="string">
            <text:p>Estudos em Saúde Colet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510X</text:p>
          </table:table-cell>
          <table:table-cell office:value-type="string">
            <text:p>SAÚDE COLETIVA <text:s text:c="35"/></text:p>
          </table:table-cell>
          <table:table-cell office:value-type="string">
            <text:p>Ethnicity &amp;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43</text:p>
          </table:table-cell>
          <table:table-cell office:value-type="string">
            <text:p>SAÚDE COLETIVA <text:s text:c="35"/></text:p>
          </table:table-cell>
          <table:table-cell office:value-type="string">
            <text:p>Ethnos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2571</text:p>
          </table:table-cell>
          <table:table-cell office:value-type="string">
            <text:p>SAÚDE COLETIVA <text:s text:c="35"/></text:p>
          </table:table-cell>
          <table:table-cell office:value-type="string">
            <text:p>Eubios Journal of Asian and International Bioeth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1334</text:p>
          </table:table-cell>
          <table:table-cell office:value-type="string">
            <text:p>SAÚDE COLETIVA <text:s text:c="35"/></text:p>
          </table:table-cell>
          <table:table-cell office:value-type="string">
            <text:p>European Archives of Psychiatry and Clinic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8491</text:p>
          </table:table-cell>
          <table:table-cell office:value-type="string">
            <text:p>SAÚDE COLETIVA <text:s text:c="35"/></text:p>
          </table:table-cell>
          <table:table-cell office:value-type="string">
            <text:p>European Archives of Psychiatry and Clinical Neuroscience (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8X</text:p>
          </table:table-cell>
          <table:table-cell office:value-type="string">
            <text:p>SAÚDE COLETIVA <text:s text:c="35"/></text:p>
          </table:table-cell>
          <table:table-cell office:value-type="string">
            <text:p>European Heart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049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278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Cancer Preven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1955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Cancer. Part B, Oral Oncology (Cessou em 1996. Cont. ISSN 1368-8375 Oral Oncology (1997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Clinical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970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Clinic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8811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Development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546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Emergency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4-4643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2990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1X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Gastroenterology &amp; Hep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4441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Hae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13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9-7212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Medical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6207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15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Obstetrics, Gynecology, and Reproductive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8836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Or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996X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Paediatric Dent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5884</text:p>
          </table:table-cell>
          <table:table-cell office:value-type="string">
            <text:p>SAÚDE COLETIVA <text:s text:c="35"/></text:p>
          </table:table-cell>
          <table:table-cell office:value-type="string">
            <text:p>European Journal of Vascular and Endovascular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338</text:p>
          </table:table-cell>
          <table:table-cell office:value-type="string">
            <text:p>SAÚDE COLETIVA <text:s text:c="35"/></text:p>
          </table:table-cell>
          <table:table-cell office:value-type="string">
            <text:p>European Psychiatr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73X</text:p>
          </table:table-cell>
          <table:table-cell office:value-type="string">
            <text:p>SAÚDE COLETIVA <text:s text:c="35"/></text:p>
          </table:table-cell>
          <table:table-cell office:value-type="string">
            <text:p>Experimental Agi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00</text:p>
          </table:table-cell>
          <table:table-cell office:value-type="string">
            <text:p>SAÚDE COLETIVA <text:s text:c="35"/></text:p>
          </table:table-cell>
          <table:table-cell office:value-type="string">
            <text:p>Experimental and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65</text:p>
          </table:table-cell>
          <table:table-cell office:value-type="string">
            <text:p>SAÚDE COLETIVA <text:s text:c="35"/></text:p>
          </table:table-cell>
          <table:table-cell office:value-type="string">
            <text:p>Experimental Geron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SAÚDE COLETIVA <text:s text:c="35"/></text:p>
          </table:table-cell>
          <table:table-cell office:value-type="string">
            <text:p>Experimental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834</text:p>
          </table:table-cell>
          <table:table-cell office:value-type="string">
            <text:p>SAÚDE COLETIVA <text:s text:c="35"/></text:p>
          </table:table-cell>
          <table:table-cell office:value-type="string">
            <text:p>Factores de Ris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7527</text:p>
          </table:table-cell>
          <table:table-cell office:value-type="string">
            <text:p>SAÚDE COLETIVA <text:s text:c="35"/></text:p>
          </table:table-cell>
          <table:table-cell office:value-type="string">
            <text:p>Families Systems &amp;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6343</text:p>
          </table:table-cell>
          <table:table-cell office:value-type="string">
            <text:p>SAÚDE COLETIVA <text:s text:c="35"/></text:p>
          </table:table-cell>
          <table:table-cell office:value-type="string">
            <text:p>Farmacia Hospitala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SAÚDE COLETIVA <text:s text:c="35"/></text:p>
          </table:table-cell>
          <table:table-cell office:value-type="string">
            <text:p>FEB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SAÚDE COLETIVA <text:s text:c="35"/></text:p>
          </table:table-cell>
          <table:table-cell office:value-type="string">
            <text:p>Femin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SAÚDE COLETIVA <text:s text:c="35"/></text:p>
          </table:table-cell>
          <table:table-cell office:value-type="string">
            <text:p>FEMS Microbiology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SAÚDE COLETIVA <text:s text:c="35"/></text:p>
          </table:table-cell>
          <table:table-cell office:value-type="string">
            <text:p>Fertility and Ster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3837</text:p>
          </table:table-cell>
          <table:table-cell office:value-type="string">
            <text:p>SAÚDE COLETIVA <text:s text:c="35"/></text:p>
          </table:table-cell>
          <table:table-cell office:value-type="string">
            <text:p>Fetal Diagnosis and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3-3883</text:p>
          </table:table-cell>
          <table:table-cell office:value-type="string">
            <text:p>SAÚDE COLETIVA <text:s text:c="35"/></text:p>
          </table:table-cell>
          <table:table-cell office:value-type="string">
            <text:p>Figures de la Psychanaly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656</text:p>
          </table:table-cell>
          <table:table-cell office:value-type="string">
            <text:p>SAÚDE COLETIVA <text:s text:c="35"/></text:p>
          </table:table-cell>
          <table:table-cell office:value-type="string">
            <text:p>Fishery Bulletin (Washington, D.C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24</text:p>
          </table:table-cell>
          <table:table-cell office:value-type="string">
            <text:p>SAÚDE COLETIVA <text:s text:c="35"/></text:p>
          </table:table-cell>
          <table:table-cell office:value-type="string">
            <text:p>Fisio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SAÚDE COLETIVA <text:s text:c="35"/></text:p>
          </table:table-cell>
          <table:table-cell office:value-type="string">
            <text:p>Fisioterapia Bras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50</text:p>
          </table:table-cell>
          <table:table-cell office:value-type="string">
            <text:p>SAÚDE COLETIVA <text:s text:c="35"/></text:p>
          </table:table-cell>
          <table:table-cell office:value-type="string">
            <text:p>Fisioterapia e Pesqui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SAÚDE COLETIVA <text:s text:c="35"/></text:p>
          </table:table-cell>
          <table:table-cell office:value-type="string">
            <text:p>Fisioterapia em Movimento (PUCP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69</text:p>
          </table:table-cell>
          <table:table-cell office:value-type="string">
            <text:p>SAÚDE COLETIVA <text:s text:c="35"/></text:p>
          </table:table-cell>
          <table:table-cell office:value-type="string">
            <text:p>Fisioterapia S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SAÚDE COLETIVA <text:s text:c="35"/></text:p>
          </table:table-cell>
          <table:table-cell office:value-type="string">
            <text:p>Fitness &amp; Performance Jour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66</text:p>
          </table:table-cell>
          <table:table-cell office:value-type="string">
            <text:p>SAÚDE COLETIVA <text:s text:c="35"/></text:p>
          </table:table-cell>
          <table:table-cell office:value-type="string">
            <text:p>FOA. Revista da Faculdade de Odontologia de Anápolis (Cessou em 2006. Cont. ISSN 1982-9590 RCO: Revista do Curso de Odontologia da UniEvangéli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454</text:p>
          </table:table-cell>
          <table:table-cell office:value-type="string">
            <text:p>SAÚDE COLETIVA <text:s text:c="35"/></text:p>
          </table:table-cell>
          <table:table-cell office:value-type="string">
            <text:p>Folha Me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6373</text:p>
          </table:table-cell>
          <table:table-cell office:value-type="string">
            <text:p>SAÚDE COLETIVA <text:s text:c="35"/></text:p>
          </table:table-cell>
          <table:table-cell office:value-type="string">
            <text:p>Food &amp; Nutrition Bulletin (Leatherhead) (Cessou em 2001. Cont. ISSN 1476-3273 Food Industry Updates. Nutriti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SAÚDE COLETIVA <text:s text:c="35"/></text:p>
          </table:table-cell>
          <table:table-cell office:value-type="string">
            <text:p>Food and Chemical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5721</text:p>
          </table:table-cell>
          <table:table-cell office:value-type="string">
            <text:p>SAÚDE COLETIVA <text:s text:c="35"/></text:p>
          </table:table-cell>
          <table:table-cell office:value-type="string">
            <text:p>Food and Nutrition Bulletin (Tokyo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SAÚDE COLETIVA <text:s text:c="35"/></text:p>
          </table:table-cell>
          <table:table-cell office:value-type="string">
            <text:p>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SAÚDE COLETIVA <text:s text:c="35"/></text:p>
          </table:table-cell>
          <table:table-cell office:value-type="string">
            <text:p>Food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5627</text:p>
          </table:table-cell>
          <table:table-cell office:value-type="string">
            <text:p>SAÚDE COLETIVA <text:s text:c="35"/></text:p>
          </table:table-cell>
          <table:table-cell office:value-type="string">
            <text:p>Forum Qualitative Sozialforschu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970</text:p>
          </table:table-cell>
          <table:table-cell office:value-type="string">
            <text:p>SAÚDE COLETIVA <text:s text:c="35"/></text:p>
          </table:table-cell>
          <table:table-cell office:value-type="string">
            <text:p>Franja Vis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0633</text:p>
          </table:table-cell>
          <table:table-cell office:value-type="string">
            <text:p>SAÚDE COLETIVA <text:s text:c="35"/></text:p>
          </table:table-cell>
          <table:table-cell office:value-type="string">
            <text:p>Fresenius' Journal of Analytical 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5070</text:p>
          </table:table-cell>
          <table:table-cell office:value-type="string">
            <text:p>SAÚDE COLETIVA <text:s text:c="35"/></text:p>
          </table:table-cell>
          <table:table-cell office:value-type="string">
            <text:p>Freshwater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SAÚDE COLETIVA <text:s text:c="35"/></text:p>
          </table:table-cell>
          <table:table-cell office:value-type="string">
            <text:p>Fuel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1X</text:p>
          </table:table-cell>
          <table:table-cell office:value-type="string">
            <text:p>SAÚDE COLETIVA <text:s text:c="35"/></text:p>
          </table:table-cell>
          <table:table-cell office:value-type="string">
            <text:p>FUMDHAM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3813</text:p>
          </table:table-cell>
          <table:table-cell office:value-type="string">
            <text:p>SAÚDE COLETIVA <text:s text:c="35"/></text:p>
          </table:table-cell>
          <table:table-cell office:value-type="string">
            <text:p>Gaceta Médica de Méx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9111</text:p>
          </table:table-cell>
          <table:table-cell office:value-type="string">
            <text:p>SAÚDE COLETIVA <text:s text:c="35"/></text:p>
          </table:table-cell>
          <table:table-cell office:value-type="string">
            <text:p>Gaceta Sanitaria (Barcelona. 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SAÚDE COLETIVA <text:s text:c="35"/></text:p>
          </table:table-cell>
          <table:table-cell office:value-type="string">
            <text:p>Gaia Scientia (UFP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5705</text:p>
          </table:table-cell>
          <table:table-cell office:value-type="string">
            <text:p>SAÚDE COLETIVA <text:s text:c="35"/></text:p>
          </table:table-cell>
          <table:table-cell office:value-type="string">
            <text:p>Gastroenterología y Hepatologí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45X</text:p>
          </table:table-cell>
          <table:table-cell office:value-type="string">
            <text:p>SAÚDE COLETIVA <text:s text:c="35"/></text:p>
          </table:table-cell>
          <table:table-cell office:value-type="string">
            <text:p>Gazeta Medica da Ba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772</text:p>
          </table:table-cell>
          <table:table-cell office:value-type="string">
            <text:p>SAÚDE COLETIVA <text:s text:c="35"/></text:p>
          </table:table-cell>
          <table:table-cell office:value-type="string">
            <text:p>GED. Gastroenterologia e Endoscopia Digestiv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SAÚDE COLETIVA <text:s text:c="35"/></text:p>
          </table:table-cell>
          <table:table-cell office:value-type="string">
            <text:p>Gene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771</text:p>
          </table:table-cell>
          <table:table-cell office:value-type="string">
            <text:p>SAÚDE COLETIVA <text:s text:c="35"/></text:p>
          </table:table-cell>
          <table:table-cell office:value-type="string">
            <text:p>General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8343</text:p>
          </table:table-cell>
          <table:table-cell office:value-type="string">
            <text:p>SAÚDE COLETIVA <text:s text:c="35"/></text:p>
          </table:table-cell>
          <table:table-cell office:value-type="string">
            <text:p>General Hospit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SAÚDE COLETIVA <text:s text:c="35"/></text:p>
          </table:table-cell>
          <table:table-cell office:value-type="string">
            <text:p>Gêner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SAÚDE COLETIVA <text:s text:c="35"/></text:p>
          </table:table-cell>
          <table:table-cell office:value-type="string">
            <text:p>Genetics and Molecular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SAÚDE COLETIVA <text:s text:c="35"/></text:p>
          </table:table-cell>
          <table:table-cell office:value-type="string">
            <text:p>Genetics and Molecula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3600</text:p>
          </table:table-cell>
          <table:table-cell office:value-type="string">
            <text:p>SAÚDE COLETIVA <text:s text:c="35"/></text:p>
          </table:table-cell>
          <table:table-cell office:value-type="string">
            <text:p>Genetics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SAÚDE COLETIVA <text:s text:c="35"/></text:p>
          </table:table-cell>
          <table:table-cell office:value-type="string">
            <text:p>Genome Biology (Cessou em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5020</text:p>
          </table:table-cell>
          <table:table-cell office:value-type="string">
            <text:p>SAÚDE COLETIVA <text:s text:c="35"/></text:p>
          </table:table-cell>
          <table:table-cell office:value-type="string">
            <text:p>Geo-Spatial Information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SAÚDE COLETIVA <text:s text:c="35"/></text:p>
          </table:table-cell>
          <table:table-cell office:value-type="string">
            <text:p>Geochimica Brasilien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88</text:p>
          </table:table-cell>
          <table:table-cell office:value-type="string">
            <text:p>SAÚDE COLETIVA <text:s text:c="35"/></text:p>
          </table:table-cell>
          <table:table-cell office:value-type="string">
            <text:p>Geografia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SAÚDE COLETIVA <text:s text:c="35"/></text:p>
          </table:table-cell>
          <table:table-cell office:value-type="string">
            <text:p>Geografia (Rio Clar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1987</text:p>
          </table:table-cell>
          <table:table-cell office:value-type="string">
            <text:p>SAÚDE COLETIVA <text:s text:c="35"/></text:p>
          </table:table-cell>
          <table:table-cell office:value-type="string">
            <text:p>Geospatial Health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416</text:p>
          </table:table-cell>
          <table:table-cell office:value-type="string">
            <text:p>SAÚDE COLETIVA <text:s text:c="35"/></text:p>
          </table:table-cell>
          <table:table-cell office:value-type="string">
            <text:p>Geousp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89</text:p>
          </table:table-cell>
          <table:table-cell office:value-type="string">
            <text:p>SAÚDE COLETIVA <text:s text:c="35"/></text:p>
          </table:table-cell>
          <table:table-cell office:value-type="string">
            <text:p>Geriatria &amp; Ger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4-1586</text:p>
          </table:table-cell>
          <table:table-cell office:value-type="string">
            <text:p>SAÚDE COLETIVA <text:s text:c="35"/></text:p>
          </table:table-cell>
          <table:table-cell office:value-type="string">
            <text:p>Geriatrics and Gerontology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0664</text:p>
          </table:table-cell>
          <table:table-cell office:value-type="string">
            <text:p>SAÚDE COLETIVA <text:s text:c="35"/></text:p>
          </table:table-cell>
          <table:table-cell office:value-type="string">
            <text:p>Gerod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58</text:p>
          </table:table-cell>
          <table:table-cell office:value-type="string">
            <text:p>SAÚDE COLETIVA <text:s text:c="35"/></text:p>
          </table:table-cell>
          <table:table-cell office:value-type="string">
            <text:p>Gerontologi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24X</text:p>
          </table:table-cell>
          <table:table-cell office:value-type="string">
            <text:p>SAÚDE COLETIVA <text:s text:c="35"/></text:p>
          </table:table-cell>
          <table:table-cell office:value-type="string">
            <text:p>Geront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891</text:p>
          </table:table-cell>
          <table:table-cell office:value-type="string">
            <text:p>SAÚDE COLETIVA <text:s text:c="35"/></text:p>
          </table:table-cell>
          <table:table-cell office:value-type="string">
            <text:p>Gestão em 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483X</text:p>
          </table:table-cell>
          <table:table-cell office:value-type="string">
            <text:p>SAÚDE COLETIVA <text:s text:c="35"/></text:p>
          </table:table-cell>
          <table:table-cell office:value-type="string">
            <text:p>Gestos (Irvine, Calif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5968</text:p>
          </table:table-cell>
          <table:table-cell office:value-type="string">
            <text:p>SAÚDE COLETIVA <text:s text:c="35"/></text:p>
          </table:table-cell>
          <table:table-cell office:value-type="string">
            <text:p>Giornale Italiano di Cardiologia (1971) (Cessou em 1999. Fundiu-se com ISSN 0393-1978 Cardiologia (Roma) e ISSN 1129-471X Italian Heart Journal (Testo Stampat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6481</text:p>
          </table:table-cell>
          <table:table-cell office:value-type="string">
            <text:p>SAÚDE COLETIVA <text:s text:c="35"/></text:p>
          </table:table-cell>
          <table:table-cell office:value-type="string">
            <text:p>Giornale Italiano di Cardiologia (2006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9-3472</text:p>
          </table:table-cell>
          <table:table-cell office:value-type="string">
            <text:p>SAÚDE COLETIVA <text:s text:c="35"/></text:p>
          </table:table-cell>
          <table:table-cell office:value-type="string">
            <text:p>Global Ageing: Issues and Ac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259</text:p>
          </table:table-cell>
          <table:table-cell office:value-type="string">
            <text:p>SAÚDE COLETIVA <text:s text:c="35"/></text:p>
          </table:table-cell>
          <table:table-cell office:value-type="string">
            <text:p>Global Brasi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692</text:p>
          </table:table-cell>
          <table:table-cell office:value-type="string">
            <text:p>SAÚDE COLETIVA <text:s text:c="35"/></text:p>
          </table:table-cell>
          <table:table-cell office:value-type="string">
            <text:p>Global Public Healt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SAÚDE COLETIVA <text:s text:c="35"/></text:p>
          </table:table-cell>
          <table:table-cell office:value-type="string">
            <text:p>GRIN-VERLA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374</text:p>
          </table:table-cell>
          <table:table-cell office:value-type="string">
            <text:p>SAÚDE COLETIVA <text:s text:c="35"/></text:p>
          </table:table-cell>
          <table:table-cell office:value-type="string">
            <text:p>Growth Hormone &amp; IGF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258</text:p>
          </table:table-cell>
          <table:table-cell office:value-type="string">
            <text:p>SAÚDE COLETIVA <text:s text:c="35"/></text:p>
          </table:table-cell>
          <table:table-cell office:value-type="string">
            <text:p>Gynecologic On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3590</text:p>
          </table:table-cell>
          <table:table-cell office:value-type="string">
            <text:p>SAÚDE COLETIVA <text:s text:c="35"/></text:p>
          </table:table-cell>
          <table:table-cell office:value-type="string">
            <text:p>Gynecological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975</text:p>
          </table:table-cell>
          <table:table-cell office:value-type="string">
            <text:p>SAÚDE COLETIVA <text:s text:c="35"/></text:p>
          </table:table-cell>
          <table:table-cell office:value-type="string">
            <text:p>Habitat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283</text:p>
          </table:table-cell>
          <table:table-cell office:value-type="string">
            <text:p>SAÚDE COLETIVA <text:s text:c="35"/></text:p>
          </table:table-cell>
          <table:table-cell office:value-type="string">
            <text:p>Hansenologia International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3074</text:p>
          </table:table-cell>
          <table:table-cell office:value-type="string">
            <text:p>SAÚDE COLETIVA <text:s text:c="35"/></text:p>
          </table:table-cell>
          <table:table-cell office:value-type="string">
            <text:p>Head &amp; Neck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715</text:p>
          </table:table-cell>
          <table:table-cell office:value-type="string">
            <text:p>SAÚDE COLETIVA <text:s text:c="35"/></text:p>
          </table:table-cell>
          <table:table-cell office:value-type="string">
            <text:p>Health Affairs (Millwood, V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292</text:p>
          </table:table-cell>
          <table:table-cell office:value-type="string">
            <text:p>SAÚDE COLETIVA <text:s text:c="35"/></text:p>
          </table:table-cell>
          <table:table-cell office:value-type="string">
            <text:p>Health and Pla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525</text:p>
          </table:table-cell>
          <table:table-cell office:value-type="string">
            <text:p>SAÚDE COLETIVA <text:s text:c="35"/></text:p>
          </table:table-cell>
          <table:table-cell office:value-type="string">
            <text:p>Health and Quality of Life Outcom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9230</text:p>
          </table:table-cell>
          <table:table-cell office:value-type="string">
            <text:p>SAÚDE COLETIVA <text:s text:c="35"/></text:p>
          </table:table-cell>
          <table:table-cell office:value-type="string">
            <text:p>Health Eco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510</text:p>
          </table:table-cell>
          <table:table-cell office:value-type="string">
            <text:p>SAÚDE COLETIVA <text:s text:c="35"/></text:p>
          </table:table-cell>
          <table:table-cell office:value-type="string">
            <text:p>Health Polic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080</text:p>
          </table:table-cell>
          <table:table-cell office:value-type="string">
            <text:p>SAÚDE COLETIVA <text:s text:c="35"/></text:p>
          </table:table-cell>
          <table:table-cell office:value-type="string">
            <text:p>Health Policy and Plann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824</text:p>
          </table:table-cell>
          <table:table-cell office:value-type="string">
            <text:p>SAÚDE COLETIVA <text:s text:c="35"/></text:p>
          </table:table-cell>
          <table:table-cell office:value-type="string">
            <text:p>Health Promotion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63</text:p>
          </table:table-cell>
          <table:table-cell office:value-type="string">
            <text:p>SAÚDE COLETIVA <text:s text:c="35"/></text:p>
          </table:table-cell>
          <table:table-cell office:value-type="string">
            <text:p>Heart &amp; Lu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037</text:p>
          </table:table-cell>
          <table:table-cell office:value-type="string">
            <text:p>SAÚDE COLETIVA <text:s text:c="35"/></text:p>
          </table:table-cell>
          <table:table-cell office:value-type="string">
            <text:p>Heart (London. 199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269</text:p>
          </table:table-cell>
          <table:table-cell office:value-type="string">
            <text:p>SAÚDE COLETIVA <text:s text:c="35"/></text:p>
          </table:table-cell>
          <table:table-cell office:value-type="string">
            <text:p>Hemoglob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61</text:p>
          </table:table-cell>
          <table:table-cell office:value-type="string">
            <text:p>SAÚDE COLETIVA <text:s text:c="35"/></text:p>
          </table:table-cell>
          <table:table-cell office:value-type="string">
            <text:p>Hereditas (Lund) (Cessou em 2004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7X</text:p>
          </table:table-cell>
          <table:table-cell office:value-type="string">
            <text:p>SAÚDE COLETIVA <text:s text:c="35"/></text:p>
          </table:table-cell>
          <table:table-cell office:value-type="string">
            <text:p>Heredity (Edinburgh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SAÚDE COLETIVA <text:s text:c="35"/></text:p>
          </table:table-cell>
          <table:table-cell office:value-type="string">
            <text:p>Higiene Alimenta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12</text:p>
          </table:table-cell>
          <table:table-cell office:value-type="string">
            <text:p>SAÚDE COLETIVA <text:s text:c="35"/></text:p>
          </table:table-cell>
          <table:table-cell office:value-type="string">
            <text:p>História Revista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SAÚDE COLETIVA <text:s text:c="35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SAÚDE COLETIVA <text:s text:c="35"/></text:p>
          </table:table-cell>
          <table:table-cell office:value-type="string">
            <text:p>Homeopathy (Edinburgh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SAÚDE COLETIVA <text:s text:c="35"/></text:p>
          </table:table-cell>
          <table:table-cell office:value-type="string">
            <text:p>Horizontes Antropológicos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43</text:p>
          </table:table-cell>
          <table:table-cell office:value-type="string">
            <text:p>SAÚDE COLETIVA <text:s text:c="35"/></text:p>
          </table:table-cell>
          <table:table-cell office:value-type="string">
            <text:p>Hormone and Metabol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23</text:p>
          </table:table-cell>
          <table:table-cell office:value-type="string">
            <text:p>SAÚDE COLETIVA <text:s text:c="35"/></text:p>
          </table:table-cell>
          <table:table-cell office:value-type="string">
            <text:p>HU Revista (UFJF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839</text:p>
          </table:table-cell>
          <table:table-cell office:value-type="string">
            <text:p>SAÚDE COLETIVA <text:s text:c="35"/></text:p>
          </table:table-cell>
          <table:table-cell office:value-type="string">
            <text:p>Human Ecology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8859</text:p>
          </table:table-cell>
          <table:table-cell office:value-type="string">
            <text:p>SAÚDE COLETIVA <text:s text:c="35"/></text:p>
          </table:table-cell>
          <table:table-cell office:value-type="string">
            <text:p>Human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61</text:p>
          </table:table-cell>
          <table:table-cell office:value-type="string">
            <text:p>SAÚDE COLETIVA <text:s text:c="35"/></text:p>
          </table:table-cell>
          <table:table-cell office:value-type="string">
            <text:p>Human Reproduction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SAÚDE COLETIVA <text:s text:c="35"/></text:p>
          </table:table-cell>
          <table:table-cell office:value-type="string">
            <text:p>Hydrobiologia (The Hagu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726</text:p>
          </table:table-cell>
          <table:table-cell office:value-type="string">
            <text:p>SAÚDE COLETIVA <text:s text:c="35"/></text:p>
          </table:table-cell>
          <table:table-cell office:value-type="string">
            <text:p>Hygeia : Revista Brasileira de Geografia Médica e da Saúde (Uberlând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911X</text:p>
          </table:table-cell>
          <table:table-cell office:value-type="string">
            <text:p>SAÚDE COLETIVA <text:s text:c="35"/></text:p>
          </table:table-cell>
          <table:table-cell office:value-type="string">
            <text:p>Hypertension (Dallas, Tex. 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388</text:p>
          </table:table-cell>
          <table:table-cell office:value-type="string">
            <text:p>SAÚDE COLETIVA <text:s text:c="35"/></text:p>
          </table:table-cell>
          <table:table-cell office:value-type="string">
            <text:p>Iberoamerican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1249</text:p>
          </table:table-cell>
          <table:table-cell office:value-type="string">
            <text:p>SAÚDE COLETIVA <text:s text:c="35"/></text:p>
          </table:table-cell>
          <table:table-cell office:value-type="string">
            <text:p>Íconos (Qui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012</text:p>
          </table:table-cell>
          <table:table-cell office:value-type="string">
            <text:p>SAÚDE COLETIVA <text:s text:c="35"/></text:p>
          </table:table-cell>
          <table:table-cell office:value-type="string">
            <text:p>IDS Bulletin (Brighton. 198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SAÚDE COLETIVA <text:s text:c="35"/></text:p>
          </table:table-cell>
          <table:table-cell office:value-type="string">
            <text:p>IEEE Transactions on Biomedical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9395</text:p>
          </table:table-cell>
          <table:table-cell office:value-type="string">
            <text:p>SAÚDE COLETIVA <text:s text:c="35"/></text:p>
          </table:table-cell>
          <table:table-cell office:value-type="string">
            <text:p>Indian Journal of Lepros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SAÚDE COLETIVA <text:s text:c="35"/></text:p>
          </table:table-cell>
          <table:table-cell office:value-type="string">
            <text:p>Infarma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26</text:p>
          </table:table-cell>
          <table:table-cell office:value-type="string">
            <text:p>SAÚDE COLETIVA <text:s text:c="35"/></text:p>
          </table:table-cell>
          <table:table-cell office:value-type="string">
            <text:p>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3X</text:p>
          </table:table-cell>
          <table:table-cell office:value-type="string">
            <text:p>SAÚDE COLETIVA <text:s text:c="35"/></text:p>
          </table:table-cell>
          <table:table-cell office:value-type="string">
            <text:p>Infection Control and Hospital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02</text:p>
          </table:table-cell>
          <table:table-cell office:value-type="string">
            <text:p>SAÚDE COLETIVA <text:s text:c="35"/></text:p>
          </table:table-cell>
          <table:table-cell office:value-type="string">
            <text:p>Information Technology for Develop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948</text:p>
          </table:table-cell>
          <table:table-cell office:value-type="string">
            <text:p>SAÚDE COLETIVA <text:s text:c="35"/></text:p>
          </table:table-cell>
          <table:table-cell office:value-type="string">
            <text:p>Informativo ABEn (Cessou em 2002. Cont. ISSN 1984-9761 JornalABE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064</text:p>
          </table:table-cell>
          <table:table-cell office:value-type="string">
            <text:p>SAÚDE COLETIVA <text:s text:c="35"/></text:p>
          </table:table-cell>
          <table:table-cell office:value-type="string">
            <text:p>Inform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92</text:p>
          </table:table-cell>
          <table:table-cell office:value-type="string">
            <text:p>SAÚDE COLETIVA <text:s text:c="35"/></text:p>
          </table:table-cell>
          <table:table-cell office:value-type="string">
            <text:p>Informe da Atenção Básic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673</text:p>
          </table:table-cell>
          <table:table-cell office:value-type="string">
            <text:p>SAÚDE COLETIVA <text:s text:c="35"/></text:p>
          </table:table-cell>
          <table:table-cell office:value-type="string">
            <text:p>Informe Epidemiologico do SUS (Cessou em 2002. Cont. ISSN 1679-4974 Epidemiologia e Serviços de Saúd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378</text:p>
          </table:table-cell>
          <table:table-cell office:value-type="string">
            <text:p>SAÚDE COLETIVA <text:s text:c="35"/></text:p>
          </table:table-cell>
          <table:table-cell office:value-type="string">
            <text:p>Inhalation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43</text:p>
          </table:table-cell>
          <table:table-cell office:value-type="string">
            <text:p>SAÚDE COLETIVA <text:s text:c="35"/></text:p>
          </table:table-cell>
          <table:table-cell office:value-type="string">
            <text:p>Iniciação Científica - CESUM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383</text:p>
          </table:table-cell>
          <table:table-cell office:value-type="string">
            <text:p>SAÚDE COLETIVA <text:s text:c="35"/></text:p>
          </table:table-cell>
          <table:table-cell office:value-type="string">
            <text:p>Inju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047</text:p>
          </table:table-cell>
          <table:table-cell office:value-type="string">
            <text:p>SAÚDE COLETIVA <text:s text:c="35"/></text:p>
          </table:table-cell>
          <table:table-cell office:value-type="string">
            <text:p>Injury Preven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40</text:p>
          </table:table-cell>
          <table:table-cell office:value-type="string">
            <text:p>SAÚDE COLETIVA <text:s text:c="35"/></text:p>
          </table:table-cell>
          <table:table-cell office:value-type="string">
            <text:p>Insight Inteligênci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SAÚDE COLETIVA <text:s text:c="35"/></text:p>
          </table:table-cell>
          <table:table-cell office:value-type="string">
            <text:p>Integração (USJ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7354</text:p>
          </table:table-cell>
          <table:table-cell office:value-type="string">
            <text:p>SAÚDE COLETIVA <text:s text:c="35"/></text:p>
          </table:table-cell>
          <table:table-cell office:value-type="string">
            <text:p>Integrative Cancer Therap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SAÚDE COLETIVA <text:s text:c="35"/></text:p>
          </table:table-cell>
          <table:table-cell office:value-type="string">
            <text:p>Inteligência Empresarial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60</text:p>
          </table:table-cell>
          <table:table-cell office:value-type="string">
            <text:p>SAÚDE COLETIVA <text:s text:c="35"/></text:p>
          </table:table-cell>
          <table:table-cell office:value-type="string">
            <text:p>Intellector (CENEGRI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4642</text:p>
          </table:table-cell>
          <table:table-cell office:value-type="string">
            <text:p>SAÚDE COLETIVA <text:s text:c="35"/></text:p>
          </table:table-cell>
          <table:table-cell office:value-type="string">
            <text:p>Intensive Care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54</text:p>
          </table:table-cell>
          <table:table-cell office:value-type="string">
            <text:p>SAÚDE COLETIVA <text:s text:c="35"/></text:p>
          </table:table-cell>
          <table:table-cell office:value-type="string">
            <text:p>Interação (Curitiba) (Cessou em 2001. Cont. ISSN 1981-8068 Interação em Psicologia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07</text:p>
          </table:table-cell>
          <table:table-cell office:value-type="string">
            <text:p>SAÚDE COLETIVA <text:s text:c="35"/></text:p>
          </table:table-cell>
          <table:table-cell office:value-type="string">
            <text:p>Interações (Universidade São Marc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SAÚDE COLETIVA <text:s text:c="35"/></text:p>
          </table:table-cell>
          <table:table-cell office:value-type="string">
            <text:p>Interciencia (Carac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SAÚDE COLETIVA <text:s text:c="35"/></text:p>
          </table:table-cell>
          <table:table-cell office:value-type="string">
            <text:p>Interface (Botucatu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62</text:p>
          </table:table-cell>
          <table:table-cell office:value-type="string">
            <text:p>SAÚDE COLETIVA <text:s text:c="35"/></text:p>
          </table:table-cell>
          <table:table-cell office:value-type="string">
            <text:p>Interface (UNI/UNESP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94</text:p>
          </table:table-cell>
          <table:table-cell office:value-type="string">
            <text:p>SAÚDE COLETIVA <text:s text:c="35"/></text:p>
          </table:table-cell>
          <table:table-cell office:value-type="string">
            <text:p>InterfacEHS (Ed. portuguê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0625</text:p>
          </table:table-cell>
          <table:table-cell office:value-type="string">
            <text:p>SAÚDE COLETIVA <text:s text:c="35"/></text:p>
          </table:table-cell>
          <table:table-cell office:value-type="string">
            <text:p>InterJourn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0131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Archives of Occupational and Environmental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38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Braz J Uro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3187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Family Planning Perspectives (Cessou em 2008. Cont. ISSN 1944-0391 International Perspectives on Sexual and Reproductive Health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78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Immuno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020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(Toron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9276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for Equity in Healt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19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for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31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for Vitamin and Nutri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4602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Applied Research in Veterinary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9-2027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Au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36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Card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9106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Chronic Obstructive Pulmonary Disease (Cessou em 2008. Cont. ISSN 1178-2005 International Journal of COP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5031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Clinical Practice (Esh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958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Colorectal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5908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Computational Cogni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059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7319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Environmental Analytical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23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Environmental Health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7486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Food Sciences and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816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Geographical Information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30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Geriatric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92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Gynaecology and Obste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891X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Gynecological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1691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Gynecolog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447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Gynecology &amp; Obstetrics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6862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Health Care Quality Assura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72X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Health Geo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06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High Dilution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639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Hygiene and Environment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916X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Leprosy and other Mycobacterial Diseases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3829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Medical and Biological Fronti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5056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Medical Infor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4458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Mental Health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Molecular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0565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Obes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3525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Occupational and Environmental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2-1087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Occupational Medicine and Environmental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3548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Occupational Safety and Ergonomics (Cessou em 199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482X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Osteoarchae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263X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Paediatric Dentistr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39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Paediatric Dent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876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Pediatric Otorhinolaryng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662X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Photoener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1501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Psychiatry in Clinical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2174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Psychiatry in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760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Psycho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8564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Public Healt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1841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Rheumatic Diseas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40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Social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4624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STD &amp; A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623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f Technology Assessment in Health Car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3959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Journal on Drug Polic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132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Nursing Review (195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6102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Psychoger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623</text:p>
          </table:table-cell>
          <table:table-cell office:value-type="string">
            <text:p>SAÚDE COLETIVA <text:s text:c="35"/></text:p>
          </table:table-cell>
          <table:table-cell office:value-type="string">
            <text:p>International Urology and Neph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SAÚDE COLETIVA <text:s text:c="35"/></text:p>
          </table:table-cell>
          <table:table-cell office:value-type="string">
            <text:p>INTERthesis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5-5133</text:p>
          </table:table-cell>
          <table:table-cell office:value-type="string">
            <text:p>SAÚDE COLETIVA <text:s text:c="35"/></text:p>
          </table:table-cell>
          <table:table-cell office:value-type="string">
            <text:p>Investigación Clí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307</text:p>
          </table:table-cell>
          <table:table-cell office:value-type="string">
            <text:p>SAÚDE COLETIVA <text:s text:c="35"/></text:p>
          </table:table-cell>
          <table:table-cell office:value-type="string">
            <text:p>Investigacion y Educacion en Enferme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0404</text:p>
          </table:table-cell>
          <table:table-cell office:value-type="string">
            <text:p>SAÚDE COLETIVA <text:s text:c="35"/></text:p>
          </table:table-cell>
          <table:table-cell office:value-type="string">
            <text:p>Investigative Ophthalmology &amp; Visu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5-1088</text:p>
          </table:table-cell>
          <table:table-cell office:value-type="string">
            <text:p>SAÚDE COLETIVA <text:s text:c="35"/></text:p>
          </table:table-cell>
          <table:table-cell office:value-type="string">
            <text:p>Israel Medical Association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8160</text:p>
          </table:table-cell>
          <table:table-cell office:value-type="string">
            <text:p>SAÚDE COLETIVA <text:s text:c="35"/></text:p>
          </table:table-cell>
          <table:table-cell office:value-type="string">
            <text:p>Issues in Law &amp;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07</text:p>
          </table:table-cell>
          <table:table-cell office:value-type="string">
            <text:p>SAÚDE COLETIVA <text:s text:c="35"/></text:p>
          </table:table-cell>
          <table:table-cell office:value-type="string">
            <text:p>Itaici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67</text:p>
          </table:table-cell>
          <table:table-cell office:value-type="string">
            <text:p>SAÚDE COLETIVA <text:s text:c="35"/></text:p>
          </table:table-cell>
          <table:table-cell office:value-type="string">
            <text:p>JBC. Jornal Brasileiro de Clínica Odontológica Integra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7X</text:p>
          </table:table-cell>
          <table:table-cell office:value-type="string">
            <text:p>SAÚDE COLETIVA <text:s text:c="35"/></text:p>
          </table:table-cell>
          <table:table-cell office:value-type="string">
            <text:p>JBC. Jornal Brasileiro de Odontologia Clí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00</text:p>
          </table:table-cell>
          <table:table-cell office:value-type="string">
            <text:p>SAÚDE COLETIVA <text:s text:c="35"/></text:p>
          </table:table-cell>
          <table:table-cell office:value-type="string">
            <text:p>JBG. Jornal Brasileiro de Odontoger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SAÚDE COLETIVA <text:s text:c="35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755</text:p>
          </table:table-cell>
          <table:table-cell office:value-type="string">
            <text:p>SAÚDE COLETIVA <text:s text:c="35"/></text:p>
          </table:table-cell>
          <table:table-cell office:value-type="string">
            <text:p>JOPE. Jornal Brasileiro de Odonto-Psicologia e Odontologia para Pacientes Espec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231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AI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08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Fonoaud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386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História da Medic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Nef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SAÚDE COLETIVA <text:s text:c="35"/></text:p>
          </table:table-cell>
          <table:table-cell office:value-type="string">
            <text:p>Jornal Brasileiro de Oftalm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69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Ortodontia &amp; Ortopedia 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Pneu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Pneum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93</text:p>
          </table:table-cell>
          <table:table-cell office:value-type="string">
            <text:p>SAÚDE COLETIVA <text:s text:c="35"/></text:p>
          </table:table-cell>
          <table:table-cell office:value-type="string">
            <text:p>Jornal Brasileiro de Reprodução Assistid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5X</text:p>
          </table:table-cell>
          <table:table-cell office:value-type="string">
            <text:p>SAÚDE COLETIVA <text:s text:c="35"/></text:p>
          </table:table-cell>
          <table:table-cell office:value-type="string">
            <text:p>Jornal da Ci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12</text:p>
          </table:table-cell>
          <table:table-cell office:value-type="string">
            <text:p>SAÚDE COLETIVA <text:s text:c="35"/></text:p>
          </table:table-cell>
          <table:table-cell office:value-type="string">
            <text:p>Jornal da LIRN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10</text:p>
          </table:table-cell>
          <table:table-cell office:value-type="string">
            <text:p>SAÚDE COLETIVA <text:s text:c="35"/></text:p>
          </table:table-cell>
          <table:table-cell office:value-type="string">
            <text:p>Jornal da Rede Feminista d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SAÚDE COLETIVA <text:s text:c="35"/></text:p>
          </table:table-cell>
          <table:table-cell office:value-type="string">
            <text:p>Jornal de Ped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82</text:p>
          </table:table-cell>
          <table:table-cell office:value-type="string">
            <text:p>SAÚDE COLETIVA <text:s text:c="35"/></text:p>
          </table:table-cell>
          <table:table-cell office:value-type="string">
            <text:p>Jornal de Pediatr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86</text:p>
          </table:table-cell>
          <table:table-cell office:value-type="string">
            <text:p>SAÚDE COLETIVA <text:s text:c="35"/></text:p>
          </table:table-cell>
          <table:table-cell office:value-type="string">
            <text:p>Jornal de Pneumologia (Impresso) (Cessou em 2003. Cont. ISSN 1806-3713 Jornal Brasileiro de Pneum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35</text:p>
          </table:table-cell>
          <table:table-cell office:value-type="string">
            <text:p>SAÚDE COLETIVA <text:s text:c="35"/></text:p>
          </table:table-cell>
          <table:table-cell office:value-type="string">
            <text:p>Jornal de Psicanali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01</text:p>
          </table:table-cell>
          <table:table-cell office:value-type="string">
            <text:p>SAÚDE COLETIVA <text:s text:c="35"/></text:p>
          </table:table-cell>
          <table:table-cell office:value-type="string">
            <text:p>Jornal Vascular Brasileir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SAÚDE COLETIVA <text:s text:c="35"/></text:p>
          </table:table-cell>
          <table:table-cell office:value-type="string">
            <text:p>Journal for Applied Anthrop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1-5512</text:p>
          </table:table-cell>
          <table:table-cell office:value-type="string">
            <text:p>SAÚDE COLETIVA <text:s text:c="35"/></text:p>
          </table:table-cell>
          <table:table-cell office:value-type="string">
            <text:p>Journal Français d'Ophtalmolog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5-0762</text:p>
          </table:table-cell>
          <table:table-cell office:value-type="string">
            <text:p>SAÚDE COLETIVA <text:s text:c="35"/></text:p>
          </table:table-cell>
          <table:table-cell office:value-type="string">
            <text:p>Journal International de Bioéthique (1990) (Cessou em 1996. Fundiu-se com ISSN 1151-5104 Ethique (Paris. 1991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7-7352</text:p>
          </table:table-cell>
          <table:table-cell office:value-type="string">
            <text:p>SAÚDE COLETIVA <text:s text:c="35"/></text:p>
          </table:table-cell>
          <table:table-cell office:value-type="string">
            <text:p>Journal International de Bioéthique (1998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413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cquired Immune Deficiency Syndromes (199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139X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dolescent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ffective Disord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gricultural and Foo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49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llergy and Clinical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287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lzheimer's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39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picultur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pplie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pplied Or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0-758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pplied Physiology (198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581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pplied Statistic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0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rchaeologic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11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Autoimmun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39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Biologic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3406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Biopharmaceutical Statis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Biosocial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916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ardiac Fail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3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el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1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hild Psychology and Psychiatr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277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and Basic Card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95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Densit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4356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Gastroente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01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Laboratory Analys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183X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46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79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Periodon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608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Rheu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9389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Sleep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linical Vi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99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Cystic Fibro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3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Dental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Dent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Dent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5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Dentistry for Children (Cessou em 196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409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Endocrinological Investigation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9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Environmental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7-504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005X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Epidemiology and Community Health (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Ethn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129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Evaluation in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860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Experimental Animal Science (Cessou em 200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Food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9319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Gastroenterology and Hep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770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Genetic Counsel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0829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Glaucom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266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Health Organization and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099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Health, Population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Hered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4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Human Hyperten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334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Human Lac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871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Human Nutrition and Diete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268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Infection in Developing Countri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95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Inherited Metabolic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1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Insect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Invertebrate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9068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Investigational Allergology &amp; Clinical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16X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Latin American Stud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180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Magnetic Resonance Imag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Medical Ento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680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Medical Et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Medical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6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Medical Pri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Medical Vi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Microbiological Metho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465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Minimally Invasive Gyn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56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Neural Transmis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0311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Nonparametric Statistic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0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Nutritional Science and Vitami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Oral Pathology &amp;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493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Or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665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Orofacial Pa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4-481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aediatrics and Child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92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ain and Symptom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116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ediatric Gastroenterology and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11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ediatric Hematology/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5-770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ediatric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57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erinatal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8346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erin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eriodon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eriodontology (197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308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hysical Activity &amp; Healt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5-528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hysical Therapy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82X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sychosomatic Obstetrics and Gyna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99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sychosomat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3842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ublic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06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ublic Health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589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Public Health Polic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4746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Radiological Protec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162X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Rheu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108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Soils and Sedimen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882X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Studies on Alcohol (Cessou em 2006. Cont. ISSN 1937-1888 Journal of Studies on Alcohol and Drug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3289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Substance Abuse (Cessou em 2001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5472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Substance Abuse Treat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500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Substance Misuse (Cessou em 1998. Cont. ISSN 1465-9891 Journal of Substance Us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89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Air &amp; Waste Management Association (Cessou em 1992. Cont. ISSN 1073-161X Air &amp; Wast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56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American Academy of Child and Adolescent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9622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American Academy of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09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American College of Card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22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American Dietetic Assoc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61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American Geriatrics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861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American Medical Directors Associ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971X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American Mosquito Control Associ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667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American Society of Neph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209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International Academy of Periodont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278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International Society of Sports Nutri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Marine Biological Association of the United Kingdo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87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National Cancer Institut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5689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e Royal Society Interfa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599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oracic 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933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hrombosis and Haemosta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986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raumatic Stres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8408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ravel &amp; Tourism Market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5-1982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ravel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338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Tropical Pediatrics (1980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346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Urban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Vector 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Virological Metho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8X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1997</text:p>
          </table:table-cell>
          <table:table-cell office:value-type="string">
            <text:p>SAÚDE COLETIVA <text:s text:c="35"/></text:p>
          </table:table-cell>
          <table:table-cell office:value-type="string">
            <text:p>Journal of Vo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SAÚDE COLETIVA <text:s text:c="35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SAÚDE COLETIVA <text:s text:c="35"/></text:p>
          </table:table-cell>
          <table:table-cell office:value-type="string">
            <text:p>Key Engineering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4096</text:p>
          </table:table-cell>
          <table:table-cell office:value-type="string">
            <text:p>SAÚDE COLETIVA <text:s text:c="35"/></text:p>
          </table:table-cell>
          <table:table-cell office:value-type="string">
            <text:p>Kidney &amp; Blood Pressur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3-0625</text:p>
          </table:table-cell>
          <table:table-cell office:value-type="string">
            <text:p>SAÚDE COLETIVA <text:s text:c="35"/></text:p>
          </table:table-cell>
          <table:table-cell office:value-type="string">
            <text:p>L'Observatoire de la Génétiqu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SAÚDE COLETIVA <text:s text:c="35"/></text:p>
          </table:table-cell>
          <table:table-cell office:value-type="string">
            <text:p>LAES/HA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6736</text:p>
          </table:table-cell>
          <table:table-cell office:value-type="string">
            <text:p>SAÚDE COLETIVA <text:s text:c="35"/></text:p>
          </table:table-cell>
          <table:table-cell office:value-type="string">
            <text:p>Lancet (British edit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045</text:p>
          </table:table-cell>
          <table:table-cell office:value-type="string">
            <text:p>SAÚDE COLETIVA <text:s text:c="35"/></text:p>
          </table:table-cell>
          <table:table-cell office:value-type="string">
            <text:p>Lancet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3099</text:p>
          </table:table-cell>
          <table:table-cell office:value-type="string">
            <text:p>SAÚDE COLETIVA <text:s text:c="35"/></text:p>
          </table:table-cell>
          <table:table-cell office:value-type="string">
            <text:p>Lancet. Infectious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2-501X</text:p>
          </table:table-cell>
          <table:table-cell office:value-type="string">
            <text:p>SAÚDE COLETIVA <text:s text:c="35"/></text:p>
          </table:table-cell>
          <table:table-cell office:value-type="string">
            <text:p>Le Journal des Psychologu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0-6260</text:p>
          </table:table-cell>
          <table:table-cell office:value-type="string">
            <text:p>SAÚDE COLETIVA <text:s text:c="35"/></text:p>
          </table:table-cell>
          <table:table-cell office:value-type="string">
            <text:p>Le Monde Diplomatiqu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SAÚDE COLETIVA <text:s text:c="35"/></text:p>
          </table:table-cell>
          <table:table-cell office:value-type="string">
            <text:p>Lecturas Educación Física y Depor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SAÚDE COLETIVA <text:s text:c="35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18</text:p>
          </table:table-cell>
          <table:table-cell office:value-type="string">
            <text:p>SAÚDE COLETIVA <text:s text:c="35"/></text:p>
          </table:table-cell>
          <table:table-cell office:value-type="string">
            <text:p>Leprosy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35</text:p>
          </table:table-cell>
          <table:table-cell office:value-type="string">
            <text:p>SAÚDE COLETIVA <text:s text:c="35"/></text:p>
          </table:table-cell>
          <table:table-cell office:value-type="string">
            <text:p>Letras de Hoj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SAÚDE COLETIVA <text:s text:c="35"/></text:p>
          </table:table-cell>
          <table:table-cell office:value-type="string">
            <text:p>Letters in Applied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8194</text:p>
          </table:table-cell>
          <table:table-cell office:value-type="string">
            <text:p>SAÚDE COLETIVA <text:s text:c="35"/></text:p>
          </table:table-cell>
          <table:table-cell office:value-type="string">
            <text:p>Leukemia &amp; Lymphom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SAÚDE COLETIVA <text:s text:c="35"/></text:p>
          </table:table-cell>
          <table:table-cell office:value-type="string">
            <text:p>Leukemia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18</text:p>
          </table:table-cell>
          <table:table-cell office:value-type="string">
            <text:p>SAÚDE COLETIVA <text:s text:c="35"/></text:p>
          </table:table-cell>
          <table:table-cell office:value-type="string">
            <text:p>Libertas (UFJF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168</text:p>
          </table:table-cell>
          <table:table-cell office:value-type="string">
            <text:p>SAÚDE COLETIVA <text:s text:c="35"/></text:p>
          </table:table-cell>
          <table:table-cell office:value-type="string">
            <text:p>Licere (Belo Horizon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SAÚDE COLETIVA <text:s text:c="35"/></text:p>
          </table:table-cell>
          <table:table-cell office:value-type="string">
            <text:p>Life Sciences (197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201</text:p>
          </table:table-cell>
          <table:table-cell office:value-type="string">
            <text:p>SAÚDE COLETIVA <text:s text:c="35"/></text:p>
          </table:table-cell>
          <table:table-cell office:value-type="string">
            <text:p>Lip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3493</text:p>
          </table:table-cell>
          <table:table-cell office:value-type="string">
            <text:p>SAÚDE COLETIVA <text:s text:c="35"/></text:p>
          </table:table-cell>
          <table:table-cell office:value-type="string">
            <text:p>Logos Anankè (Cessou em 1999. Cont. 1623-3883 Figures de la Psychanalys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SAÚDE COLETIVA <text:s text:c="35"/></text:p>
          </table:table-cell>
          <table:table-cell office:value-type="string">
            <text:p>Lu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093</text:p>
          </table:table-cell>
          <table:table-cell office:value-type="string">
            <text:p>SAÚDE COLETIVA <text:s text:c="35"/></text:p>
          </table:table-cell>
          <table:table-cell office:value-type="string">
            <text:p>Lucera (Rosario, 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SAÚDE COLETIVA <text:s text:c="35"/></text:p>
          </table:table-cell>
          <table:table-cell office:value-type="string">
            <text:p>Lugar Comum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002</text:p>
          </table:table-cell>
          <table:table-cell office:value-type="string">
            <text:p>SAÚDE COLETIVA <text:s text:c="35"/></text:p>
          </table:table-cell>
          <table:table-cell office:value-type="string">
            <text:p>Lung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2033</text:p>
          </table:table-cell>
          <table:table-cell office:value-type="string">
            <text:p>SAÚDE COLETIVA <text:s text:c="35"/></text:p>
          </table:table-cell>
          <table:table-cell office:value-type="string">
            <text:p>Lupus (Basingstok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766</text:p>
          </table:table-cell>
          <table:table-cell office:value-type="string">
            <text:p>SAÚDE COLETIVA <text:s text:c="35"/></text:p>
          </table:table-cell>
          <table:table-cell office:value-type="string">
            <text:p>Lymp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75</text:p>
          </table:table-cell>
          <table:table-cell office:value-type="string">
            <text:p>SAÚDE COLETIVA <text:s text:c="35"/></text:p>
          </table:table-cell>
          <table:table-cell office:value-type="string">
            <text:p>Malaria Journa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SAÚDE COLETIVA <text:s text:c="35"/></text:p>
          </table:table-cell>
          <table:table-cell office:value-type="string">
            <text:p>Mana (UF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35</text:p>
          </table:table-cell>
          <table:table-cell office:value-type="string">
            <text:p>SAÚDE COLETIVA <text:s text:c="35"/></text:p>
          </table:table-cell>
          <table:table-cell office:value-type="string">
            <text:p>Management of Environmental Qual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9174</text:p>
          </table:table-cell>
          <table:table-cell office:value-type="string">
            <text:p>SAÚDE COLETIVA <text:s text:c="35"/></text:p>
          </table:table-cell>
          <table:table-cell office:value-type="string">
            <text:p>Management Research New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045</text:p>
          </table:table-cell>
          <table:table-cell office:value-type="string">
            <text:p>SAÚDE COLETIVA <text:s text:c="35"/></text:p>
          </table:table-cell>
          <table:table-cell office:value-type="string">
            <text:p>Manuscrito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SAÚDE COLETIVA <text:s text:c="35"/></text:p>
          </table:table-cell>
          <table:table-cell office:value-type="string">
            <text:p>Margem Esquer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2672</text:p>
          </table:table-cell>
          <table:table-cell office:value-type="string">
            <text:p>SAÚDE COLETIVA <text:s text:c="35"/></text:p>
          </table:table-cell>
          <table:table-cell office:value-type="string">
            <text:p>Marine Biodiversity Recor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3337</text:p>
          </table:table-cell>
          <table:table-cell office:value-type="string">
            <text:p>SAÚDE COLETIVA <text:s text:c="35"/></text:p>
          </table:table-cell>
          <table:table-cell office:value-type="string">
            <text:p>Marine Ornit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SAÚDE COLETIVA <text:s text:c="35"/></text:p>
          </table:table-cell>
          <table:table-cell office:value-type="string">
            <text:p>Materials Characteriz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8695</text:p>
          </table:table-cell>
          <table:table-cell office:value-type="string">
            <text:p>SAÚDE COLETIVA <text:s text:c="35"/></text:p>
          </table:table-cell>
          <table:table-cell office:value-type="string">
            <text:p>Maternal and Child Nutri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SAÚDE COLETIVA <text:s text:c="35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SAÚDE COLETIVA <text:s text:c="35"/></text:p>
          </table:table-cell>
          <table:table-cell office:value-type="string">
            <text:p>Maturita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6196</text:p>
          </table:table-cell>
          <table:table-cell office:value-type="string">
            <text:p>SAÚDE COLETIVA <text:s text:c="35"/></text:p>
          </table:table-cell>
          <table:table-cell office:value-type="string">
            <text:p>Mayo Clinic Proceeding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6921</text:p>
          </table:table-cell>
          <table:table-cell office:value-type="string">
            <text:p>SAÚDE COLETIVA <text:s text:c="35"/></text:p>
          </table:table-cell>
          <table:table-cell office:value-type="string">
            <text:p>Mecosan (Milan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83X</text:p>
          </table:table-cell>
          <table:table-cell office:value-type="string">
            <text:p>SAÚDE COLETIVA <text:s text:c="35"/></text:p>
          </table:table-cell>
          <table:table-cell office:value-type="string">
            <text:p>Medical and Veterinary Ento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079</text:p>
          </table:table-cell>
          <table:table-cell office:value-type="string">
            <text:p>SAÚDE COLETIVA <text:s text:c="35"/></text:p>
          </table:table-cell>
          <table:table-cell office:value-type="string">
            <text:p>Medical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0110</text:p>
          </table:table-cell>
          <table:table-cell office:value-type="string">
            <text:p>SAÚDE COLETIVA <text:s text:c="35"/></text:p>
          </table:table-cell>
          <table:table-cell office:value-type="string">
            <text:p>Medical Education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SAÚDE COLETIVA <text:s text:c="35"/></text:p>
          </table:table-cell>
          <table:table-cell office:value-type="string">
            <text:p>Medical Hypothe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1010</text:p>
          </table:table-cell>
          <table:table-cell office:value-type="string">
            <text:p>SAÚDE COLETIVA <text:s text:c="35"/></text:p>
          </table:table-cell>
          <table:table-cell office:value-type="string">
            <text:p>Medical Science Monit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SAÚDE COLETIVA <text:s text:c="35"/></text:p>
          </table:table-cell>
          <table:table-cell office:value-type="string">
            <text:p>Medicina (USP.FMR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818</text:p>
          </table:table-cell>
          <table:table-cell office:value-type="string">
            <text:p>SAÚDE COLETIVA <text:s text:c="35"/></text:p>
          </table:table-cell>
          <table:table-cell office:value-type="string">
            <text:p>Medicina del Lavo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65-546X</text:p>
          </table:table-cell>
          <table:table-cell office:value-type="string">
            <text:p>SAÚDE COLETIVA <text:s text:c="35"/></text:p>
          </table:table-cell>
          <table:table-cell office:value-type="string">
            <text:p>Medicina y Seguridad del Trabaj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3397</text:p>
          </table:table-cell>
          <table:table-cell office:value-type="string">
            <text:p>SAÚDE COLETIVA <text:s text:c="35"/></text:p>
          </table:table-cell>
          <table:table-cell office:value-type="string">
            <text:p>Medicinal and Aromatic Plant Science and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SAÚDE COLETIVA <text:s text:c="35"/></text:p>
          </table:table-cell>
          <table:table-cell office:value-type="string">
            <text:p>Medicine and Science in Sports and Exerci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SAÚDE COLETIVA <text:s text:c="35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SAÚDE COLETIVA <text:s text:c="35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3714</text:p>
          </table:table-cell>
          <table:table-cell office:value-type="string">
            <text:p>SAÚDE COLETIVA <text:s text:c="35"/></text:p>
          </table:table-cell>
          <table:table-cell office:value-type="string">
            <text:p>Menopause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29</text:p>
          </table:table-cell>
          <table:table-cell office:value-type="string">
            <text:p>SAÚDE COLETIVA <text:s text:c="35"/></text:p>
          </table:table-cell>
          <table:table-cell office:value-type="string">
            <text:p>Mens Sana Monograph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2-0726</text:p>
          </table:table-cell>
          <table:table-cell office:value-type="string">
            <text:p>SAÚDE COLETIVA <text:s text:c="35"/></text:p>
          </table:table-cell>
          <table:table-cell office:value-type="string">
            <text:p>Mente &amp; Cervel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1X</text:p>
          </table:table-cell>
          <table:table-cell office:value-type="string">
            <text:p>SAÚDE COLETIVA <text:s text:c="35"/></text:p>
          </table:table-cell>
          <table:table-cell office:value-type="string">
            <text:p>Meta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4196</text:p>
          </table:table-cell>
          <table:table-cell office:value-type="string">
            <text:p>SAÚDE COLETIVA <text:s text:c="35"/></text:p>
          </table:table-cell>
          <table:table-cell office:value-type="string">
            <text:p>Metabolic Syndrome and Related Disord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SAÚDE COLETIVA <text:s text:c="35"/></text:p>
          </table:table-cell>
          <table:table-cell office:value-type="string">
            <text:p>Metabolism, Clinical and Experiment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5-019X</text:p>
          </table:table-cell>
          <table:table-cell office:value-type="string">
            <text:p>SAÚDE COLETIVA <text:s text:c="35"/></text:p>
          </table:table-cell>
          <table:table-cell office:value-type="string">
            <text:p>Metamorfoses. Revista da Cátedra Jorge de Sena da Faculdade de Letras da UF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270</text:p>
          </table:table-cell>
          <table:table-cell office:value-type="string">
            <text:p>SAÚDE COLETIVA <text:s text:c="35"/></text:p>
          </table:table-cell>
          <table:table-cell office:value-type="string">
            <text:p>Methods of Information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SAÚDE COLETIVA <text:s text:c="35"/></text:p>
          </table:table-cell>
          <table:table-cell office:value-type="string">
            <text:p>Microbes and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600</text:p>
          </table:table-cell>
          <table:table-cell office:value-type="string">
            <text:p>SAÚDE COLETIVA <text:s text:c="35"/></text:p>
          </table:table-cell>
          <table:table-cell office:value-type="string">
            <text:p>Microbiolo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SAÚDE COLETIVA <text:s text:c="35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SAÚDE COLETIVA <text:s text:c="35"/></text:p>
          </table:table-cell>
          <table:table-cell office:value-type="string">
            <text:p>Micron (Oxford. 199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6138</text:p>
          </table:table-cell>
          <table:table-cell office:value-type="string">
            <text:p>SAÚDE COLETIVA <text:s text:c="35"/></text:p>
          </table:table-cell>
          <table:table-cell office:value-type="string">
            <text:p>Midwif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2271</text:p>
          </table:table-cell>
          <table:table-cell office:value-type="string">
            <text:p>SAÚDE COLETIVA <text:s text:c="35"/></text:p>
          </table:table-cell>
          <table:table-cell office:value-type="string">
            <text:p>Mind, Brain and Education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6495</text:p>
          </table:table-cell>
          <table:table-cell office:value-type="string">
            <text:p>SAÚDE COLETIVA <text:s text:c="35"/></text:p>
          </table:table-cell>
          <table:table-cell office:value-type="string">
            <text:p>Minds and Machines (Dordrech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894</text:p>
          </table:table-cell>
          <table:table-cell office:value-type="string">
            <text:p>SAÚDE COLETIVA <text:s text:c="35"/></text:p>
          </table:table-cell>
          <table:table-cell office:value-type="string">
            <text:p>Mnemosine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SAÚDE COLETIVA <text:s text:c="35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SAÚDE COLETIVA <text:s text:c="35"/></text:p>
          </table:table-cell>
          <table:table-cell office:value-type="string">
            <text:p>Molecular and Cellular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2997</text:p>
          </table:table-cell>
          <table:table-cell office:value-type="string">
            <text:p>SAÚDE COLETIVA <text:s text:c="35"/></text:p>
          </table:table-cell>
          <table:table-cell office:value-type="string">
            <text:p>Molecular Aspects of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SAÚDE COLETIVA <text:s text:c="35"/></text:p>
          </table:table-cell>
          <table:table-cell office:value-type="string">
            <text:p>Molecular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7192</text:p>
          </table:table-cell>
          <table:table-cell office:value-type="string">
            <text:p>SAÚDE COLETIVA <text:s text:c="35"/></text:p>
          </table:table-cell>
          <table:table-cell office:value-type="string">
            <text:p>Molecular Genetics and Metabolis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382X</text:p>
          </table:table-cell>
          <table:table-cell office:value-type="string">
            <text:p>SAÚDE COLETIVA <text:s text:c="35"/></text:p>
          </table:table-cell>
          <table:table-cell office:value-type="string">
            <text:p>Molec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535</text:p>
          </table:table-cell>
          <table:table-cell office:value-type="string">
            <text:p>SAÚDE COLETIVA <text:s text:c="35"/></text:p>
          </table:table-cell>
          <table:table-cell office:value-type="string">
            <text:p>Molecular Vi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SAÚDE COLETIVA <text:s text:c="35"/></text:p>
          </table:table-cell>
          <table:table-cell office:value-type="string">
            <text:p>Molecules (Basel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111</text:p>
          </table:table-cell>
          <table:table-cell office:value-type="string">
            <text:p>SAÚDE COLETIVA <text:s text:c="35"/></text:p>
          </table:table-cell>
          <table:table-cell office:value-type="string">
            <text:p>Motrivivencia (U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SAÚDE COLETIVA <text:s text:c="35"/></text:p>
          </table:table-cell>
          <table:table-cell office:value-type="string">
            <text:p>Movement Disord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4X</text:p>
          </table:table-cell>
          <table:table-cell office:value-type="string">
            <text:p>SAÚDE COLETIVA <text:s text:c="35"/></text:p>
          </table:table-cell>
          <table:table-cell office:value-type="string">
            <text:p>Movimento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11</text:p>
          </table:table-cell>
          <table:table-cell office:value-type="string">
            <text:p>SAÚDE COLETIVA <text:s text:c="35"/></text:p>
          </table:table-cell>
          <table:table-cell office:value-type="string">
            <text:p>Mundo &amp; Vida (UF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357</text:p>
          </table:table-cell>
          <table:table-cell office:value-type="string">
            <text:p>SAÚDE COLETIVA <text:s text:c="35"/></text:p>
          </table:table-cell>
          <table:table-cell office:value-type="string">
            <text:p>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SAÚDE COLETIVA <text:s text:c="35"/></text:p>
          </table:table-cell>
          <table:table-cell office:value-type="string">
            <text:p>Mutation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SAÚDE COLETIVA <text:s text:c="35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SAÚDE COLETIVA <text:s text:c="35"/></text:p>
          </table:table-cell>
          <table:table-cell office:value-type="string">
            <text:p>Mycopathologia (1975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4036</text:p>
          </table:table-cell>
          <table:table-cell office:value-type="string">
            <text:p>SAÚDE COLETIVA <text:s text:c="35"/></text:p>
          </table:table-cell>
          <table:table-cell office:value-type="string">
            <text:p>Nature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357</text:p>
          </table:table-cell>
          <table:table-cell office:value-type="string">
            <text:p>SAÚDE COLETIVA <text:s text:c="35"/></text:p>
          </table:table-cell>
          <table:table-cell office:value-type="string">
            <text:p>Nature Precedin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30</text:p>
          </table:table-cell>
          <table:table-cell office:value-type="string">
            <text:p>SAÚDE COLETIVA <text:s text:c="35"/></text:p>
          </table:table-cell>
          <table:table-cell office:value-type="string">
            <text:p>Natureza Humana (Cessou em 2008. Cont. ISSN 2175-2834 Natureza Humana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6995</text:p>
          </table:table-cell>
          <table:table-cell office:value-type="string">
            <text:p>SAÚDE COLETIVA <text:s text:c="35"/></text:p>
          </table:table-cell>
          <table:table-cell office:value-type="string">
            <text:p>Nefrologí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9787</text:p>
          </table:table-cell>
          <table:table-cell office:value-type="string">
            <text:p>SAÚDE COLETIVA <text:s text:c="35"/></text:p>
          </table:table-cell>
          <table:table-cell office:value-type="string">
            <text:p>Neoplasia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SAÚDE COLETIVA <text:s text:c="35"/></text:p>
          </table:table-cell>
          <table:table-cell office:value-type="string">
            <text:p>Neotropical Entom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358</text:p>
          </table:table-cell>
          <table:table-cell office:value-type="string">
            <text:p>SAÚDE COLETIVA <text:s text:c="35"/></text:p>
          </table:table-cell>
          <table:table-cell office:value-type="string">
            <text:p>Nephrology (Carlt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SAÚDE COLETIVA <text:s text:c="35"/></text:p>
          </table:table-cell>
          <table:table-cell office:value-type="string">
            <text:p>Neurociência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5350</text:p>
          </table:table-cell>
          <table:table-cell office:value-type="string">
            <text:p>SAÚDE COLETIVA <text:s text:c="35"/></text:p>
          </table:table-cell>
          <table:table-cell office:value-type="string">
            <text:p>Neuro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SAÚDE COLETIVA <text:s text:c="35"/></text:p>
          </table:table-cell>
          <table:table-cell office:value-type="string">
            <text:p>Neuroscience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0362</text:p>
          </table:table-cell>
          <table:table-cell office:value-type="string">
            <text:p>SAÚDE COLETIVA <text:s text:c="35"/></text:p>
          </table:table-cell>
          <table:table-cell office:value-type="string">
            <text:p>Neurotoxicology and Ter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2911</text:p>
          </table:table-cell>
          <table:table-cell office:value-type="string">
            <text:p>SAÚDE COLETIVA <text:s text:c="35"/></text:p>
          </table:table-cell>
          <table:table-cell office:value-type="string">
            <text:p>New Solution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84</text:p>
          </table:table-cell>
          <table:table-cell office:value-type="string">
            <text:p>SAÚDE COLETIVA <text:s text:c="35"/></text:p>
          </table:table-cell>
          <table:table-cell office:value-type="string">
            <text:p>Newsla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4804</text:p>
          </table:table-cell>
          <table:table-cell office:value-type="string">
            <text:p>SAÚDE COLETIVA <text:s text:c="35"/></text:p>
          </table:table-cell>
          <table:table-cell office:value-type="string">
            <text:p>Nihon Ishinkin Gakkai Zassh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SAÚDE COLETIVA <text:s text:c="35"/></text:p>
          </table:table-cell>
          <table:table-cell office:value-type="string">
            <text:p>Nitric Oxid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753</text:p>
          </table:table-cell>
          <table:table-cell office:value-type="string">
            <text:p>SAÚDE COLETIVA <text:s text:c="35"/></text:p>
          </table:table-cell>
          <table:table-cell office:value-type="string">
            <text:p>NMCD. Nutrition Metabolism and Cardiovascular Diseases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1741</text:p>
          </table:table-cell>
          <table:table-cell office:value-type="string">
            <text:p>SAÚDE COLETIVA <text:s text:c="35"/></text:p>
          </table:table-cell>
          <table:table-cell office:value-type="string">
            <text:p>Noise &amp;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SAÚDE COLETIVA <text:s text:c="35"/></text:p>
          </table:table-cell>
          <table:table-cell office:value-type="string">
            <text:p>Nucleic Acid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64</text:p>
          </table:table-cell>
          <table:table-cell office:value-type="string">
            <text:p>SAÚDE COLETIVA <text:s text:c="35"/></text:p>
          </table:table-cell>
          <table:table-cell office:value-type="string">
            <text:p>Nursing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34</text:p>
          </table:table-cell>
          <table:table-cell office:value-type="string">
            <text:p>SAÚDE COLETIVA <text:s text:c="35"/></text:p>
          </table:table-cell>
          <table:table-cell office:value-type="string">
            <text:p>Nutriçã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SAÚDE COLETIVA <text:s text:c="35"/></text:p>
          </table:table-cell>
          <table:table-cell office:value-type="string">
            <text:p>Nutrição em Pau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51</text:p>
          </table:table-cell>
          <table:table-cell office:value-type="string">
            <text:p>SAÚDE COLETIVA <text:s text:c="35"/></text:p>
          </table:table-cell>
          <table:table-cell office:value-type="string">
            <text:p>Nutrição Profiss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6057</text:p>
          </table:table-cell>
          <table:table-cell office:value-type="string">
            <text:p>SAÚDE COLETIVA <text:s text:c="35"/></text:p>
          </table:table-cell>
          <table:table-cell office:value-type="string">
            <text:p>Nutrición Clínica, Dietética Hospital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1611</text:p>
          </table:table-cell>
          <table:table-cell office:value-type="string">
            <text:p>SAÚDE COLETIVA <text:s text:c="35"/></text:p>
          </table:table-cell>
          <table:table-cell office:value-type="string">
            <text:p>Nutrición Hospitala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SAÚDE COLETIVA <text:s text:c="35"/></text:p>
          </table:table-cell>
          <table:table-cell office:value-type="string">
            <text:p>Nutrire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659</text:p>
          </table:table-cell>
          <table:table-cell office:value-type="string">
            <text:p>SAÚDE COLETIVA <text:s text:c="35"/></text:p>
          </table:table-cell>
          <table:table-cell office:value-type="string">
            <text:p>Nutrition &amp; Food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SAÚDE COLETIVA <text:s text:c="35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5336</text:p>
          </table:table-cell>
          <table:table-cell office:value-type="string">
            <text:p>SAÚDE COLETIVA <text:s text:c="35"/></text:p>
          </table:table-cell>
          <table:table-cell office:value-type="string">
            <text:p>Nutrition in Clinical Prac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0166</text:p>
          </table:table-cell>
          <table:table-cell office:value-type="string">
            <text:p>SAÚDE COLETIVA <text:s text:c="35"/></text:p>
          </table:table-cell>
          <table:table-cell office:value-type="string">
            <text:p>Nutri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SAÚDE COLETIVA <text:s text:c="35"/></text:p>
          </table:table-cell>
          <table:table-cell office:value-type="string">
            <text:p>Nutrition Research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43</text:p>
          </table:table-cell>
          <table:table-cell office:value-type="string">
            <text:p>SAÚDE COLETIVA <text:s text:c="35"/></text:p>
          </table:table-cell>
          <table:table-cell office:value-type="string">
            <text:p>Nutrition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6X</text:p>
          </table:table-cell>
          <table:table-cell office:value-type="string">
            <text:p>SAÚDE COLETIVA <text:s text:c="35"/></text:p>
          </table:table-cell>
          <table:table-cell office:value-type="string">
            <text:p>Nutrition Today (Anna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SAÚDE COLETIVA <text:s text:c="35"/></text:p>
          </table:table-cell>
          <table:table-cell office:value-type="string">
            <text:p>O Mundo da Saúde (CUS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7381</text:p>
          </table:table-cell>
          <table:table-cell office:value-type="string">
            <text:p>SAÚDE COLETIVA <text:s text:c="35"/></text:p>
          </table:table-cell>
          <table:table-cell office:value-type="string">
            <text:p>Obesity (Silver Spring, M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323</text:p>
          </table:table-cell>
          <table:table-cell office:value-type="string">
            <text:p>SAÚDE COLETIVA <text:s text:c="35"/></text:p>
          </table:table-cell>
          <table:table-cell office:value-type="string">
            <text:p>Obesity Research (Cessou em 2005. Cont. ISSN 1930-7381 Obesity (Silver Spring, Md.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7881</text:p>
          </table:table-cell>
          <table:table-cell office:value-type="string">
            <text:p>SAÚDE COLETIVA <text:s text:c="35"/></text:p>
          </table:table-cell>
          <table:table-cell office:value-type="string">
            <text:p>Obesity Review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SAÚDE COLETIVA <text:s text:c="35"/></text:p>
          </table:table-cell>
          <table:table-cell office:value-type="string">
            <text:p>Obesity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70</text:p>
          </table:table-cell>
          <table:table-cell office:value-type="string">
            <text:p>SAÚDE COLETIVA <text:s text:c="35"/></text:p>
          </table:table-cell>
          <table:table-cell office:value-type="string">
            <text:p>Observatório da Imprens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7844</text:p>
          </table:table-cell>
          <table:table-cell office:value-type="string">
            <text:p>SAÚDE COLETIVA <text:s text:c="35"/></text:p>
          </table:table-cell>
          <table:table-cell office:value-type="string">
            <text:p>Obstetrics and Gynecology (New York. 195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711</text:p>
          </table:table-cell>
          <table:table-cell office:value-type="string">
            <text:p>SAÚDE COLETIVA <text:s text:c="35"/></text:p>
          </table:table-cell>
          <table:table-cell office:value-type="string">
            <text:p>Occupational and Environmental Medicine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7480</text:p>
          </table:table-cell>
          <table:table-cell office:value-type="string">
            <text:p>SAÚDE COLETIVA <text:s text:c="35"/></text:p>
          </table:table-cell>
          <table:table-cell office:value-type="string">
            <text:p>Occupational Medicine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7903</text:p>
          </table:table-cell>
          <table:table-cell office:value-type="string">
            <text:p>SAÚDE COLETIVA <text:s text:c="35"/></text:p>
          </table:table-cell>
          <table:table-cell office:value-type="string">
            <text:p>Occupational Therapy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9-7182</text:p>
          </table:table-cell>
          <table:table-cell office:value-type="string">
            <text:p>SAÚDE COLETIVA <text:s text:c="35"/></text:p>
          </table:table-cell>
          <table:table-cell office:value-type="string">
            <text:p>Ocio y 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0-3085</text:p>
          </table:table-cell>
          <table:table-cell office:value-type="string">
            <text:p>SAÚDE COLETIVA <text:s text:c="35"/></text:p>
          </table:table-cell>
          <table:table-cell office:value-type="string">
            <text:p>Ocular Surgery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44X</text:p>
          </table:table-cell>
          <table:table-cell office:value-type="string">
            <text:p>SAÚDE COLETIVA <text:s text:c="35"/></text:p>
          </table:table-cell>
          <table:table-cell office:value-type="string">
            <text:p>Ocular Surgery News (Ed. Internation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480</text:p>
          </table:table-cell>
          <table:table-cell office:value-type="string">
            <text:p>SAÚDE COLETIVA <text:s text:c="35"/></text:p>
          </table:table-cell>
          <table:table-cell office:value-type="string">
            <text:p>Odontologia e Socieda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SAÚDE COLETIVA <text:s text:c="35"/></text:p>
          </table:table-cell>
          <table:table-cell office:value-type="string">
            <text:p>Oecologia Brasiliens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345</text:p>
          </table:table-cell>
          <table:table-cell office:value-type="string">
            <text:p>SAÚDE COLETIVA <text:s text:c="35"/></text:p>
          </table:table-cell>
          <table:table-cell office:value-type="string">
            <text:p>Olho Mágico (U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63</text:p>
          </table:table-cell>
          <table:table-cell office:value-type="string">
            <text:p>SAÚDE COLETIVA <text:s text:c="35"/></text:p>
          </table:table-cell>
          <table:table-cell office:value-type="string">
            <text:p>Omnia Saúde (FA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32</text:p>
          </table:table-cell>
          <table:table-cell office:value-type="string">
            <text:p>SAÚDE COLETIVA <text:s text:c="35"/></text:p>
          </table:table-cell>
          <table:table-cell office:value-type="string">
            <text:p>Oncogene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SAÚDE COLETIVA <text:s text:c="35"/></text:p>
          </table:table-cell>
          <table:table-cell office:value-type="string">
            <text:p>Online Brazilian Journal of Nurs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7734</text:p>
          </table:table-cell>
          <table:table-cell office:value-type="string">
            <text:p>SAÚDE COLETIVA <text:s text:c="35"/></text:p>
          </table:table-cell>
          <table:table-cell office:value-type="string">
            <text:p>Operative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6586</text:p>
          </table:table-cell>
          <table:table-cell office:value-type="string">
            <text:p>SAÚDE COLETIVA <text:s text:c="35"/></text:p>
          </table:table-cell>
          <table:table-cell office:value-type="string">
            <text:p>Ophthalmic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5094</text:p>
          </table:table-cell>
          <table:table-cell office:value-type="string">
            <text:p>SAÚDE COLETIVA <text:s text:c="35"/></text:p>
          </table:table-cell>
          <table:table-cell office:value-type="string">
            <text:p>Ophthalmic Genetic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SAÚDE COLETIVA <text:s text:c="35"/></text:p>
          </table:table-cell>
          <table:table-cell office:value-type="string">
            <text:p>Oral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2-1622</text:p>
          </table:table-cell>
          <table:table-cell office:value-type="string">
            <text:p>SAÚDE COLETIVA <text:s text:c="35"/></text:p>
          </table:table-cell>
          <table:table-cell office:value-type="string">
            <text:p>Oral Health &amp; Preventive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SAÚDE COLETIVA <text:s text:c="35"/></text:p>
          </table:table-cell>
          <table:table-cell office:value-type="string">
            <text:p>Oral Oncology (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SAÚDE COLETIVA <text:s text:c="35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SAÚDE COLETIVA <text:s text:c="35"/></text:p>
          </table:table-cell>
          <table:table-cell office:value-type="string">
            <text:p>Organizações &amp; Socieda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6-4892</text:p>
          </table:table-cell>
          <table:table-cell office:value-type="string">
            <text:p>SAÚDE COLETIVA <text:s text:c="35"/></text:p>
          </table:table-cell>
          <table:table-cell office:value-type="string">
            <text:p>Organohalogen Compoun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69</text:p>
          </table:table-cell>
          <table:table-cell office:value-type="string">
            <text:p>SAÚDE COLETIVA <text:s text:c="35"/></text:p>
          </table:table-cell>
          <table:table-cell office:value-type="string">
            <text:p>ORL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99</text:p>
          </table:table-cell>
          <table:table-cell office:value-type="string">
            <text:p>SAÚDE COLETIVA <text:s text:c="35"/></text:p>
          </table:table-cell>
          <table:table-cell office:value-type="string">
            <text:p>Ortho Science: Orthodontic Science and Practi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3-5766</text:p>
          </table:table-cell>
          <table:table-cell office:value-type="string">
            <text:p>SAÚDE COLETIVA <text:s text:c="35"/></text:p>
          </table:table-cell>
          <table:table-cell office:value-type="string">
            <text:p>OSH &amp; Develop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41X</text:p>
          </table:table-cell>
          <table:table-cell office:value-type="string">
            <text:p>SAÚDE COLETIVA <text:s text:c="35"/></text:p>
          </table:table-cell>
          <table:table-cell office:value-type="string">
            <text:p>Osteoporosis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5998</text:p>
          </table:table-cell>
          <table:table-cell office:value-type="string">
            <text:p>SAÚDE COLETIVA <text:s text:c="35"/></text:p>
          </table:table-cell>
          <table:table-cell office:value-type="string">
            <text:p>Otolaryngology and Head and Neck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5022</text:p>
          </table:table-cell>
          <table:table-cell office:value-type="string">
            <text:p>SAÚDE COLETIVA <text:s text:c="35"/></text:p>
          </table:table-cell>
          <table:table-cell office:value-type="string">
            <text:p>Paediatric and Perinatal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0550</text:p>
          </table:table-cell>
          <table:table-cell office:value-type="string">
            <text:p>SAÚDE COLETIVA <text:s text:c="35"/></text:p>
          </table:table-cell>
          <table:table-cell office:value-type="string">
            <text:p>Paediatric Respiratory Review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0542</text:p>
          </table:table-cell>
          <table:table-cell office:value-type="string">
            <text:p>SAÚDE COLETIVA <text:s text:c="35"/></text:p>
          </table:table-cell>
          <table:table-cell office:value-type="string">
            <text:p>Paediatric Respiratory Review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59</text:p>
          </table:table-cell>
          <table:table-cell office:value-type="string">
            <text:p>SAÚDE COLETIVA <text:s text:c="35"/></text:p>
          </table:table-cell>
          <table:table-cell office:value-type="string">
            <text:p>Pai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9042</text:p>
          </table:table-cell>
          <table:table-cell office:value-type="string">
            <text:p>SAÚDE COLETIVA <text:s text:c="35"/></text:p>
          </table:table-cell>
          <table:table-cell office:value-type="string">
            <text:p>Pain Management Nurs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7085</text:p>
          </table:table-cell>
          <table:table-cell office:value-type="string">
            <text:p>SAÚDE COLETIVA <text:s text:c="35"/></text:p>
          </table:table-cell>
          <table:table-cell office:value-type="string">
            <text:p>Pain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182</text:p>
          </table:table-cell>
          <table:table-cell office:value-type="string">
            <text:p>SAÚDE COLETIVA <text:s text:c="35"/></text:p>
          </table:table-cell>
          <table:table-cell office:value-type="string">
            <text:p>Palaeogeography, Palaeoclimatology, Palaeo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4737</text:p>
          </table:table-cell>
          <table:table-cell office:value-type="string">
            <text:p>SAÚDE COLETIVA <text:s text:c="35"/></text:p>
          </table:table-cell>
          <table:table-cell office:value-type="string">
            <text:p>Paleopathology Newslett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SAÚDE COLETIVA <text:s text:c="35"/></text:p>
          </table:table-cell>
          <table:table-cell office:value-type="string">
            <text:p>Parasitology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SAÚDE COLETIVA <text:s text:c="35"/></text:p>
          </table:table-cell>
          <table:table-cell office:value-type="string">
            <text:p>Parasit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SAÚDE COLETIVA <text:s text:c="35"/></text:p>
          </table:table-cell>
          <table:table-cell office:value-type="string">
            <text:p>Parasitology Research (1987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SAÚDE COLETIVA <text:s text:c="35"/></text:p>
          </table:table-cell>
          <table:table-cell office:value-type="string">
            <text:p>Parcerias Estratégica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463</text:p>
          </table:table-cell>
          <table:table-cell office:value-type="string">
            <text:p>SAÚDE COLETIVA <text:s text:c="35"/></text:p>
          </table:table-cell>
          <table:table-cell office:value-type="string">
            <text:p>Path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9-4956</text:p>
          </table:table-cell>
          <table:table-cell office:value-type="string">
            <text:p>SAÚDE COLETIVA <text:s text:c="35"/></text:p>
          </table:table-cell>
          <table:table-cell office:value-type="string">
            <text:p>Pathology Oncolog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3991</text:p>
          </table:table-cell>
          <table:table-cell office:value-type="string">
            <text:p>SAÚDE COLETIVA <text:s text:c="35"/></text:p>
          </table:table-cell>
          <table:table-cell office:value-type="string">
            <text:p>Patient Education and Counse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8X</text:p>
          </table:table-cell>
          <table:table-cell office:value-type="string">
            <text:p>SAÚDE COLETIVA <text:s text:c="35"/></text:p>
          </table:table-cell>
          <table:table-cell office:value-type="string">
            <text:p>PCL. Revista Íbero-Americana de Prótese Clínica &amp; Laborato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SAÚDE COLETIVA <text:s text:c="35"/></text:p>
          </table:table-cell>
          <table:table-cell office:value-type="string">
            <text:p>Pediatri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712</text:p>
          </table:table-cell>
          <table:table-cell office:value-type="string">
            <text:p>SAÚDE COLETIVA <text:s text:c="35"/></text:p>
          </table:table-cell>
          <table:table-cell office:value-type="string">
            <text:p>Pediatria Atual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SAÚDE COLETIVA <text:s text:c="35"/></text:p>
          </table:table-cell>
          <table:table-cell office:value-type="string">
            <text:p>Pediatria Moder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157</text:p>
          </table:table-cell>
          <table:table-cell office:value-type="string">
            <text:p>SAÚDE COLETIVA <text:s text:c="35"/></text:p>
          </table:table-cell>
          <table:table-cell office:value-type="string">
            <text:p>Pediatric Aller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009</text:p>
          </table:table-cell>
          <table:table-cell office:value-type="string">
            <text:p>SAÚDE COLETIVA <text:s text:c="35"/></text:p>
          </table:table-cell>
          <table:table-cell office:value-type="string">
            <text:p>Pediatric Blood &amp; Canc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63</text:p>
          </table:table-cell>
          <table:table-cell office:value-type="string">
            <text:p>SAÚDE COLETIVA <text:s text:c="35"/></text:p>
          </table:table-cell>
          <table:table-cell office:value-type="string">
            <text:p>Pediatric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8046</text:p>
          </table:table-cell>
          <table:table-cell office:value-type="string">
            <text:p>SAÚDE COLETIVA <text:s text:c="35"/></text:p>
          </table:table-cell>
          <table:table-cell office:value-type="string">
            <text:p>Pediatric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0018</text:p>
          </table:table-cell>
          <table:table-cell office:value-type="string">
            <text:p>SAÚDE COLETIVA <text:s text:c="35"/></text:p>
          </table:table-cell>
          <table:table-cell office:value-type="string">
            <text:p>Pediatric Hematology and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125</text:p>
          </table:table-cell>
          <table:table-cell office:value-type="string">
            <text:p>SAÚDE COLETIVA <text:s text:c="35"/></text:p>
          </table:table-cell>
          <table:table-cell office:value-type="string">
            <text:p>Pediatric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09</text:p>
          </table:table-cell>
          <table:table-cell office:value-type="string">
            <text:p>SAÚDE COLETIVA <text:s text:c="35"/></text:p>
          </table:table-cell>
          <table:table-cell office:value-type="string">
            <text:p>Pensamento &amp; Re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8961</text:p>
          </table:table-cell>
          <table:table-cell office:value-type="string">
            <text:p>SAÚDE COLETIVA <text:s text:c="35"/></text:p>
          </table:table-cell>
          <table:table-cell office:value-type="string">
            <text:p>Pensamiento Psicolog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76</text:p>
          </table:table-cell>
          <table:table-cell office:value-type="string">
            <text:p>SAÚDE COLETIVA <text:s text:c="35"/></text:p>
          </table:table-cell>
          <table:table-cell office:value-type="string">
            <text:p>Pensar a Prátic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03</text:p>
          </table:table-cell>
          <table:table-cell office:value-type="string">
            <text:p>SAÚDE COLETIVA <text:s text:c="35"/></text:p>
          </table:table-cell>
          <table:table-cell office:value-type="string">
            <text:p>Pensar BH. Polític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7-6183</text:p>
          </table:table-cell>
          <table:table-cell office:value-type="string">
            <text:p>SAÚDE COLETIVA <text:s text:c="35"/></text:p>
          </table:table-cell>
          <table:table-cell office:value-type="string">
            <text:p>People and Work. Research Repor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393</text:p>
          </table:table-cell>
          <table:table-cell office:value-type="string">
            <text:p>SAÚDE COLETIVA <text:s text:c="35"/></text:p>
          </table:table-cell>
          <table:table-cell office:value-type="string">
            <text:p>Periodonti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3-3122</text:p>
          </table:table-cell>
          <table:table-cell office:value-type="string">
            <text:p>SAÚDE COLETIVA <text:s text:c="35"/></text:p>
          </table:table-cell>
          <table:table-cell office:value-type="string">
            <text:p>Persona y Bioe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69</text:p>
          </table:table-cell>
          <table:table-cell office:value-type="string">
            <text:p>SAÚDE COLETIVA <text:s text:c="35"/></text:p>
          </table:table-cell>
          <table:table-cell office:value-type="string">
            <text:p>Perspectiva Teológica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36</text:p>
          </table:table-cell>
          <table:table-cell office:value-type="string">
            <text:p>SAÚDE COLETIVA <text:s text:c="35"/></text:p>
          </table:table-cell>
          <table:table-cell office:value-type="string">
            <text:p>Perspectivas em Ciência da Inform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4108</text:p>
          </table:table-cell>
          <table:table-cell office:value-type="string">
            <text:p>SAÚDE COLETIVA <text:s text:c="35"/></text:p>
          </table:table-cell>
          <table:table-cell office:value-type="string">
            <text:p>Perspectivas en Nutricion Hum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022</text:p>
          </table:table-cell>
          <table:table-cell office:value-type="string">
            <text:p>SAÚDE COLETIVA <text:s text:c="35"/></text:p>
          </table:table-cell>
          <table:table-cell office:value-type="string">
            <text:p>Perspectivas É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3195</text:p>
          </table:table-cell>
          <table:table-cell office:value-type="string">
            <text:p>SAÚDE COLETIVA <text:s text:c="35"/></text:p>
          </table:table-cell>
          <table:table-cell office:value-type="string">
            <text:p>Perspectivas Internacionales en Planificación Famili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01</text:p>
          </table:table-cell>
          <table:table-cell office:value-type="string">
            <text:p>SAÚDE COLETIVA <text:s text:c="35"/></text:p>
          </table:table-cell>
          <table:table-cell office:value-type="string">
            <text:p>Perspectivas Online (Campos dos Goitacaz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982</text:p>
          </table:table-cell>
          <table:table-cell office:value-type="string">
            <text:p>SAÚDE COLETIVA <text:s text:c="35"/></text:p>
          </table:table-cell>
          <table:table-cell office:value-type="string">
            <text:p>Perspectives in Biology and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990</text:p>
          </table:table-cell>
          <table:table-cell office:value-type="string">
            <text:p>SAÚDE COLETIVA <text:s text:c="35"/></text:p>
          </table:table-cell>
          <table:table-cell office:value-type="string">
            <text:p>Perspectives in Psychiatric 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SAÚDE COLETIVA <text:s text:c="35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SAÚDE COLETIVA <text:s text:c="35"/></text:p>
          </table:table-cell>
          <table:table-cell office:value-type="string">
            <text:p>Pesquisa Agropecuár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01</text:p>
          </table:table-cell>
          <table:table-cell office:value-type="string">
            <text:p>SAÚDE COLETIVA <text:s text:c="35"/></text:p>
          </table:table-cell>
          <table:table-cell office:value-type="string">
            <text:p>Pesquisa Brasileira em Odontopediatria e Clínica Integrad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SAÚDE COLETIVA <text:s text:c="35"/></text:p>
          </table:table-cell>
          <table:table-cell office:value-type="string">
            <text:p>Pesquisa Opera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SAÚDE COLETIVA <text:s text:c="35"/></text:p>
          </table:table-cell>
          <table:table-cell office:value-type="string">
            <text:p>Pesquisa Veterinári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08</text:p>
          </table:table-cell>
          <table:table-cell office:value-type="string">
            <text:p>SAÚDE COLETIVA <text:s text:c="35"/></text:p>
          </table:table-cell>
          <table:table-cell office:value-type="string">
            <text:p>Pesquisas e Práticas Psicos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641</text:p>
          </table:table-cell>
          <table:table-cell office:value-type="string">
            <text:p>SAÚDE COLETIVA <text:s text:c="35"/></text:p>
          </table:table-cell>
          <table:table-cell office:value-type="string">
            <text:p>Pesquisas FUNC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794</text:p>
          </table:table-cell>
          <table:table-cell office:value-type="string">
            <text:p>SAÚDE COLETIVA <text:s text:c="35"/></text:p>
          </table:table-cell>
          <table:table-cell office:value-type="string">
            <text:p>Pharmaci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872</text:p>
          </table:table-cell>
          <table:table-cell office:value-type="string">
            <text:p>SAÚDE COLETIVA <text:s text:c="35"/></text:p>
          </table:table-cell>
          <table:table-cell office:value-type="string">
            <text:p>Pharmacogenetics and Genom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416</text:p>
          </table:table-cell>
          <table:table-cell office:value-type="string">
            <text:p>SAÚDE COLETIVA <text:s text:c="35"/></text:p>
          </table:table-cell>
          <table:table-cell office:value-type="string">
            <text:p>Pharmacogenomics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69X</text:p>
          </table:table-cell>
          <table:table-cell office:value-type="string">
            <text:p>SAÚDE COLETIVA <text:s text:c="35"/></text:p>
          </table:table-cell>
          <table:table-cell office:value-type="string">
            <text:p>Pharmacogenomics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SAÚDE COLETIVA <text:s text:c="35"/></text:p>
          </table:table-cell>
          <table:table-cell office:value-type="string">
            <text:p>Photomedicine and Laser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1797</text:p>
          </table:table-cell>
          <table:table-cell office:value-type="string">
            <text:p>SAÚDE COLETIVA <text:s text:c="35"/></text:p>
          </table:table-cell>
          <table:table-cell office:value-type="string">
            <text:p>Physica Medic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SAÚDE COLETIVA <text:s text:c="35"/></text:p>
          </table:table-cell>
          <table:table-cell office:value-type="string">
            <text:p>Physica Status Solidi. C, Conferences and Critical Reviews (Cessou em 2005. Cont. ISSN 1862-6351 Physica Status Solidi. C, Current Topics in Solid State Physics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13</text:p>
          </table:table-cell>
          <table:table-cell office:value-type="string">
            <text:p>SAÚDE COLETIVA <text:s text:c="35"/></text:p>
          </table:table-cell>
          <table:table-cell office:value-type="string">
            <text:p>Physical Review. C. Nuclear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SAÚDE COLETIVA <text:s text:c="35"/></text:p>
          </table:table-cell>
          <table:table-cell office:value-type="string">
            <text:p>Physics in Medicine and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SAÚDE COLETIVA <text:s text:c="35"/></text:p>
          </table:table-cell>
          <table:table-cell office:value-type="string">
            <text:p>Physiological Measur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SAÚDE COLETIVA <text:s text:c="35"/></text:p>
          </table:table-cell>
          <table:table-cell office:value-type="string">
            <text:p>Physis (UE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341X</text:p>
          </table:table-cell>
          <table:table-cell office:value-type="string">
            <text:p>SAÚDE COLETIVA <text:s text:c="35"/></text:p>
          </table:table-cell>
          <table:table-cell office:value-type="string">
            <text:p>Pituitary (New Yor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1052</text:p>
          </table:table-cell>
          <table:table-cell office:value-type="string">
            <text:p>SAÚDE COLETIVA <text:s text:c="35"/></text:p>
          </table:table-cell>
          <table:table-cell office:value-type="string">
            <text:p>Plastic and Reconstructive Surgery (1963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4X</text:p>
          </table:table-cell>
          <table:table-cell office:value-type="string">
            <text:p>SAÚDE COLETIVA <text:s text:c="35"/></text:p>
          </table:table-cell>
          <table:table-cell office:value-type="string">
            <text:p>PLoS Computation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90</text:p>
          </table:table-cell>
          <table:table-cell office:value-type="string">
            <text:p>SAÚDE COLETIVA <text:s text:c="35"/></text:p>
          </table:table-cell>
          <table:table-cell office:value-type="string">
            <text:p>PLOS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1277</text:p>
          </table:table-cell>
          <table:table-cell office:value-type="string">
            <text:p>SAÚDE COLETIVA <text:s text:c="35"/></text:p>
          </table:table-cell>
          <table:table-cell office:value-type="string">
            <text:p>PLoS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35</text:p>
          </table:table-cell>
          <table:table-cell office:value-type="string">
            <text:p>SAÚDE COLETIVA <text:s text:c="35"/></text:p>
          </table:table-cell>
          <table:table-cell office:value-type="string">
            <text:p>PLoS Neglected Tropical Disea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SAÚDE COLETIVA <text:s text:c="35"/></text:p>
          </table:table-cell>
          <table:table-cell office:value-type="string">
            <text:p>Plos O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1X</text:p>
          </table:table-cell>
          <table:table-cell office:value-type="string">
            <text:p>SAÚDE COLETIVA <text:s text:c="35"/></text:p>
          </table:table-cell>
          <table:table-cell office:value-type="string">
            <text:p>Pneumoat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60</text:p>
          </table:table-cell>
          <table:table-cell office:value-type="string">
            <text:p>SAÚDE COLETIVA <text:s text:c="35"/></text:p>
          </table:table-cell>
          <table:table-cell office:value-type="string">
            <text:p>Polar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SAÚDE COLETIVA <text:s text:c="35"/></text:p>
          </table:table-cell>
          <table:table-cell office:value-type="string">
            <text:p>Polêm!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4263</text:p>
          </table:table-cell>
          <table:table-cell office:value-type="string">
            <text:p>SAÚDE COLETIVA <text:s text:c="35"/></text:p>
          </table:table-cell>
          <table:table-cell office:value-type="string">
            <text:p>Police Practice &amp;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9463</text:p>
          </table:table-cell>
          <table:table-cell office:value-type="string">
            <text:p>SAÚDE COLETIVA <text:s text:c="35"/></text:p>
          </table:table-cell>
          <table:table-cell office:value-type="string">
            <text:p>Policing &amp;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SAÚDE COLETIVA <text:s text:c="35"/></text:p>
          </table:table-cell>
          <table:table-cell office:value-type="string">
            <text:p>Política &amp;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94</text:p>
          </table:table-cell>
          <table:table-cell office:value-type="string">
            <text:p>SAÚDE COLETIVA <text:s text:c="35"/></text:p>
          </table:table-cell>
          <table:table-cell office:value-type="string">
            <text:p>Politica Hoje (UFP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41</text:p>
          </table:table-cell>
          <table:table-cell office:value-type="string">
            <text:p>SAÚDE COLETIVA <text:s text:c="35"/></text:p>
          </table:table-cell>
          <table:table-cell office:value-type="string">
            <text:p>Ponto.Urbe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544</text:p>
          </table:table-cell>
          <table:table-cell office:value-type="string">
            <text:p>SAÚDE COLETIVA <text:s text:c="35"/></text:p>
          </table:table-cell>
          <table:table-cell office:value-type="string">
            <text:p>Porta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SAÚDE COLETIVA <text:s text:c="35"/></text:p>
          </table:table-cell>
          <table:table-cell office:value-type="string">
            <text:p>Pós. Revista do Programa de Pós-Graduação em Arquitetura e Urbanismo da FAU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184</text:p>
          </table:table-cell>
          <table:table-cell office:value-type="string">
            <text:p>SAÚDE COLETIVA <text:s text:c="35"/></text:p>
          </table:table-cell>
          <table:table-cell office:value-type="string">
            <text:p>Praia Vermelh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SAÚDE COLETIVA <text:s text:c="35"/></text:p>
          </table:table-cell>
          <table:table-cell office:value-type="string">
            <text:p>Prática Hospitala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512</text:p>
          </table:table-cell>
          <table:table-cell office:value-type="string">
            <text:p>SAÚDE COLETIVA <text:s text:c="35"/></text:p>
          </table:table-cell>
          <table:table-cell office:value-type="string">
            <text:p>Prática Hospitalar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174</text:p>
          </table:table-cell>
          <table:table-cell office:value-type="string">
            <text:p>SAÚDE COLETIVA <text:s text:c="35"/></text:p>
          </table:table-cell>
          <table:table-cell office:value-type="string">
            <text:p>Praxis (Salvad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851</text:p>
          </table:table-cell>
          <table:table-cell office:value-type="string">
            <text:p>SAÚDE COLETIVA <text:s text:c="35"/></text:p>
          </table:table-cell>
          <table:table-cell office:value-type="string">
            <text:p>Prenatal Diagno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139</text:p>
          </table:table-cell>
          <table:table-cell office:value-type="string">
            <text:p>SAÚDE COLETIVA <text:s text:c="35"/></text:p>
          </table:table-cell>
          <table:table-cell office:value-type="string">
            <text:p>Presença (Rio de Janeiro.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7435</text:p>
          </table:table-cell>
          <table:table-cell office:value-type="string">
            <text:p>SAÚDE COLETIVA <text:s text:c="35"/></text:p>
          </table:table-cell>
          <table:table-cell office:value-type="string">
            <text:p>Preventive Medicine (1972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SAÚDE COLETIVA <text:s text:c="35"/></text:p>
          </table:table-cell>
          <table:table-cell office:value-type="string">
            <text:p>Principia (Juiz de Fo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SAÚDE COLETIVA <text:s text:c="35"/></text:p>
          </table:table-cell>
          <table:table-cell office:value-type="string">
            <text:p>Pró-Fon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SAÚDE COLETIVA <text:s text:c="35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608</text:p>
          </table:table-cell>
          <table:table-cell office:value-type="string">
            <text:p>SAÚDE COLETIVA <text:s text:c="35"/></text:p>
          </table:table-cell>
          <table:table-cell office:value-type="string">
            <text:p>PROCLIM. Programa de Atualização em Clínica Mé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SAÚDE COLETIVA <text:s text:c="35"/></text:p>
          </table:table-cell>
          <table:table-cell office:value-type="string">
            <text:p>Produção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SAÚDE COLETIVA <text:s text:c="35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082</text:p>
          </table:table-cell>
          <table:table-cell office:value-type="string">
            <text:p>SAÚDE COLETIVA <text:s text:c="35"/></text:p>
          </table:table-cell>
          <table:table-cell office:value-type="string">
            <text:p>Progress in Neuro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23</text:p>
          </table:table-cell>
          <table:table-cell office:value-type="string">
            <text:p>SAÚDE COLETIVA <text:s text:c="35"/></text:p>
          </table:table-cell>
          <table:table-cell office:value-type="string">
            <text:p>Promotion &amp; É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SAÚDE COLETIVA <text:s text:c="35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923</text:p>
          </table:table-cell>
          <table:table-cell office:value-type="string">
            <text:p>SAÚDE COLETIVA <text:s text:c="35"/></text:p>
          </table:table-cell>
          <table:table-cell office:value-type="string">
            <text:p>Proteção (Novo Hamburg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853</text:p>
          </table:table-cell>
          <table:table-cell office:value-type="string">
            <text:p>SAÚDE COLETIVA <text:s text:c="35"/></text:p>
          </table:table-cell>
          <table:table-cell office:value-type="string">
            <text:p>Proteomics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87</text:p>
          </table:table-cell>
          <table:table-cell office:value-type="string">
            <text:p>SAÚDE COLETIVA <text:s text:c="35"/></text:p>
          </table:table-cell>
          <table:table-cell office:value-type="string">
            <text:p>Psicanálise &amp; Barroco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524</text:p>
          </table:table-cell>
          <table:table-cell office:value-type="string">
            <text:p>SAÚDE COLETIVA <text:s text:c="35"/></text:p>
          </table:table-cell>
          <table:table-cell office:value-type="string">
            <text:p>Psicanalitica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SAÚDE COLETIVA <text:s text:c="35"/></text:p>
          </table:table-cell>
          <table:table-cell office:value-type="string">
            <text:p>Psico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71</text:p>
          </table:table-cell>
          <table:table-cell office:value-type="string">
            <text:p>SAÚDE COLETIVA <text:s text:c="35"/></text:p>
          </table:table-cell>
          <table:table-cell office:value-type="string">
            <text:p>Psico-USF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923</text:p>
          </table:table-cell>
          <table:table-cell office:value-type="string">
            <text:p>SAÚDE COLETIVA <text:s text:c="35"/></text:p>
          </table:table-cell>
          <table:table-cell office:value-type="string">
            <text:p>Psicologia (Florianópolis) (Cessou em 2008. Cont. ISSN 1984-6657 Revista Psicologia: Organizações e Trabalh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494</text:p>
          </table:table-cell>
          <table:table-cell office:value-type="string">
            <text:p>SAÚDE COLETIVA <text:s text:c="35"/></text:p>
          </table:table-cell>
          <table:table-cell office:value-type="string">
            <text:p>Psicologia Brasi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65</text:p>
          </table:table-cell>
          <table:table-cell office:value-type="string">
            <text:p>SAÚDE COLETIVA <text:s text:c="35"/></text:p>
          </table:table-cell>
          <table:table-cell office:value-type="string">
            <text:p>Psicologia Clínica (PUC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688</text:p>
          </table:table-cell>
          <table:table-cell office:value-type="string">
            <text:p>SAÚDE COLETIVA <text:s text:c="35"/></text:p>
          </table:table-cell>
          <table:table-cell office:value-type="string">
            <text:p>Psicologia Corpo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SAÚDE COLETIVA <text:s text:c="35"/></text:p>
          </table:table-cell>
          <table:table-cell office:value-type="string">
            <text:p>Psicologia e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SAÚDE COLETIVA <text:s text:c="35"/></text:p>
          </table:table-cell>
          <table:table-cell office:value-type="string">
            <text:p>Psicologia em Estud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168</text:p>
          </table:table-cell>
          <table:table-cell office:value-type="string">
            <text:p>SAÚDE COLETIVA <text:s text:c="35"/></text:p>
          </table:table-cell>
          <table:table-cell office:value-type="string">
            <text:p>Psicologia em Revista (Impres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SAÚDE COLETIVA <text:s text:c="35"/></text:p>
          </table:table-cell>
          <table:table-cell office:value-type="string">
            <text:p>Psicologia Escolar e Educacio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409</text:p>
          </table:table-cell>
          <table:table-cell office:value-type="string">
            <text:p>SAÚDE COLETIVA <text:s text:c="35"/></text:p>
          </table:table-cell>
          <table:table-cell office:value-type="string">
            <text:p>Psicologia Hospitala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SAÚDE COLETIVA <text:s text:c="35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SAÚDE COLETIVA <text:s text:c="35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SAÚDE COLETIVA <text:s text:c="35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87</text:p>
          </table:table-cell>
          <table:table-cell office:value-type="string">
            <text:p>SAÚDE COLETIVA <text:s text:c="35"/></text:p>
          </table:table-cell>
          <table:table-cell office:value-type="string">
            <text:p>Psicologia: Teoria e Prát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299</text:p>
          </table:table-cell>
          <table:table-cell office:value-type="string">
            <text:p>SAÚDE COLETIVA <text:s text:c="35"/></text:p>
          </table:table-cell>
          <table:table-cell office:value-type="string">
            <text:p>Psicópio: Revista Virtual de Psicologia Hospitalar e da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650</text:p>
          </table:table-cell>
          <table:table-cell office:value-type="string">
            <text:p>SAÚDE COLETIVA <text:s text:c="35"/></text:p>
          </table:table-cell>
          <table:table-cell office:value-type="string">
            <text:p>Psiquiatria na Prática Médica (UNIFE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38</text:p>
          </table:table-cell>
          <table:table-cell office:value-type="string">
            <text:p>SAÚDE COLETIVA <text:s text:c="35"/></text:p>
          </table:table-cell>
          <table:table-cell office:value-type="string">
            <text:p>Psychê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720</text:p>
          </table:table-cell>
          <table:table-cell office:value-type="string">
            <text:p>SAÚDE COLETIVA <text:s text:c="35"/></text:p>
          </table:table-cell>
          <table:table-cell office:value-type="string">
            <text:p>Psychiatric Quarterl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2730</text:p>
          </table:table-cell>
          <table:table-cell office:value-type="string">
            <text:p>SAÚDE COLETIVA <text:s text:c="35"/></text:p>
          </table:table-cell>
          <table:table-cell office:value-type="string">
            <text:p>Psychiatric Services (Washington, D.C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781</text:p>
          </table:table-cell>
          <table:table-cell office:value-type="string">
            <text:p>SAÚDE COLETIVA <text:s text:c="35"/></text:p>
          </table:table-cell>
          <table:table-cell office:value-type="string">
            <text:p>Psychiatr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9249</text:p>
          </table:table-cell>
          <table:table-cell office:value-type="string">
            <text:p>SAÚDE COLETIVA <text:s text:c="35"/></text:p>
          </table:table-cell>
          <table:table-cell office:value-type="string">
            <text:p>Psycho-Oncology (Chichester, Eng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8301</text:p>
          </table:table-cell>
          <table:table-cell office:value-type="string">
            <text:p>SAÚDE COLETIVA <text:s text:c="35"/></text:p>
          </table:table-cell>
          <table:table-cell office:value-type="string">
            <text:p>Psychogeriatric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17</text:p>
          </table:table-cell>
          <table:table-cell office:value-type="string">
            <text:p>SAÚDE COLETIVA <text:s text:c="35"/></text:p>
          </table:table-cell>
          <table:table-cell office:value-type="string">
            <text:p>Psychological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74</text:p>
          </table:table-cell>
          <table:table-cell office:value-type="string">
            <text:p>SAÚDE COLETIVA <text:s text:c="35"/></text:p>
          </table:table-cell>
          <table:table-cell office:value-type="string">
            <text:p>Psychosomatic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82</text:p>
          </table:table-cell>
          <table:table-cell office:value-type="string">
            <text:p>SAÚDE COLETIVA <text:s text:c="35"/></text:p>
          </table:table-cell>
          <table:table-cell office:value-type="string">
            <text:p>Psychosomatics (Washington, D.C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SAÚDE COLETIVA <text:s text:c="35"/></text:p>
          </table:table-cell>
          <table:table-cell office:value-type="string">
            <text:p>PTR. Phytotherap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06</text:p>
          </table:table-cell>
          <table:table-cell office:value-type="string">
            <text:p>SAÚDE COLETIVA <text:s text:c="35"/></text:p>
          </table:table-cell>
          <table:table-cell office:value-type="string">
            <text:p>Public Health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2-8063</text:p>
          </table:table-cell>
          <table:table-cell office:value-type="string">
            <text:p>SAÚDE COLETIVA <text:s text:c="35"/></text:p>
          </table:table-cell>
          <table:table-cell office:value-type="string">
            <text:p>Public Health Ge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9800</text:p>
          </table:table-cell>
          <table:table-cell office:value-type="string">
            <text:p>SAÚDE COLETIVA <text:s text:c="35"/></text:p>
          </table:table-cell>
          <table:table-cell office:value-type="string">
            <text:p>Public Health Nutrition (Walling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49</text:p>
          </table:table-cell>
          <table:table-cell office:value-type="string">
            <text:p>SAÚDE COLETIVA <text:s text:c="35"/></text:p>
          </table:table-cell>
          <table:table-cell office:value-type="string">
            <text:p>Public Health Reports (197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15</text:p>
          </table:table-cell>
          <table:table-cell office:value-type="string">
            <text:p>SAÚDE COLETIVA <text:s text:c="35"/></text:p>
          </table:table-cell>
          <table:table-cell office:value-type="string">
            <text:p>Pulmão RJ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5539</text:p>
          </table:table-cell>
          <table:table-cell office:value-type="string">
            <text:p>SAÚDE COLETIVA <text:s text:c="35"/></text:p>
          </table:table-cell>
          <table:table-cell office:value-type="string">
            <text:p>Pulmonary Pharmacology &amp; Therap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19</text:p>
          </table:table-cell>
          <table:table-cell office:value-type="string">
            <text:p>SAÚDE COLETIVA <text:s text:c="35"/></text:p>
          </table:table-cell>
          <table:table-cell office:value-type="string">
            <text:p>Qualidade em Alimentação Nutr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0147</text:p>
          </table:table-cell>
          <table:table-cell office:value-type="string">
            <text:p>SAÚDE COLETIVA <text:s text:c="35"/></text:p>
          </table:table-cell>
          <table:table-cell office:value-type="string">
            <text:p>Qualitative Report (Online) (Cessou em 199u. Cont. Qualitative report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0-223X</text:p>
          </table:table-cell>
          <table:table-cell office:value-type="string">
            <text:p>SAÚDE COLETIVA <text:s text:c="35"/></text:p>
          </table:table-cell>
          <table:table-cell office:value-type="string">
            <text:p>Quantum Bio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182</text:p>
          </table:table-cell>
          <table:table-cell office:value-type="string">
            <text:p>SAÚDE COLETIVA <text:s text:c="35"/></text:p>
          </table:table-cell>
          <table:table-cell office:value-type="string">
            <text:p>Quaternar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785</text:p>
          </table:table-cell>
          <table:table-cell office:value-type="string">
            <text:p>SAÚDE COLETIVA <text:s text:c="35"/></text:p>
          </table:table-cell>
          <table:table-cell office:value-type="string">
            <text:p>Questões de Saúde Reprodutiv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SAÚDE COLETIVA <text:s text:c="35"/></text:p>
          </table:table-cell>
          <table:table-cell office:value-type="string">
            <text:p>Químic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0985</text:p>
          </table:table-cell>
          <table:table-cell office:value-type="string">
            <text:p>SAÚDE COLETIVA <text:s text:c="35"/></text:p>
          </table:table-cell>
          <table:table-cell office:value-type="string">
            <text:p>Quintessence (Ed. españo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6572</text:p>
          </table:table-cell>
          <table:table-cell office:value-type="string">
            <text:p>SAÚDE COLETIVA <text:s text:c="35"/></text:p>
          </table:table-cell>
          <table:table-cell office:value-type="string">
            <text:p>Quintessenc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SAÚDE COLETIVA <text:s text:c="35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34X</text:p>
          </table:table-cell>
          <table:table-cell office:value-type="string">
            <text:p>SAÚDE COLETIVA <text:s text:c="35"/></text:p>
          </table:table-cell>
          <table:table-cell office:value-type="string">
            <text:p>Radiation and Environmental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SAÚDE COLETIVA <text:s text:c="35"/></text:p>
          </table:table-cell>
          <table:table-cell office:value-type="string">
            <text:p>Radiation Protection Dosi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419</text:p>
          </table:table-cell>
          <table:table-cell office:value-type="string">
            <text:p>SAÚDE COLETIVA <text:s text:c="35"/></text:p>
          </table:table-cell>
          <table:table-cell office:value-type="string">
            <text:p>Ra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7016</text:p>
          </table:table-cell>
          <table:table-cell office:value-type="string">
            <text:p>SAÚDE COLETIVA <text:s text:c="35"/></text:p>
          </table:table-cell>
          <table:table-cell office:value-type="string">
            <text:p>Radioprotecção (S. João da Tal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1747</text:p>
          </table:table-cell>
          <table:table-cell office:value-type="string">
            <text:p>SAÚDE COLETIVA <text:s text:c="35"/></text:p>
          </table:table-cell>
          <table:table-cell office:value-type="string">
            <text:p>Radioprotección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SAÚDE COLETIVA <text:s text:c="35"/></text:p>
          </table:table-cell>
          <table:table-cell office:value-type="string">
            <text:p>RA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48</text:p>
          </table:table-cell>
          <table:table-cell office:value-type="string">
            <text:p>SAÚDE COLETIVA <text:s text:c="35"/></text:p>
          </table:table-cell>
          <table:table-cell office:value-type="string">
            <text:p>RAE Eletrônic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6926</text:p>
          </table:table-cell>
          <table:table-cell office:value-type="string">
            <text:p>SAÚDE COLETIVA <text:s text:c="35"/></text:p>
          </table:table-cell>
          <table:table-cell office:value-type="string">
            <text:p>RAMB. Recent Advances in Manufactu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672</text:p>
          </table:table-cell>
          <table:table-cell office:value-type="string">
            <text:p>SAÚDE COLETIVA <text:s text:c="35"/></text:p>
          </table:table-cell>
          <table:table-cell office:value-type="string">
            <text:p>RAS. Revista de Administração em Saú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SAÚDE COLETIVA <text:s text:c="35"/></text:p>
          </table:table-cell>
          <table:table-cell office:value-type="string">
            <text:p>RB. Radiologi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SAÚDE COLETIVA <text:s text:c="35"/></text:p>
          </table:table-cell>
          <table:table-cell office:value-type="string">
            <text:p>RBB. Revista Brasileira de Bioé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SAÚDE COLETIVA <text:s text:c="35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SAÚDE COLETIVA <text:s text:c="35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SAÚDE COLETIVA <text:s text:c="35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30</text:p>
          </table:table-cell>
          <table:table-cell office:value-type="string">
            <text:p>SAÚDE COLETIVA <text:s text:c="35"/></text:p>
          </table:table-cell>
          <table:table-cell office:value-type="string">
            <text:p>RBPO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08</text:p>
          </table:table-cell>
          <table:table-cell office:value-type="string">
            <text:p>SAÚDE COLETIVA <text:s text:c="35"/></text:p>
          </table:table-cell>
          <table:table-cell office:value-type="string">
            <text:p>RCM. Revista de Ciências Méd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SAÚDE COLETIVA <text:s text:c="35"/></text:p>
          </table:table-cell>
          <table:table-cell office:value-type="string">
            <text:p>Reactive &amp; Functional Polym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72</text:p>
          </table:table-cell>
          <table:table-cell office:value-type="string">
            <text:p>SAÚDE COLETIVA <text:s text:c="35"/></text:p>
          </table:table-cell>
          <table:table-cell office:value-type="string">
            <text:p>REAH. Revista Eletrônica de Administração Hospita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17</text:p>
          </table:table-cell>
          <table:table-cell office:value-type="string">
            <text:p>SAÚDE COLETIVA <text:s text:c="35"/></text:p>
          </table:table-cell>
          <table:table-cell office:value-type="string">
            <text:p>REBLAMPA. Revista Brasileira e Latino-Americana de Marcapasso e Arritmia (Cessou em 2007. Cont. ISSN 1983-5558 RELAMPA. Revista Latino-Americana de Marcapasso e Arritm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71</text:p>
          </table:table-cell>
          <table:table-cell office:value-type="string">
            <text:p>SAÚDE COLETIVA <text:s text:c="35"/></text:p>
          </table:table-cell>
          <table:table-cell office:value-type="string">
            <text:p>RECENF. Revista Técnico-Científica de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86</text:p>
          </table:table-cell>
          <table:table-cell office:value-type="string">
            <text:p>SAÚDE COLETIVA <text:s text:c="35"/></text:p>
          </table:table-cell>
          <table:table-cell office:value-type="string">
            <text:p>RECIIS. Electronic Journal of Communication Information and Innovation in Health (English edition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SAÚDE COLETIVA <text:s text:c="35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28</text:p>
          </table:table-cell>
          <table:table-cell office:value-type="string">
            <text:p>SAÚDE COLETIVA <text:s text:c="35"/></text:p>
          </table:table-cell>
          <table:table-cell office:value-type="string">
            <text:p>Rede : Revista Eletrônica do Prode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1513</text:p>
          </table:table-cell>
          <table:table-cell office:value-type="string">
            <text:p>SAÚDE COLETIVA <text:s text:c="35"/></text:p>
          </table:table-cell>
          <table:table-cell office:value-type="string">
            <text:p>REEC. Revista Electrónica de Enseñanza de las Cie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168X</text:p>
          </table:table-cell>
          <table:table-cell office:value-type="string">
            <text:p>SAÚDE COLETIVA <text:s text:c="35"/></text:p>
          </table:table-cell>
          <table:table-cell office:value-type="string">
            <text:p>Reencuentro - Universidad Autónoma Metropolitana. Unidad Xochimil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312</text:p>
          </table:table-cell>
          <table:table-cell office:value-type="string">
            <text:p>SAÚDE COLETIVA <text:s text:c="35"/></text:p>
          </table:table-cell>
          <table:table-cell office:value-type="string">
            <text:p>REFELD. Revista Brasileira de Educação Física, Esporte, Lazer e Danç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300</text:p>
          </table:table-cell>
          <table:table-cell office:value-type="string">
            <text:p>SAÚDE COLETIVA <text:s text:c="35"/></text:p>
          </table:table-cell>
          <table:table-cell office:value-type="string">
            <text:p>Regulatory Toxicolog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62</text:p>
          </table:table-cell>
          <table:table-cell office:value-type="string">
            <text:p>SAÚDE COLETIVA <text:s text:c="35"/></text:p>
          </table:table-cell>
          <table:table-cell office:value-type="string">
            <text:p>REME. Revista Mineira de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022X</text:p>
          </table:table-cell>
          <table:table-cell office:value-type="string">
            <text:p>SAÚDE COLETIVA <text:s text:c="35"/></text:p>
          </table:table-cell>
          <table:table-cell office:value-type="string">
            <text:p>Renal Fail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751</text:p>
          </table:table-cell>
          <table:table-cell office:value-type="string">
            <text:p>SAÚDE COLETIVA <text:s text:c="35"/></text:p>
          </table:table-cell>
          <table:table-cell office:value-type="string">
            <text:p>Repositório Eletrônico de Ciências Agrár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755</text:p>
          </table:table-cell>
          <table:table-cell office:value-type="string">
            <text:p>SAÚDE COLETIVA <text:s text:c="35"/></text:p>
          </table:table-cell>
          <table:table-cell office:value-type="string">
            <text:p>Reproductive Healt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8080</text:p>
          </table:table-cell>
          <table:table-cell office:value-type="string">
            <text:p>SAÚDE COLETIVA <text:s text:c="35"/></text:p>
          </table:table-cell>
          <table:table-cell office:value-type="string">
            <text:p>Reproductive Health Ma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SAÚDE COLETIVA <text:s text:c="35"/></text:p>
          </table:table-cell>
          <table:table-cell office:value-type="string">
            <text:p>Reproductive Toxicology (Elmsford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324</text:p>
          </table:table-cell>
          <table:table-cell office:value-type="string">
            <text:p>SAÚDE COLETIVA <text:s text:c="35"/></text:p>
          </table:table-cell>
          <table:table-cell office:value-type="string">
            <text:p>Respiratory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111</text:p>
          </table:table-cell>
          <table:table-cell office:value-type="string">
            <text:p>SAÚDE COLETIVA <text:s text:c="35"/></text:p>
          </table:table-cell>
          <table:table-cell office:value-type="string">
            <text:p>Respiratory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0454</text:p>
          </table:table-cell>
          <table:table-cell office:value-type="string">
            <text:p>SAÚDE COLETIVA <text:s text:c="35"/></text:p>
          </table:table-cell>
          <table:table-cell office:value-type="string">
            <text:p>Respiratory Medicine. COPD Upd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85</text:p>
          </table:table-cell>
          <table:table-cell office:value-type="string">
            <text:p>SAÚDE COLETIVA <text:s text:c="35"/></text:p>
          </table:table-cell>
          <table:table-cell office:value-type="string">
            <text:p>Revés do Avess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259</text:p>
          </table:table-cell>
          <table:table-cell office:value-type="string">
            <text:p>SAÚDE COLETIVA <text:s text:c="35"/></text:p>
          </table:table-cell>
          <table:table-cell office:value-type="string">
            <text:p>Review of Political Econom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5953</text:p>
          </table:table-cell>
          <table:table-cell office:value-type="string">
            <text:p>SAÚDE COLETIVA <text:s text:c="35"/></text:p>
          </table:table-cell>
          <table:table-cell office:value-type="string">
            <text:p>Reviews of Environmental Contamination an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554</text:p>
          </table:table-cell>
          <table:table-cell office:value-type="string">
            <text:p>SAÚDE COLETIVA <text:s text:c="35"/></text:p>
          </table:table-cell>
          <table:table-cell office:value-type="string">
            <text:p>Reviews on Environmental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1443</text:p>
          </table:table-cell>
          <table:table-cell office:value-type="string">
            <text:p>SAÚDE COLETIVA <text:s text:c="35"/></text:p>
          </table:table-cell>
          <table:table-cell office:value-type="string">
            <text:p>ReVista (Cambridge, Mass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72</text:p>
          </table:table-cell>
          <table:table-cell office:value-type="string">
            <text:p>SAÚDE COLETIVA <text:s text:c="35"/></text:p>
          </table:table-cell>
          <table:table-cell office:value-type="string">
            <text:p>Revista ABO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78X</text:p>
          </table:table-cell>
          <table:table-cell office:value-type="string">
            <text:p>SAÚDE COLETIVA <text:s text:c="35"/></text:p>
          </table:table-cell>
          <table:table-cell office:value-type="string">
            <text:p>Revista AIDIS de Ingeniería y Ciencias Ambient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SAÚDE COLETIVA <text:s text:c="35"/></text:p>
          </table:table-cell>
          <table:table-cell office:value-type="string">
            <text:p>Revista AMRI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8X</text:p>
          </table:table-cell>
          <table:table-cell office:value-type="string">
            <text:p>SAÚDE COLETIVA <text:s text:c="35"/></text:p>
          </table:table-cell>
          <table:table-cell office:value-type="string">
            <text:p>Revista Augustus (Rio de Janei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38</text:p>
          </table:table-cell>
          <table:table-cell office:value-type="string">
            <text:p>SAÚDE COLETIVA <text:s text:c="35"/></text:p>
          </table:table-cell>
          <table:table-cell office:value-type="string">
            <text:p>Revista Baiana de Educação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30</text:p>
          </table:table-cell>
          <table:table-cell office:value-type="string">
            <text:p>SAÚDE COLETIVA <text:s text:c="35"/></text:p>
          </table:table-cell>
          <table:table-cell office:value-type="string">
            <text:p>Revista Baiana de Enfermag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SAÚDE COLETIVA <text:s text:c="35"/></text:p>
          </table:table-cell>
          <table:table-cell office:value-type="string">
            <text:p>Revista Baiana de Saúde Publ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042</text:p>
          </table:table-cell>
          <table:table-cell office:value-type="string">
            <text:p>SAÚDE COLETIVA <text:s text:c="35"/></text:p>
          </table:table-cell>
          <table:table-cell office:value-type="string">
            <text:p>Revista Bioét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93X</text:p>
          </table:table-cell>
          <table:table-cell office:value-type="string">
            <text:p>SAÚDE COLETIVA <text:s text:c="35"/></text:p>
          </table:table-cell>
          <table:table-cell office:value-type="string">
            <text:p>Revista Biomé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77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Ciências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59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Alergia e Imunopa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Analises Clin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094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Anestes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48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Atividade Física e Saú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23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Biomet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ance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iência e Mov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24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iências Ambient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37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ineantropometria &amp; Desempenho Human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71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irurgia da Cabeça e Pescoç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880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oloproct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8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Crescimento e Desenvolvimento Human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96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Direit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395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cocardiografia (Cessou em 2008. Cont. ISSN 1984-3038 Revista Brasileira de Ecocardiografia e Imagem Cardiovascul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ducação Espe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nfermagem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3X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nsino de Ciência e Tec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studos de Popula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695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Extensão Universit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Farma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510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Fisiologia do Exercíc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46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Fisioterap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Geociê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Hipertens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90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História d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Inov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58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Mas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909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Medicina da Família e Comun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435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Medicina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Nutrição Clí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Odon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49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Odontologia em Saúde Colet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80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Oftal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Ortoped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04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Pesquisa em Educação em Ci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00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Prescrição e Fisiologia do Exercíc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93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Psicodram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Recursos Hídr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55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Saúde da Famíli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Saúde Ocup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40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Soci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686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Tecnologia Agroindustr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545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Terapia Comportamental e Cogni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de Toxi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SAÚDE COLETIVA <text:s text:c="35"/></text:p>
          </table:table-cell>
          <table:table-cell office:value-type="string">
            <text:p>Revista Brasileira em Promoção da Saúde (UNIFO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SAÚDE COLETIVA <text:s text:c="35"/></text:p>
          </table:table-cell>
          <table:table-cell office:value-type="string">
            <text:p>Revista CEFAC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549</text:p>
          </table:table-cell>
          <table:table-cell office:value-type="string">
            <text:p>SAÚDE COLETIVA <text:s text:c="35"/></text:p>
          </table:table-cell>
          <table:table-cell office:value-type="string">
            <text:p>Revista Chilena de Nutrición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46</text:p>
          </table:table-cell>
          <table:table-cell office:value-type="string">
            <text:p>SAÚDE COLETIVA <text:s text:c="35"/></text:p>
          </table:table-cell>
          <table:table-cell office:value-type="string">
            <text:p>Revista Ciências da Saúde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2-7273</text:p>
          </table:table-cell>
          <table:table-cell office:value-type="string">
            <text:p>SAÚDE COLETIVA <text:s text:c="35"/></text:p>
          </table:table-cell>
          <table:table-cell office:value-type="string">
            <text:p>Revista Ciencias de la Salu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SAÚDE COLETIVA <text:s text:c="35"/></text:p>
          </table:table-cell>
          <table:table-cell office:value-type="string">
            <text:p>Revista Ciências Médicas e Bi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12</text:p>
          </table:table-cell>
          <table:table-cell office:value-type="string">
            <text:p>SAÚDE COLETIVA <text:s text:c="35"/></text:p>
          </table:table-cell>
          <table:table-cell office:value-type="string">
            <text:p>Revista Científica da FAMI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625</text:p>
          </table:table-cell>
          <table:table-cell office:value-type="string">
            <text:p>SAÚDE COLETIVA <text:s text:c="35"/></text:p>
          </table:table-cell>
          <table:table-cell office:value-type="string">
            <text:p>Revista Científica Eletrônica de Psic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1751</text:p>
          </table:table-cell>
          <table:table-cell office:value-type="string">
            <text:p>SAÚDE COLETIVA <text:s text:c="35"/></text:p>
          </table:table-cell>
          <table:table-cell office:value-type="string">
            <text:p>Revista Colombiana de Estadi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3466</text:p>
          </table:table-cell>
          <table:table-cell office:value-type="string">
            <text:p>SAÚDE COLETIVA <text:s text:c="35"/></text:p>
          </table:table-cell>
          <table:table-cell office:value-type="string">
            <text:p>Revista Cubana de Salud Públic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630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AB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54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ABE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34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ABO Regional de Valença R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28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Academia Fluminense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11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Associação Brasileira de Psiquiatria (Cessou em 1985. Cont. ISSN 0102-7646 Revista ABP-AP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611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EAP/APC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48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Educação Física/UE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18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Faculdade de Odontologia da Universidade Federal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6-1854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Faculdade de Odontologia de Porto Aleg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12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Faculdade de Odontologia. Universidade de Passo Fun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9699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Image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52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Rede de Enfermagem do Nordes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58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SOCERJ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725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Sociedade Brasileira de Cancer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10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Sociedade Brasileira de Clínica Mé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793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Sociedade Brasileira de Enfermeiros Pediatr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0X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Sociedade Cearense de Card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33</text:p>
          </table:table-cell>
          <table:table-cell office:value-type="string">
            <text:p>SAÚDE COLETIVA <text:s text:c="35"/></text:p>
          </table:table-cell>
          <table:table-cell office:value-type="string">
            <text:p>Revista da Sociedade de Psicologia do Rio Grande do 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Administração (FEA-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AP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361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Biblioteconomia e Comunicacao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79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Ciências Jurídicas e Sociais da UNIPAR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Ciências Médicas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27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Clínica e Pesquisa Odontológica (Impresso) / Journal of Dental Clinical and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7081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Comunicação e Linguage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439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Direit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79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Direito Sanitár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Economia Polít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880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Educação CEAP (Cessou em 2004. Cont. ISSN 1808-0669 Presente! (Salvador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6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Educação Física - Escola de Educação Física do Exérc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346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Enfermagem (Frederico Westphale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63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Enfermagem UFPE On 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79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Fisioterapia da Universidade de Sã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1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Ginecologia e Obstetrícia (USP. 1990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006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Historia &amp; Humanidades Méd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55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História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925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la Construcción (Santiag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55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Medicin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302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Medicina da Universidade Federal do Ceará (Cessou em 198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8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Medicina do Hospital Universitário (USP) (Cessou em 2000. Cont. ISSN 1519-6623 Revista do Hospital Universitári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37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Medicina Legal, Direito Médico e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Neurociências (EP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10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Neurología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Nutri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7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Odontologia da UNESP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Odontologia da UNESP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50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Odontologia da UNICID (Cessou em 2005. Cont. ISSN 1808-8120 Revista de Odontologia da Universidade Cidade de São Paulo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Patolog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233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Pediatria do Ceará (Cessou em 2006. Cont. ISSN 1982-548X Revista de Pediat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1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Pediatria SOPERJ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38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Psicanálise da Sociedade Psicanalítica de Porto Aleg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22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Psicologia (Fortalez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08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Psiquiatria do Rio Grande do Su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006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Salud Pub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22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Saúde Coletiva da UEF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Saúde Pública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Saúde Pública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04</text:p>
          </table:table-cell>
          <table:table-cell office:value-type="string">
            <text:p>SAÚDE COLETIVA <text:s text:c="35"/></text:p>
          </table:table-cell>
          <table:table-cell office:value-type="string">
            <text:p>Revista de Terapia Ocupacional da Universidade de Sã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2011</text:p>
          </table:table-cell>
          <table:table-cell office:value-type="string">
            <text:p>SAÚDE COLETIVA <text:s text:c="35"/></text:p>
          </table:table-cell>
          <table:table-cell office:value-type="string">
            <text:p>Revista Debate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SAÚDE COLETIVA <text:s text:c="35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98</text:p>
          </table:table-cell>
          <table:table-cell office:value-type="string">
            <text:p>SAÚDE COLETIVA <text:s text:c="35"/></text:p>
          </table:table-cell>
          <table:table-cell office:value-type="string">
            <text:p>Revista Diálog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626</text:p>
          </table:table-cell>
          <table:table-cell office:value-type="string">
            <text:p>SAÚDE COLETIVA <text:s text:c="35"/></text:p>
          </table:table-cell>
          <table:table-cell office:value-type="string">
            <text:p>Revista Digital de Educação Permanente em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58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Cepe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276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Curso de Direito das Faculdades Jorge Ama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582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Departamento de Geografia, Universidade de São Pau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23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Departamento de Psicologia da UFF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47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Iesvill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Instituto Adolfo Lutz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94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Instituto de Ciencias da Saude (UNI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66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Ministério Público de Pernambu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Museu de Arqueologia e Et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SAÚDE COLETIVA <text:s text:c="35"/></text:p>
          </table:table-cell>
          <table:table-cell office:value-type="string">
            <text:p>Revista do Serviço Públ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SAÚDE COLETIVA <text:s text:c="35"/></text:p>
          </table:table-cell>
          <table:table-cell office:value-type="string">
            <text:p>Revista 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SAÚDE COLETIVA <text:s text:c="35"/></text:p>
          </table:table-cell>
          <table:table-cell office:value-type="string">
            <text:p>Revista Eletrônica de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SAÚDE COLETIVA <text:s text:c="35"/></text:p>
          </table:table-cell>
          <table:table-cell office:value-type="string">
            <text:p>Revista Eletrônica de Farmá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SAÚDE COLETIVA <text:s text:c="35"/></text:p>
          </table:table-cell>
          <table:table-cell office:value-type="string">
            <text:p>Revista Eletrônica de Iniciação 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SAÚDE COLETIVA <text:s text:c="35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81</text:p>
          </table:table-cell>
          <table:table-cell office:value-type="string">
            <text:p>SAÚDE COLETIVA <text:s text:c="35"/></text:p>
          </table:table-cell>
          <table:table-cell office:value-type="string">
            <text:p>Revista Eletrônica Informação e Cogni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52</text:p>
          </table:table-cell>
          <table:table-cell office:value-type="string">
            <text:p>SAÚDE COLETIVA <text:s text:c="35"/></text:p>
          </table:table-cell>
          <table:table-cell office:value-type="string">
            <text:p>Revista Enfermagem UERJ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SAÚDE COLETIVA <text:s text:c="35"/></text:p>
          </table:table-cell>
          <table:table-cell office:value-type="string">
            <text:p>Revista Espaço Acadêmico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5772</text:p>
          </table:table-cell>
          <table:table-cell office:value-type="string">
            <text:p>SAÚDE COLETIVA <text:s text:c="35"/></text:p>
          </table:table-cell>
          <table:table-cell office:value-type="string">
            <text:p>Revista Española de Economía de la Salu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3074</text:p>
          </table:table-cell>
          <table:table-cell office:value-type="string">
            <text:p>SAÚDE COLETIVA <text:s text:c="35"/></text:p>
          </table:table-cell>
          <table:table-cell office:value-type="string">
            <text:p>Revista Española de Nutrición Comunit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5727</text:p>
          </table:table-cell>
          <table:table-cell office:value-type="string">
            <text:p>SAÚDE COLETIVA <text:s text:c="35"/></text:p>
          </table:table-cell>
          <table:table-cell office:value-type="string">
            <text:p>Revista Española de Salud Públ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SAÚDE COLETIVA <text:s text:c="35"/></text:p>
          </table:table-cell>
          <table:table-cell office:value-type="string">
            <text:p>Revista Estudos Feministas (UFSC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21</text:p>
          </table:table-cell>
          <table:table-cell office:value-type="string">
            <text:p>SAÚDE COLETIVA <text:s text:c="35"/></text:p>
          </table:table-cell>
          <table:table-cell office:value-type="string">
            <text:p>Revista FACE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66</text:p>
          </table:table-cell>
          <table:table-cell office:value-type="string">
            <text:p>SAÚDE COLETIVA <text:s text:c="35"/></text:p>
          </table:table-cell>
          <table:table-cell office:value-type="string">
            <text:p>Revista FACI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817</text:p>
          </table:table-cell>
          <table:table-cell office:value-type="string">
            <text:p>SAÚDE COLETIVA <text:s text:c="35"/></text:p>
          </table:table-cell>
          <table:table-cell office:value-type="string">
            <text:p>Revista Fisio&amp;tera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SAÚDE COLETIVA <text:s text:c="35"/></text:p>
          </table:table-cell>
          <table:table-cell office:value-type="string">
            <text:p>Revista Gaúcha de Enfermagem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7027</text:p>
          </table:table-cell>
          <table:table-cell office:value-type="string">
            <text:p>SAÚDE COLETIVA <text:s text:c="35"/></text:p>
          </table:table-cell>
          <table:table-cell office:value-type="string">
            <text:p>Revista Gerencia y Politica de Salu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SAÚDE COLETIVA <text:s text:c="35"/></text:p>
          </table:table-cell>
          <table:table-cell office:value-type="string">
            <text:p>Revista HCPA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567</text:p>
          </table:table-cell>
          <table:table-cell office:value-type="string">
            <text:p>SAÚDE COLETIVA <text:s text:c="35"/></text:p>
          </table:table-cell>
          <table:table-cell office:value-type="string">
            <text:p>Revista Hospital Universitário Pedro Ernest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5X</text:p>
          </table:table-cell>
          <table:table-cell office:value-type="string">
            <text:p>SAÚDE COLETIVA <text:s text:c="35"/></text:p>
          </table:table-cell>
          <table:table-cell office:value-type="string">
            <text:p>Revista Hospit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96</text:p>
          </table:table-cell>
          <table:table-cell office:value-type="string">
            <text:p>SAÚDE COLETIVA <text:s text:c="35"/></text:p>
          </table:table-cell>
          <table:table-cell office:value-type="string">
            <text:p>Revista HUCA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32</text:p>
          </table:table-cell>
          <table:table-cell office:value-type="string">
            <text:p>SAÚDE COLETIVA <text:s text:c="35"/></text:p>
          </table:table-cell>
          <table:table-cell office:value-type="string">
            <text:p>Revista Infecto At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378</text:p>
          </table:table-cell>
          <table:table-cell office:value-type="string">
            <text:p>SAÚDE COLETIVA <text:s text:c="35"/></text:p>
          </table:table-cell>
          <table:table-cell office:value-type="string">
            <text:p>Revista Inovação (FAPE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451</text:p>
          </table:table-cell>
          <table:table-cell office:value-type="string">
            <text:p>SAÚDE COLETIVA <text:s text:c="35"/></text:p>
          </table:table-cell>
          <table:table-cell office:value-type="string">
            <text:p>Revista Instituto Brasileiro de Desenvolvimento e Pesquisas Hospitalar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7690</text:p>
          </table:table-cell>
          <table:table-cell office:value-type="string">
            <text:p>SAÚDE COLETIVA <text:s text:c="35"/></text:p>
          </table:table-cell>
          <table:table-cell office:value-type="string">
            <text:p>Revista Intercontinental de Psicología y Educ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68</text:p>
          </table:table-cell>
          <table:table-cell office:value-type="string">
            <text:p>SAÚDE COLETIVA <text:s text:c="35"/></text:p>
          </table:table-cell>
          <table:table-cell office:value-type="string">
            <text:p>Revista Interfa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5-3137</text:p>
          </table:table-cell>
          <table:table-cell office:value-type="string">
            <text:p>SAÚDE COLETIVA <text:s text:c="35"/></text:p>
          </table:table-cell>
          <table:table-cell office:value-type="string">
            <text:p>Revista Internacional de Ciencias del Depor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7431</text:p>
          </table:table-cell>
          <table:table-cell office:value-type="string">
            <text:p>SAÚDE COLETIVA <text:s text:c="35"/></text:p>
          </table:table-cell>
          <table:table-cell office:value-type="string">
            <text:p>Revista Jurídica de Buenos Aires (198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SAÚDE COLETIVA <text:s text:c="35"/></text:p>
          </table:table-cell>
          <table:table-cell office:value-type="string">
            <text:p>Revista Kairó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SAÚDE COLETIVA <text:s text:c="35"/></text:p>
          </table:table-cell>
          <table:table-cell office:value-type="string">
            <text:p>Revista Katálys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SAÚDE COLETIVA <text:s text:c="35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SAÚDE COLETIVA <text:s text:c="35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48</text:p>
          </table:table-cell>
          <table:table-cell office:value-type="string">
            <text:p>SAÚDE COLETIVA <text:s text:c="35"/></text:p>
          </table:table-cell>
          <table:table-cell office:value-type="string">
            <text:p>Revista Mal-Estar e Subjetivi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SAÚDE COLETIVA <text:s text:c="35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3295</text:p>
          </table:table-cell>
          <table:table-cell office:value-type="string">
            <text:p>SAÚDE COLETIVA <text:s text:c="35"/></text:p>
          </table:table-cell>
          <table:table-cell office:value-type="string">
            <text:p>Revista Médica del Uruguay (Montevideo. 1974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31</text:p>
          </table:table-cell>
          <table:table-cell office:value-type="string">
            <text:p>SAÚDE COLETIVA <text:s text:c="35"/></text:p>
          </table:table-cell>
          <table:table-cell office:value-type="string">
            <text:p>Revista Mineira de Educacao Fisica (UFV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37</text:p>
          </table:table-cell>
          <table:table-cell office:value-type="string">
            <text:p>SAÚDE COLETIVA <text:s text:c="35"/></text:p>
          </table:table-cell>
          <table:table-cell office:value-type="string">
            <text:p>Revista Nacional da Car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SAÚDE COLETIVA <text:s text:c="35"/></text:p>
          </table:table-cell>
          <table:table-cell office:value-type="string">
            <text:p>Revista Odonto Ciência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SAÚDE COLETIVA <text:s text:c="35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889</text:p>
          </table:table-cell>
          <table:table-cell office:value-type="string">
            <text:p>SAÚDE COLETIVA <text:s text:c="35"/></text:p>
          </table:table-cell>
          <table:table-cell office:value-type="string">
            <text:p>Revista Paulista de Enfermag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SAÚDE COLETIVA <text:s text:c="35"/></text:p>
          </table:table-cell>
          <table:table-cell office:value-type="string">
            <text:p>Revista Paulista de Ped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523</text:p>
          </table:table-cell>
          <table:table-cell office:value-type="string">
            <text:p>SAÚDE COLETIVA <text:s text:c="35"/></text:p>
          </table:table-cell>
          <table:table-cell office:value-type="string">
            <text:p>Revista Portuguesa de Ciências do Despor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6X</text:p>
          </table:table-cell>
          <table:table-cell office:value-type="string">
            <text:p>SAÚDE COLETIVA <text:s text:c="35"/></text:p>
          </table:table-cell>
          <table:table-cell office:value-type="string">
            <text:p>Revista Racin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910</text:p>
          </table:table-cell>
          <table:table-cell office:value-type="string">
            <text:p>SAÚDE COLETIVA <text:s text:c="35"/></text:p>
          </table:table-cell>
          <table:table-cell office:value-type="string">
            <text:p>Revista Salusvita (USC. Impresso)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56X</text:p>
          </table:table-cell>
          <table:table-cell office:value-type="string">
            <text:p>SAÚDE COLETIVA <text:s text:c="35"/></text:p>
          </table:table-cell>
          <table:table-cell office:value-type="string">
            <text:p>Revista Saúde e Ambiente (UNIVI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761</text:p>
          </table:table-cell>
          <table:table-cell office:value-type="string">
            <text:p>SAÚDE COLETIVA <text:s text:c="35"/></text:p>
          </table:table-cell>
          <table:table-cell office:value-type="string">
            <text:p>Revista Saúde.co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425</text:p>
          </table:table-cell>
          <table:table-cell office:value-type="string">
            <text:p>SAÚDE COLETIVA <text:s text:c="35"/></text:p>
          </table:table-cell>
          <table:table-cell office:value-type="string">
            <text:p>Revista SOBECC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957</text:p>
          </table:table-cell>
          <table:table-cell office:value-type="string">
            <text:p>SAÚDE COLETIVA <text:s text:c="35"/></text:p>
          </table:table-cell>
          <table:table-cell office:value-type="string">
            <text:p>Revista SODEB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252</text:p>
          </table:table-cell>
          <table:table-cell office:value-type="string">
            <text:p>SAÚDE COLETIVA <text:s text:c="35"/></text:p>
          </table:table-cell>
          <table:table-cell office:value-type="string">
            <text:p>Revista STR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580</text:p>
          </table:table-cell>
          <table:table-cell office:value-type="string">
            <text:p>SAÚDE COLETIVA <text:s text:c="35"/></text:p>
          </table:table-cell>
          <table:table-cell office:value-type="string">
            <text:p>Revista UNIA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SAÚDE COLETIVA <text:s text:c="35"/></text:p>
          </table:table-cell>
          <table:table-cell office:value-type="string">
            <text:p>Revista UNIVA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78</text:p>
          </table:table-cell>
          <table:table-cell office:value-type="string">
            <text:p>SAÚDE COLETIVA <text:s text:c="35"/></text:p>
          </table:table-cell>
          <table:table-cell office:value-type="string">
            <text:p>Revista Universidade Rural. Série Ciências Exatas e da Terra (UFR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SAÚDE COLETIVA <text:s text:c="35"/></text:p>
          </table:table-cell>
          <table:table-cell office:value-type="string">
            <text:p>Revista 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6726</text:p>
          </table:table-cell>
          <table:table-cell office:value-type="string">
            <text:p>SAÚDE COLETIVA <text:s text:c="35"/></text:p>
          </table:table-cell>
          <table:table-cell office:value-type="string">
            <text:p>Revstat Statistic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7-0115</text:p>
          </table:table-cell>
          <table:table-cell office:value-type="string">
            <text:p>SAÚDE COLETIVA <text:s text:c="35"/></text:p>
          </table:table-cell>
          <table:table-cell office:value-type="string">
            <text:p>Revue Générale de Droit Médic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5-2165</text:p>
          </table:table-cell>
          <table:table-cell office:value-type="string">
            <text:p>SAÚDE COLETIVA <text:s text:c="35"/></text:p>
          </table:table-cell>
          <table:table-cell office:value-type="string">
            <text:p>Revue uniRcoo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71</text:p>
          </table:table-cell>
          <table:table-cell office:value-type="string">
            <text:p>SAÚDE COLETIVA <text:s text:c="35"/></text:p>
          </table:table-cell>
          <table:table-cell office:value-type="string">
            <text:p>RGO. Revista Gaúcha de Odon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324</text:p>
          </table:table-cell>
          <table:table-cell office:value-type="string">
            <text:p>SAÚDE COLETIVA <text:s text:c="35"/></text:p>
          </table:table-cell>
          <table:table-cell office:value-type="string">
            <text:p>Rheumat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729</text:p>
          </table:table-cell>
          <table:table-cell office:value-type="string">
            <text:p>SAÚDE COLETIVA <text:s text:c="35"/></text:p>
          </table:table-cell>
          <table:table-cell office:value-type="string">
            <text:p>Rhinology (Leide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32</text:p>
          </table:table-cell>
          <table:table-cell office:value-type="string">
            <text:p>SAÚDE COLETIVA <text:s text:c="35"/></text:p>
          </table:table-cell>
          <table:table-cell office:value-type="string">
            <text:p>Risk 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69</text:p>
          </table:table-cell>
          <table:table-cell office:value-type="string">
            <text:p>SAÚDE COLETIVA <text:s text:c="35"/></text:p>
          </table:table-cell>
          <table:table-cell office:value-type="string">
            <text:p>RPE. Revista Internacional de Periodontia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95</text:p>
          </table:table-cell>
          <table:table-cell office:value-type="string">
            <text:p>SAÚDE COLETIVA <text:s text:c="35"/></text:p>
          </table:table-cell>
          <table:table-cell office:value-type="string">
            <text:p>RPG. Revista de Pos-Graduaca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01</text:p>
          </table:table-cell>
          <table:table-cell office:value-type="string">
            <text:p>SAÚDE COLETIVA <text:s text:c="35"/></text:p>
          </table:table-cell>
          <table:table-cell office:value-type="string">
            <text:p>RSBC. Revista-Sociedades Brasileiras de Câncer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02</text:p>
          </table:table-cell>
          <table:table-cell office:value-type="string">
            <text:p>SAÚDE COLETIVA <text:s text:c="35"/></text:p>
          </table:table-cell>
          <table:table-cell office:value-type="string">
            <text:p>SaBios (Faculdade Integrado de Campo Mourã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7535</text:p>
          </table:table-cell>
          <table:table-cell office:value-type="string">
            <text:p>SAÚDE COLETIVA <text:s text:c="35"/></text:p>
          </table:table-cell>
          <table:table-cell office:value-type="string">
            <text:p>Safety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2381</text:p>
          </table:table-cell>
          <table:table-cell office:value-type="string">
            <text:p>SAÚDE COLETIVA <text:s text:c="35"/></text:p>
          </table:table-cell>
          <table:table-cell office:value-type="string">
            <text:p>Salud Colectiv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0138</text:p>
          </table:table-cell>
          <table:table-cell office:value-type="string">
            <text:p>SAÚDE COLETIVA <text:s text:c="35"/></text:p>
          </table:table-cell>
          <table:table-cell office:value-type="string">
            <text:p>Salud de los Trabajado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3634</text:p>
          </table:table-cell>
          <table:table-cell office:value-type="string">
            <text:p>SAÚDE COLETIVA <text:s text:c="35"/></text:p>
          </table:table-cell>
          <table:table-cell office:value-type="string">
            <text:p>Salud Pública de México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8990</text:p>
          </table:table-cell>
          <table:table-cell office:value-type="string">
            <text:p>SAÚDE COLETIVA <text:s text:c="35"/></text:p>
          </table:table-cell>
          <table:table-cell office:value-type="string">
            <text:p>Salud(i)Ciencia (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8982</text:p>
          </table:table-cell>
          <table:table-cell office:value-type="string">
            <text:p>SAÚDE COLETIVA <text:s text:c="35"/></text:p>
          </table:table-cell>
          <table:table-cell office:value-type="string">
            <text:p>Salud(i)Cienci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75</text:p>
          </table:table-cell>
          <table:table-cell office:value-type="string">
            <text:p>SAÚDE COLETIVA <text:s text:c="35"/></text:p>
          </table:table-cell>
          <table:table-cell office:value-type="string">
            <text:p>Sanare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019</text:p>
          </table:table-cell>
          <table:table-cell office:value-type="string">
            <text:p>SAÚDE COLETIVA <text:s text:c="35"/></text:p>
          </table:table-cell>
          <table:table-cell office:value-type="string">
            <text:p>Sanare (Sobr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779</text:p>
          </table:table-cell>
          <table:table-cell office:value-type="string">
            <text:p>SAÚDE COLETIVA <text:s text:c="35"/></text:p>
          </table:table-cell>
          <table:table-cell office:value-type="string">
            <text:p>Sanea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SAÚDE COLETIVA <text:s text:c="35"/></text:p>
          </table:table-cell>
          <table:table-cell office:value-type="string">
            <text:p>São Paulo em Perspec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SAÚDE COLETIVA <text:s text:c="35"/></text:p>
          </table:table-cell>
          <table:table-cell office:value-type="string">
            <text:p>São Paulo Medical Jour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SAÚDE COLETIVA <text:s text:c="35"/></text:p>
          </table:table-cell>
          <table:table-cell office:value-type="string">
            <text:p>Saúde Coletiva (Barue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592</text:p>
          </table:table-cell>
          <table:table-cell office:value-type="string">
            <text:p>SAÚDE COLETIVA <text:s text:c="35"/></text:p>
          </table:table-cell>
          <table:table-cell office:value-type="string">
            <text:p>Saúde e Direitos Huma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SAÚDE COLETIVA <text:s text:c="35"/></text:p>
          </table:table-cell>
          <table:table-cell office:value-type="string">
            <text:p>Saúde e Sociedade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SAÚDE COLETIVA <text:s text:c="35"/></text:p>
          </table:table-cell>
          <table:table-cell office:value-type="string">
            <text:p>Saúde em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SAÚDE COLETIVA <text:s text:c="35"/></text:p>
          </table:table-cell>
          <table:table-cell office:value-type="string">
            <text:p>Saúde em Revista (UNIM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8X</text:p>
          </table:table-cell>
          <table:table-cell office:value-type="string">
            <text:p>SAÚDE COLETIVA <text:s text:c="35"/></text:p>
          </table:table-cell>
          <table:table-cell office:value-type="string">
            <text:p>Saúde, Ética &amp; Justi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47</text:p>
          </table:table-cell>
          <table:table-cell office:value-type="string">
            <text:p>SAÚDE COLETIVA <text:s text:c="35"/></text:p>
          </table:table-cell>
          <table:table-cell office:value-type="string">
            <text:p>Saúde, Sexo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264</text:p>
          </table:table-cell>
          <table:table-cell office:value-type="string">
            <text:p>SAÚDE COLETIVA <text:s text:c="35"/></text:p>
          </table:table-cell>
          <table:table-cell office:value-type="string">
            <text:p>SBS Resenh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13</text:p>
          </table:table-cell>
          <table:table-cell office:value-type="string">
            <text:p>SAÚDE COLETIVA <text:s text:c="35"/></text:p>
          </table:table-cell>
          <table:table-cell office:value-type="string">
            <text:p>Scandinavian Journal of Clinical &amp; Laboratory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88</text:p>
          </table:table-cell>
          <table:table-cell office:value-type="string">
            <text:p>SAÚDE COLETIVA <text:s text:c="35"/></text:p>
          </table:table-cell>
          <table:table-cell office:value-type="string">
            <text:p>Scandinavian Journal of Medicine &amp; Science in S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3-4948</text:p>
          </table:table-cell>
          <table:table-cell office:value-type="string">
            <text:p>SAÚDE COLETIVA <text:s text:c="35"/></text:p>
          </table:table-cell>
          <table:table-cell office:value-type="string">
            <text:p>Scandinavian Journal of Public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742</text:p>
          </table:table-cell>
          <table:table-cell office:value-type="string">
            <text:p>SAÚDE COLETIVA <text:s text:c="35"/></text:p>
          </table:table-cell>
          <table:table-cell office:value-type="string">
            <text:p>Scandinavian Journal of Rheumatology (Trykt utg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898</text:p>
          </table:table-cell>
          <table:table-cell office:value-type="string">
            <text:p>SAÚDE COLETIVA <text:s text:c="35"/></text:p>
          </table:table-cell>
          <table:table-cell office:value-type="string">
            <text:p>Scandinavian Journal of Stati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5-990X</text:p>
          </table:table-cell>
          <table:table-cell office:value-type="string">
            <text:p>SAÚDE COLETIVA <text:s text:c="35"/></text:p>
          </table:table-cell>
          <table:table-cell office:value-type="string">
            <text:p>Scandinavian Journal of Work, Environment &amp; Health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5-3140</text:p>
          </table:table-cell>
          <table:table-cell office:value-type="string">
            <text:p>SAÚDE COLETIVA <text:s text:c="35"/></text:p>
          </table:table-cell>
          <table:table-cell office:value-type="string">
            <text:p>Scandinavian Journal of Work, Environment &amp; Healt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6-7614</text:p>
          </table:table-cell>
          <table:table-cell office:value-type="string">
            <text:p>SAÚDE COLETIVA <text:s text:c="35"/></text:p>
          </table:table-cell>
          <table:table-cell office:value-type="string">
            <text:p>Schizophrenia Bulleti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SAÚDE COLETIVA <text:s text:c="35"/></text:p>
          </table:table-cell>
          <table:table-cell office:value-type="string">
            <text:p>Schizophrenia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SAÚDE COLETIVA <text:s text:c="35"/></text:p>
          </table:table-cell>
          <table:table-cell office:value-type="string">
            <text:p>Science of the Total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679</text:p>
          </table:table-cell>
          <table:table-cell office:value-type="string">
            <text:p>SAÚDE COLETIVA <text:s text:c="35"/></text:p>
          </table:table-cell>
          <table:table-cell office:value-type="string">
            <text:p>Scientia (Valparaí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SAÚDE COLETIVA <text:s text:c="35"/></text:p>
          </table:table-cell>
          <table:table-cell office:value-type="string">
            <text:p>Scientia Medica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9130</text:p>
          </table:table-cell>
          <table:table-cell office:value-type="string">
            <text:p>SAÚDE COLETIVA <text:s text:c="35"/></text:p>
          </table:table-cell>
          <table:table-cell office:value-type="string">
            <text:p>Scientomet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23</text:p>
          </table:table-cell>
          <table:table-cell office:value-type="string">
            <text:p>SAÚDE COLETIVA <text:s text:c="35"/></text:p>
          </table:table-cell>
          <table:table-cell office:value-type="string">
            <text:p>Segurança Alimentar e Nutri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67</text:p>
          </table:table-cell>
          <table:table-cell office:value-type="string">
            <text:p>SAÚDE COLETIVA <text:s text:c="35"/></text:p>
          </table:table-cell>
          <table:table-cell office:value-type="string">
            <text:p>Semina. Ciências Biológicas e d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7754</text:p>
          </table:table-cell>
          <table:table-cell office:value-type="string">
            <text:p>SAÚDE COLETIVA <text:s text:c="35"/></text:p>
          </table:table-cell>
          <table:table-cell office:value-type="string">
            <text:p>Seminars in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324</text:p>
          </table:table-cell>
          <table:table-cell office:value-type="string">
            <text:p>SAÚDE COLETIVA <text:s text:c="35"/></text:p>
          </table:table-cell>
          <table:table-cell office:value-type="string">
            <text:p>Série Anis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95</text:p>
          </table:table-cell>
          <table:table-cell office:value-type="string">
            <text:p>SAÚDE COLETIVA <text:s text:c="35"/></text:p>
          </table:table-cell>
          <table:table-cell office:value-type="string">
            <text:p>Série Documenta (UFRJ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628</text:p>
          </table:table-cell>
          <table:table-cell office:value-type="string">
            <text:p>SAÚDE COLETIVA <text:s text:c="35"/></text:p>
          </table:table-cell>
          <table:table-cell office:value-type="string">
            <text:p>Serviço Social &amp;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8-1360</text:p>
          </table:table-cell>
          <table:table-cell office:value-type="string">
            <text:p>SAÚDE COLETIVA <text:s text:c="35"/></text:p>
          </table:table-cell>
          <table:table-cell office:value-type="string">
            <text:p>Sexologies (Marsei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6610</text:p>
          </table:table-cell>
          <table:table-cell office:value-type="string">
            <text:p>SAÚDE COLETIVA <text:s text:c="35"/></text:p>
          </table:table-cell>
          <table:table-cell office:value-type="string">
            <text:p>Sexuality Research &amp; Social Polic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5717</text:p>
          </table:table-cell>
          <table:table-cell office:value-type="string">
            <text:p>SAÚDE COLETIVA <text:s text:c="35"/></text:p>
          </table:table-cell>
          <table:table-cell office:value-type="string">
            <text:p>Sexually Transmitted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4973</text:p>
          </table:table-cell>
          <table:table-cell office:value-type="string">
            <text:p>SAÚDE COLETIVA <text:s text:c="35"/></text:p>
          </table:table-cell>
          <table:table-cell office:value-type="string">
            <text:p>Sexually Transmitted Infec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SAÚDE COLETIVA <text:s text:c="35"/></text:p>
          </table:table-cell>
          <table:table-cell office:value-type="string">
            <text:p>Shock (Augusta, Ga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0-0070</text:p>
          </table:table-cell>
          <table:table-cell office:value-type="string">
            <text:p>SAÚDE COLETIVA <text:s text:c="35"/></text:p>
          </table:table-cell>
          <table:table-cell office:value-type="string">
            <text:p>Signes (Nantes) (Cessou em 2005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9008</text:p>
          </table:table-cell>
          <table:table-cell office:value-type="string">
            <text:p>SAÚDE COLETIVA <text:s text:c="35"/></text:p>
          </table:table-cell>
          <table:table-cell office:value-type="string">
            <text:p>SIICsalud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53</text:p>
          </table:table-cell>
          <table:table-cell office:value-type="string">
            <text:p>SAÚDE COLETIVA <text:s text:c="35"/></text:p>
          </table:table-cell>
          <table:table-cell office:value-type="string">
            <text:p>Simbio-Logias (Botucat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SAÚDE COLETIVA <text:s text:c="35"/></text:p>
          </table:table-cell>
          <table:table-cell office:value-type="string">
            <text:p>Sitientibus (UE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05</text:p>
          </table:table-cell>
          <table:table-cell office:value-type="string">
            <text:p>SAÚDE COLETIVA <text:s text:c="35"/></text:p>
          </table:table-cell>
          <table:table-cell office:value-type="string">
            <text:p>Sleep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457</text:p>
          </table:table-cell>
          <table:table-cell office:value-type="string">
            <text:p>SAÚDE COLETIVA <text:s text:c="35"/></text:p>
          </table:table-cell>
          <table:table-cell office:value-type="string">
            <text:p>Sleep Medicine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063</text:p>
          </table:table-cell>
          <table:table-cell office:value-type="string">
            <text:p>SAÚDE COLETIVA <text:s text:c="35"/></text:p>
          </table:table-cell>
          <table:table-cell office:value-type="string">
            <text:p>Sleep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76</text:p>
          </table:table-cell>
          <table:table-cell office:value-type="string">
            <text:p>SAÚDE COLETIVA <text:s text:c="35"/></text:p>
          </table:table-cell>
          <table:table-cell office:value-type="string">
            <text:p>SMAD. Revista Eletrônica Saúde Mental Álcool e Drogas (Edição em portuguê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7112</text:p>
          </table:table-cell>
          <table:table-cell office:value-type="string">
            <text:p>SAÚDE COLETIVA <text:s text:c="35"/></text:p>
          </table:table-cell>
          <table:table-cell office:value-type="string">
            <text:p>Social Medicine (Social Medicine Publication Grou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954</text:p>
          </table:table-cell>
          <table:table-cell office:value-type="string">
            <text:p>SAÚDE COLETIVA <text:s text:c="35"/></text:p>
          </table:table-cell>
          <table:table-cell office:value-type="string">
            <text:p>Social Psychiatry and Psychiatric Epidem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9536</text:p>
          </table:table-cell>
          <table:table-cell office:value-type="string">
            <text:p>SAÚDE COLETIVA <text:s text:c="35"/></text:p>
          </table:table-cell>
          <table:table-cell office:value-type="string">
            <text:p>Social Science &amp; Medicine (1982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3127</text:p>
          </table:table-cell>
          <table:table-cell office:value-type="string">
            <text:p>SAÚDE COLETIVA <text:s text:c="35"/></text:p>
          </table:table-cell>
          <table:table-cell office:value-type="string">
            <text:p>Social Studies of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SAÚDE COLETIVA <text:s text:c="35"/></text:p>
          </table:table-cell>
          <table:table-cell office:value-type="string">
            <text:p>Sociedade &amp; Natureza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SAÚDE COLETIVA <text:s text:c="35"/></text:p>
          </table:table-cell>
          <table:table-cell office:value-type="string">
            <text:p>Sociedade e Estado (UnB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SAÚDE COLETIVA <text:s text:c="35"/></text:p>
          </table:table-cell>
          <table:table-cell office:value-type="string">
            <text:p>Sociologias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385</text:p>
          </table:table-cell>
          <table:table-cell office:value-type="string">
            <text:p>SAÚDE COLETIVA <text:s text:c="35"/></text:p>
          </table:table-cell>
          <table:table-cell office:value-type="string">
            <text:p>Soci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0473</text:p>
          </table:table-cell>
          <table:table-cell office:value-type="string">
            <text:p>SAÚDE COLETIVA <text:s text:c="35"/></text:p>
          </table:table-cell>
          <table:table-cell office:value-type="string">
            <text:p>Source Code for Biology and Medic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408</text:p>
          </table:table-cell>
          <table:table-cell office:value-type="string">
            <text:p>SAÚDE COLETIVA <text:s text:c="35"/></text:p>
          </table:table-cell>
          <table:table-cell office:value-type="string">
            <text:p>Sozial- Und Praventivmediz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SAÚDE COLETIVA <text:s text:c="35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2436</text:p>
          </table:table-cell>
          <table:table-cell office:value-type="string">
            <text:p>SAÚDE COLETIVA <text:s text:c="35"/></text:p>
          </table:table-cell>
          <table:table-cell office:value-type="string">
            <text:p>Spine (Philadelphia, Pa. 197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2-1642</text:p>
          </table:table-cell>
          <table:table-cell office:value-type="string">
            <text:p>SAÚDE COLETIVA <text:s text:c="35"/></text:p>
          </table:table-cell>
          <table:table-cell office:value-type="string">
            <text:p>Sports Medicine (Auck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058</text:p>
          </table:table-cell>
          <table:table-cell office:value-type="string">
            <text:p>SAÚDE COLETIVA <text:s text:c="35"/></text:p>
          </table:table-cell>
          <table:table-cell office:value-type="string">
            <text:p>Star Vir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6715</text:p>
          </table:table-cell>
          <table:table-cell office:value-type="string">
            <text:p>SAÚDE COLETIVA <text:s text:c="35"/></text:p>
          </table:table-cell>
          <table:table-cell office:value-type="string">
            <text:p>Statistics in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90</text:p>
          </table:table-cell>
          <table:table-cell office:value-type="string">
            <text:p>SAÚDE COLETIVA <text:s text:c="35"/></text:p>
          </table:table-cell>
          <table:table-cell office:value-type="string">
            <text:p>Stress (Luxembourg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2499</text:p>
          </table:table-cell>
          <table:table-cell office:value-type="string">
            <text:p>SAÚDE COLETIVA <text:s text:c="35"/></text:p>
          </table:table-cell>
          <table:table-cell office:value-type="string">
            <text:p>Stroke (Dallas. 197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84</text:p>
          </table:table-cell>
          <table:table-cell office:value-type="string">
            <text:p>SAÚDE COLETIVA <text:s text:c="35"/></text:p>
          </table:table-cell>
          <table:table-cell office:value-type="string">
            <text:p>Substance Use &amp; Misu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80X</text:p>
          </table:table-cell>
          <table:table-cell office:value-type="string">
            <text:p>SAÚDE COLETIVA <text:s text:c="35"/></text:p>
          </table:table-cell>
          <table:table-cell office:value-type="string">
            <text:p>Superando Desafi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45</text:p>
          </table:table-cell>
          <table:table-cell office:value-type="string">
            <text:p>SAÚDE COLETIVA <text:s text:c="35"/></text:p>
          </table:table-cell>
          <table:table-cell office:value-type="string">
            <text:p>Sur. Revista Internacional de Direitos Human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019</text:p>
          </table:table-cell>
          <table:table-cell office:value-type="string">
            <text:p>SAÚDE COLETIVA <text:s text:c="35"/></text:p>
          </table:table-cell>
          <table:table-cell office:value-type="string">
            <text:p>Surgical Neu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18</text:p>
          </table:table-cell>
          <table:table-cell office:value-type="string">
            <text:p>SAÚDE COLETIVA <text:s text:c="35"/></text:p>
          </table:table-cell>
          <table:table-cell office:value-type="string">
            <text:p>Sustentação (COSEMS/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7860</text:p>
          </table:table-cell>
          <table:table-cell office:value-type="string">
            <text:p>SAÚDE COLETIVA <text:s text:c="35"/></text:p>
          </table:table-cell>
          <table:table-cell office:value-type="string">
            <text:p>Swiss Medical Weekl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2-7475</text:p>
          </table:table-cell>
          <table:table-cell office:value-type="string">
            <text:p>SAÚDE COLETIVA <text:s text:c="35"/></text:p>
          </table:table-cell>
          <table:table-cell office:value-type="string">
            <text:p>Synapse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SAÚDE COLETIVA <text:s text:c="35"/></text:p>
          </table:table-cell>
          <table:table-cell office:value-type="string">
            <text:p>Talant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03</text:p>
          </table:table-cell>
          <table:table-cell office:value-type="string">
            <text:p>SAÚDE COLETIVA <text:s text:c="35"/></text:p>
          </table:table-cell>
          <table:table-cell office:value-type="string">
            <text:p>Tecnologia Educ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9X</text:p>
          </table:table-cell>
          <table:table-cell office:value-type="string">
            <text:p>SAÚDE COLETIVA <text:s text:c="35"/></text:p>
          </table:table-cell>
          <table:table-cell office:value-type="string">
            <text:p>Temas em Psicologia (Ribeirão Pre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70</text:p>
          </table:table-cell>
          <table:table-cell office:value-type="string">
            <text:p>SAÚDE COLETIVA <text:s text:c="35"/></text:p>
          </table:table-cell>
          <table:table-cell office:value-type="string">
            <text:p>Temas em Saúde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49</text:p>
          </table:table-cell>
          <table:table-cell office:value-type="string">
            <text:p>SAÚDE COLETIVA <text:s text:c="35"/></text:p>
          </table:table-cell>
          <table:table-cell office:value-type="string">
            <text:p>Temas sobr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9X</text:p>
          </table:table-cell>
          <table:table-cell office:value-type="string">
            <text:p>SAÚDE COLETIVA <text:s text:c="35"/></text:p>
          </table:table-cell>
          <table:table-cell office:value-type="string">
            <text:p>Tempo e Presenç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934</text:p>
          </table:table-cell>
          <table:table-cell office:value-type="string">
            <text:p>SAÚDE COLETIVA <text:s text:c="35"/></text:p>
          </table:table-cell>
          <table:table-cell office:value-type="string">
            <text:p>Temporali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5963</text:p>
          </table:table-cell>
          <table:table-cell office:value-type="string">
            <text:p>SAÚDE COLETIVA <text:s text:c="35"/></text:p>
          </table:table-cell>
          <table:table-cell office:value-type="string">
            <text:p>Tempus Vital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829</text:p>
          </table:table-cell>
          <table:table-cell office:value-type="string">
            <text:p>SAÚDE COLETIVA <text:s text:c="35"/></text:p>
          </table:table-cell>
          <table:table-cell office:value-type="string">
            <text:p>Tempus: Actas de Saúde Cole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47</text:p>
          </table:table-cell>
          <table:table-cell office:value-type="string">
            <text:p>SAÚDE COLETIVA <text:s text:c="35"/></text:p>
          </table:table-cell>
          <table:table-cell office:value-type="string">
            <text:p>Texas Heart Institute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SAÚDE COLETIVA <text:s text:c="35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28</text:p>
          </table:table-cell>
          <table:table-cell office:value-type="string">
            <text:p>SAÚDE COLETIVA <text:s text:c="35"/></text:p>
          </table:table-cell>
          <table:table-cell office:value-type="string">
            <text:p>Textos sobre Envelhecimento (UERJ) (Cessou em 2005. Cont. ISSN 1809-9823 Revista Brasileira de Geriatria e Geront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703</text:p>
          </table:table-cell>
          <table:table-cell office:value-type="string">
            <text:p>SAÚDE COLETIVA <text:s text:c="35"/></text:p>
          </table:table-cell>
          <table:table-cell office:value-type="string">
            <text:p>The American Heart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49</text:p>
          </table:table-cell>
          <table:table-cell office:value-type="string">
            <text:p>SAÚDE COLETIVA <text:s text:c="35"/></text:p>
          </table:table-cell>
          <table:table-cell office:value-type="string">
            <text:p>The American Journal of Car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6757</text:p>
          </table:table-cell>
          <table:table-cell office:value-type="string">
            <text:p>SAÚDE COLETIVA <text:s text:c="35"/></text:p>
          </table:table-cell>
          <table:table-cell office:value-type="string">
            <text:p>The American Journal of Emergency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481</text:p>
          </table:table-cell>
          <table:table-cell office:value-type="string">
            <text:p>SAÚDE COLETIVA <text:s text:c="35"/></text:p>
          </table:table-cell>
          <table:table-cell office:value-type="string">
            <text:p>The American Journal of Geriatric Psychia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43</text:p>
          </table:table-cell>
          <table:table-cell office:value-type="string">
            <text:p>SAÚDE COLETIVA <text:s text:c="35"/></text:p>
          </table:table-cell>
          <table:table-cell office:value-type="string">
            <text:p>The American Journal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3X</text:p>
          </table:table-cell>
          <table:table-cell office:value-type="string">
            <text:p>SAÚDE COLETIVA <text:s text:c="35"/></text:p>
          </table:table-cell>
          <table:table-cell office:value-type="string">
            <text:p>The American Journal of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29</text:p>
          </table:table-cell>
          <table:table-cell office:value-type="string">
            <text:p>SAÚDE COLETIVA <text:s text:c="35"/></text:p>
          </table:table-cell>
          <table:table-cell office:value-type="string">
            <text:p>The American Journal of the Med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SAÚDE COLETIVA <text:s text:c="35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0496</text:p>
          </table:table-cell>
          <table:table-cell office:value-type="string">
            <text:p>SAÚDE COLETIVA <text:s text:c="35"/></text:p>
          </table:table-cell>
          <table:table-cell office:value-type="string">
            <text:p>The American Journal on Addi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SAÚDE COLETIVA <text:s text:c="35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122X</text:p>
          </table:table-cell>
          <table:table-cell office:value-type="string">
            <text:p>SAÚDE COLETIVA <text:s text:c="35"/></text:p>
          </table:table-cell>
          <table:table-cell office:value-type="string">
            <text:p>The Breast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144</text:p>
          </table:table-cell>
          <table:table-cell office:value-type="string">
            <text:p>SAÚDE COLETIVA <text:s text:c="35"/></text:p>
          </table:table-cell>
          <table:table-cell office:value-type="string">
            <text:p>The Endocrinologist (Baltimore, M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163</text:p>
          </table:table-cell>
          <table:table-cell office:value-type="string">
            <text:p>SAÚDE COLETIVA <text:s text:c="35"/></text:p>
          </table:table-cell>
          <table:table-cell office:value-type="string">
            <text:p>The European Journal of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8770</text:p>
          </table:table-cell>
          <table:table-cell office:value-type="string">
            <text:p>SAÚDE COLETIVA <text:s text:c="35"/></text:p>
          </table:table-cell>
          <table:table-cell office:value-type="string">
            <text:p>The European Legacy, Toward New Paradig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1936</text:p>
          </table:table-cell>
          <table:table-cell office:value-type="string">
            <text:p>SAÚDE COLETIVA <text:s text:c="35"/></text:p>
          </table:table-cell>
          <table:table-cell office:value-type="string">
            <text:p>The European Respiratory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SAÚDE COLETIVA <text:s text:c="35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SAÚDE COLETIVA <text:s text:c="35"/></text:p>
          </table:table-cell>
          <table:table-cell office:value-type="string">
            <text:p>The FEBS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SAÚDE COLETIVA <text:s text:c="35"/></text:p>
          </table:table-cell>
          <table:table-cell office:value-type="string">
            <text:p>The FIEP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09</text:p>
          </table:table-cell>
          <table:table-cell office:value-type="string">
            <text:p>SAÚDE COLETIVA <text:s text:c="35"/></text:p>
          </table:table-cell>
          <table:table-cell office:value-type="string">
            <text:p>The International Journal of Atherosclerosi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5868</text:p>
          </table:table-cell>
          <table:table-cell office:value-type="string">
            <text:p>SAÚDE COLETIVA <text:s text:c="35"/></text:p>
          </table:table-cell>
          <table:table-cell office:value-type="string">
            <text:p>The International Journal of Behavioural Nutrition and Physical Activit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3-4758</text:p>
          </table:table-cell>
          <table:table-cell office:value-type="string">
            <text:p>SAÚDE COLETIVA <text:s text:c="35"/></text:p>
          </table:table-cell>
          <table:table-cell office:value-type="string">
            <text:p>The International Journal of Drug Polic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3478</text:p>
          </table:table-cell>
          <table:table-cell office:value-type="string">
            <text:p>SAÚDE COLETIVA <text:s text:c="35"/></text:p>
          </table:table-cell>
          <table:table-cell office:value-type="string">
            <text:p>The International Journal of Eating Disord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6753</text:p>
          </table:table-cell>
          <table:table-cell office:value-type="string">
            <text:p>SAÚDE COLETIVA <text:s text:c="35"/></text:p>
          </table:table-cell>
          <table:table-cell office:value-type="string">
            <text:p>The International Journal of Health Planning and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7569</text:p>
          </table:table-cell>
          <table:table-cell office:value-type="string">
            <text:p>SAÚDE COLETIVA <text:s text:c="35"/></text:p>
          </table:table-cell>
          <table:table-cell office:value-type="string">
            <text:p>The International Journal of Periodontics &amp; Restorative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3719</text:p>
          </table:table-cell>
          <table:table-cell office:value-type="string">
            <text:p>SAÚDE COLETIVA <text:s text:c="35"/></text:p>
          </table:table-cell>
          <table:table-cell office:value-type="string">
            <text:p>The International Journal of Tuberculosis and Lung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8307</text:p>
          </table:table-cell>
          <table:table-cell office:value-type="string">
            <text:p>SAÚDE COLETIVA <text:s text:c="35"/></text:p>
          </table:table-cell>
          <table:table-cell office:value-type="string">
            <text:p>The Internet Journal of Pa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0903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Asthm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0713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Cetacean Research and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2X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Clinical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6175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Clinical Hypertension (Greenwich, Conn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38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Clinical Investig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4628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Clinical Pediatric Dent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4965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Environment &amp;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3382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Evidence-Based Dental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701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Hospital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Immunology (195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18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Nervous and Mental Diseas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66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Nutri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7707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Nutrition, Health &amp; 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900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Pai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76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Pediatr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652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the American Board of Family Practice (Cessou em 2005. Cont. ISSN 1557-2625 Journal of the American Board of Family Medic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6061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Trauma. Injury, Infection, and Critical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47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06</text:p>
          </table:table-cell>
          <table:table-cell office:value-type="string">
            <text:p>SAÚDE COLETIVA <text:s text:c="35"/></text:p>
          </table:table-cell>
          <table:table-cell office:value-type="string">
            <text:p>The Journals of Gerontology. Series A, Biological Sciences and Med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5355</text:p>
          </table:table-cell>
          <table:table-cell office:value-type="string">
            <text:p>SAÚDE COLETIVA <text:s text:c="35"/></text:p>
          </table:table-cell>
          <table:table-cell office:value-type="string">
            <text:p>The Lancet (North American edit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52X</text:p>
          </table:table-cell>
          <table:table-cell office:value-type="string">
            <text:p>SAÚDE COLETIVA <text:s text:c="35"/></text:p>
          </table:table-cell>
          <table:table-cell office:value-type="string">
            <text:p>The Laryngoscope (St. Lou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97</text:p>
          </table:table-cell>
          <table:table-cell office:value-type="string">
            <text:p>SAÚDE COLETIVA <text:s text:c="35"/></text:p>
          </table:table-cell>
          <table:table-cell office:value-type="string">
            <text:p>The Latin American Journal of Aquatic Mamm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4793</text:p>
          </table:table-cell>
          <table:table-cell office:value-type="string">
            <text:p>SAÚDE COLETIVA <text:s text:c="35"/></text:p>
          </table:table-cell>
          <table:table-cell office:value-type="string">
            <text:p>The New England Journal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2165</text:p>
          </table:table-cell>
          <table:table-cell office:value-type="string">
            <text:p>SAÚDE COLETIVA <text:s text:c="35"/></text:p>
          </table:table-cell>
          <table:table-cell office:value-type="string">
            <text:p>The Open Endocrinology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3668</text:p>
          </table:table-cell>
          <table:table-cell office:value-type="string">
            <text:p>SAÚDE COLETIVA <text:s text:c="35"/></text:p>
          </table:table-cell>
          <table:table-cell office:value-type="string">
            <text:p>The Pediatric Infectious Disease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416</text:p>
          </table:table-cell>
          <table:table-cell office:value-type="string">
            <text:p>SAÚDE COLETIVA <text:s text:c="35"/></text:p>
          </table:table-cell>
          <table:table-cell office:value-type="string">
            <text:p>The Spanish Journal of Psyc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867X</text:p>
          </table:table-cell>
          <table:table-cell office:value-type="string">
            <text:p>SAÚDE COLETIVA <text:s text:c="35"/></text:p>
          </table:table-cell>
          <table:table-cell office:value-type="string">
            <text:p>The Stata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SAÚDE COLETIVA <text:s text:c="35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356</text:p>
          </table:table-cell>
          <table:table-cell office:value-type="string">
            <text:p>SAÚDE COLETIVA <text:s text:c="35"/></text:p>
          </table:table-cell>
          <table:table-cell office:value-type="string">
            <text:p>Therapeutic Drug Monito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SAÚDE COLETIVA <text:s text:c="35"/></text:p>
          </table:table-cell>
          <table:table-cell office:value-type="string">
            <text:p>Therioge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SAÚDE COLETIVA <text:s text:c="35"/></text:p>
          </table:table-cell>
          <table:table-cell office:value-type="string">
            <text:p>Tissue &amp; Cel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SAÚDE COLETIVA <text:s text:c="35"/></text:p>
          </table:table-cell>
          <table:table-cell office:value-type="string">
            <text:p>TM &amp; IH. Tropical medicine and international healt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3X</text:p>
          </table:table-cell>
          <table:table-cell office:value-type="string">
            <text:p>SAÚDE COLETIVA <text:s text:c="35"/></text:p>
          </table:table-cell>
          <table:table-cell office:value-type="string">
            <text:p>Toxicolo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SAÚDE COLETIVA <text:s text:c="35"/></text:p>
          </table:table-cell>
          <table:table-cell office:value-type="string">
            <text:p>Toxic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044</text:p>
          </table:table-cell>
          <table:table-cell office:value-type="string">
            <text:p>SAÚDE COLETIVA <text:s text:c="35"/></text:p>
          </table:table-cell>
          <table:table-cell office:value-type="string">
            <text:p>Toxicovigilância Toxicologia Clí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37</text:p>
          </table:table-cell>
          <table:table-cell office:value-type="string">
            <text:p>SAÚDE COLETIVA <text:s text:c="35"/></text:p>
          </table:table-cell>
          <table:table-cell office:value-type="string">
            <text:p>Trabalho &amp; Educação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99X</text:p>
          </table:table-cell>
          <table:table-cell office:value-type="string">
            <text:p>SAÚDE COLETIVA <text:s text:c="35"/></text:p>
          </table:table-cell>
          <table:table-cell office:value-type="string">
            <text:p>Trabalho Necessá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SAÚDE COLETIVA <text:s text:c="35"/></text:p>
          </table:table-cell>
          <table:table-cell office:value-type="string">
            <text:p>Trabalho, Educação e Saú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746</text:p>
          </table:table-cell>
          <table:table-cell office:value-type="string">
            <text:p>SAÚDE COLETIVA <text:s text:c="35"/></text:p>
          </table:table-cell>
          <table:table-cell office:value-type="string">
            <text:p>Trabalho, Educação e Saúd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104</text:p>
          </table:table-cell>
          <table:table-cell office:value-type="string">
            <text:p>SAÚDE COLETIVA <text:s text:c="35"/></text:p>
          </table:table-cell>
          <table:table-cell office:value-type="string">
            <text:p>Trace Elements and Electroly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9588</text:p>
          </table:table-cell>
          <table:table-cell office:value-type="string">
            <text:p>SAÚDE COLETIVA <text:s text:c="35"/></text:p>
          </table:table-cell>
          <table:table-cell office:value-type="string">
            <text:p>Traffic Injury Preven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SAÚDE COLETIVA <text:s text:c="35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4615</text:p>
          </table:table-cell>
          <table:table-cell office:value-type="string">
            <text:p>SAÚDE COLETIVA <text:s text:c="35"/></text:p>
          </table:table-cell>
          <table:table-cell office:value-type="string">
            <text:p>Transcultural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85</text:p>
          </table:table-cell>
          <table:table-cell office:value-type="string">
            <text:p>SAÚDE COLETIVA <text:s text:c="35"/></text:p>
          </table:table-cell>
          <table:table-cell office:value-type="string">
            <text:p>Transdiçõe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7578</text:p>
          </table:table-cell>
          <table:table-cell office:value-type="string">
            <text:p>SAÚDE COLETIVA <text:s text:c="35"/></text:p>
          </table:table-cell>
          <table:table-cell office:value-type="string">
            <text:p>Transfusion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SAÚDE COLETIVA <text:s text:c="35"/></text:p>
          </table:table-cell>
          <table:table-cell office:value-type="string">
            <text:p>Trans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5244</text:p>
          </table:table-cell>
          <table:table-cell office:value-type="string">
            <text:p>SAÚDE COLETIVA <text:s text:c="35"/></text:p>
          </table:table-cell>
          <table:table-cell office:value-type="string">
            <text:p>Translational Research - The Journal of Laboratory and Clinical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SAÚDE COLETIVA <text:s text:c="35"/></text:p>
          </table:table-cell>
          <table:table-cell office:value-type="string">
            <text:p>Transplantation Proceeding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13</text:p>
          </table:table-cell>
          <table:table-cell office:value-type="string">
            <text:p>SAÚDE COLETIVA <text:s text:c="35"/></text:p>
          </table:table-cell>
          <table:table-cell office:value-type="string">
            <text:p>Transporte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22</text:p>
          </table:table-cell>
          <table:table-cell office:value-type="string">
            <text:p>SAÚDE COLETIVA <text:s text:c="35"/></text:p>
          </table:table-cell>
          <table:table-cell office:value-type="string">
            <text:p>Trends in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6215</text:p>
          </table:table-cell>
          <table:table-cell office:value-type="string">
            <text:p>SAÚDE COLETIVA <text:s text:c="35"/></text:p>
          </table:table-cell>
          <table:table-cell office:value-type="string">
            <text:p>Trials (Lond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55</text:p>
          </table:table-cell>
          <table:table-cell office:value-type="string">
            <text:p>SAÚDE COLETIVA <text:s text:c="35"/></text:p>
          </table:table-cell>
          <table:table-cell office:value-type="string">
            <text:p>Tropical Docto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9792</text:p>
          </table:table-cell>
          <table:table-cell office:value-type="string">
            <text:p>SAÚDE COLETIVA <text:s text:c="35"/></text:p>
          </table:table-cell>
          <table:table-cell office:value-type="string">
            <text:p>Tuberculosis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916</text:p>
          </table:table-cell>
          <table:table-cell office:value-type="string">
            <text:p>SAÚDE COLETIVA <text:s text:c="35"/></text:p>
          </table:table-cell>
          <table:table-cell office:value-type="string">
            <text:p>Tumori (Milan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28</text:p>
          </table:table-cell>
          <table:table-cell office:value-type="string">
            <text:p>SAÚDE COLETIVA <text:s text:c="35"/></text:p>
          </table:table-cell>
          <table:table-cell office:value-type="string">
            <text:p>UFES. Revista de Odontologia (Cessou em 2008. Cont. ISSN 2175-3946 Revista Brasileira de Pesquisa em Saúd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51</text:p>
          </table:table-cell>
          <table:table-cell office:value-type="string">
            <text:p>SAÚDE COLETIVA <text:s text:c="35"/></text:p>
          </table:table-cell>
          <table:table-cell office:value-type="string">
            <text:p>UNIrevista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642</text:p>
          </table:table-cell>
          <table:table-cell office:value-type="string">
            <text:p>SAÚDE COLETIVA <text:s text:c="35"/></text:p>
          </table:table-cell>
          <table:table-cell office:value-type="string">
            <text:p>Universidade de Marília Ci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570</text:p>
          </table:table-cell>
          <table:table-cell office:value-type="string">
            <text:p>SAÚDE COLETIVA <text:s text:c="35"/></text:p>
          </table:table-cell>
          <table:table-cell office:value-type="string">
            <text:p>UNOPAR Científica. Ciências Biológicas e da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3691</text:p>
          </table:table-cell>
          <table:table-cell office:value-type="string">
            <text:p>SAÚDE COLETIVA <text:s text:c="35"/></text:p>
          </table:table-cell>
          <table:table-cell office:value-type="string">
            <text:p>URVIO Revista Latinoamericana de Seguridad Ciudad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SAÚDE COLETIVA <text:s text:c="35"/></text:p>
          </table:table-cell>
          <table:table-cell office:value-type="string">
            <text:p>Vaccine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3015</text:p>
          </table:table-cell>
          <table:table-cell office:value-type="string">
            <text:p>SAÚDE COLETIVA <text:s text:c="35"/></text:p>
          </table:table-cell>
          <table:table-cell office:value-type="string">
            <text:p>Value in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39</text:p>
          </table:table-cell>
          <table:table-cell office:value-type="string">
            <text:p>SAÚDE COLETIVA <text:s text:c="35"/></text:p>
          </table:table-cell>
          <table:table-cell office:value-type="string">
            <text:p>VeraCidade (Salvado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SAÚDE COLETIVA <text:s text:c="35"/></text:p>
          </table:table-cell>
          <table:table-cell office:value-type="string">
            <text:p>Veritas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1427</text:p>
          </table:table-cell>
          <table:table-cell office:value-type="string">
            <text:p>SAÚDE COLETIVA <text:s text:c="35"/></text:p>
          </table:table-cell>
          <table:table-cell office:value-type="string">
            <text:p>Veterinaria Italian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05-401X</text:p>
          </table:table-cell>
          <table:table-cell office:value-type="string">
            <text:p>SAÚDE COLETIVA <text:s text:c="35"/></text:p>
          </table:table-cell>
          <table:table-cell office:value-type="string">
            <text:p>Veterinaria Italian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SAÚDE COLETIVA <text:s text:c="35"/></text:p>
          </table:table-cell>
          <table:table-cell office:value-type="string">
            <text:p>Veterinary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SAÚDE COLETIVA <text:s text:c="35"/></text:p>
          </table:table-cell>
          <table:table-cell office:value-type="string">
            <text:p>Veterinary Research Commun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822</text:p>
          </table:table-cell>
          <table:table-cell office:value-type="string">
            <text:p>SAÚDE COLETIVA <text:s text:c="35"/></text:p>
          </table:table-cell>
          <table:table-cell office:value-type="string">
            <text:p>Virology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SAÚDE COLETIVA <text:s text:c="35"/></text:p>
          </table:table-cell>
          <table:table-cell office:value-type="string">
            <text:p>Virus Reviews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SAÚDE COLETIVA <text:s text:c="35"/></text:p>
          </table:table-cell>
          <table:table-cell office:value-type="string">
            <text:p>Vivencia (UFR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562</text:p>
          </table:table-cell>
          <table:table-cell office:value-type="string">
            <text:p>SAÚDE COLETIVA <text:s text:c="35"/></text:p>
          </table:table-cell>
          <table:table-cell office:value-type="string">
            <text:p>Viver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431</text:p>
          </table:table-cell>
          <table:table-cell office:value-type="string">
            <text:p>SAÚDE COLETIVA <text:s text:c="35"/></text:p>
          </table:table-cell>
          <table:table-cell office:value-type="string">
            <text:p>Viver Mente&amp;Cérebro Espe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007</text:p>
          </table:table-cell>
          <table:table-cell office:value-type="string">
            <text:p>SAÚDE COLETIVA <text:s text:c="35"/></text:p>
          </table:table-cell>
          <table:table-cell office:value-type="string">
            <text:p>Vox Sanguinis (Basel. 195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SAÚDE COLETIVA <text:s text:c="35"/></text:p>
          </table:table-cell>
          <table:table-cell office:value-type="string">
            <text:p>Waste Management (Elms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4303</text:p>
          </table:table-cell>
          <table:table-cell office:value-type="string">
            <text:p>SAÚDE COLETIVA <text:s text:c="35"/></text:p>
          </table:table-cell>
          <table:table-cell office:value-type="string">
            <text:p>Water Environme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SAÚDE COLETIVA <text:s text:c="35"/></text:p>
          </table:table-cell>
          <table:table-cell office:value-type="string">
            <text:p>Water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9749</text:p>
          </table:table-cell>
          <table:table-cell office:value-type="string">
            <text:p>SAÚDE COLETIVA <text:s text:c="35"/></text:p>
          </table:table-cell>
          <table:table-cell office:value-type="string">
            <text:p>Water Science and Technology: Water Suppl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SAÚDE COLETIVA <text:s text:c="35"/></text:p>
          </table:table-cell>
          <table:table-cell office:value-type="string">
            <text:p>Water, Air and Soil Pol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242</text:p>
          </table:table-cell>
          <table:table-cell office:value-type="string">
            <text:p>SAÚDE COLETIVA <text:s text:c="35"/></text:p>
          </table:table-cell>
          <table:table-cell office:value-type="string">
            <text:p>Women &amp;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9815</text:p>
          </table:table-cell>
          <table:table-cell office:value-type="string">
            <text:p>SAÚDE COLETIVA <text:s text:c="35"/></text:p>
          </table:table-cell>
          <table:table-cell office:value-type="string">
            <text:p>Work (Reading, M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313</text:p>
          </table:table-cell>
          <table:table-cell office:value-type="string">
            <text:p>SAÚDE COLETIVA <text:s text:c="35"/></text:p>
          </table:table-cell>
          <table:table-cell office:value-type="string">
            <text:p>World Journal of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2190</text:p>
          </table:table-cell>
          <table:table-cell office:value-type="string">
            <text:p>SAÚDE COLETIVA <text:s text:c="35"/></text:p>
          </table:table-cell>
          <table:table-cell office:value-type="string">
            <text:p>World Patent Infor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SAÚDE COLETIVA <text:s text:c="35"/></text:p>
          </table:table-cell>
          <table:table-cell office:value-type="string">
            <text:p>X-Ray Spectrome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SAÚDE COLETIVA <text:s text:c="35"/></text:p>
          </table:table-cell>
          <table:table-cell office:value-type="string">
            <text:p>Zootaxa (Aucklan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SAÚDE COLETIVA <text:s text:c="35"/></text:p>
          </table:table-cell>
          <table:table-cell office:value-type="string">
            <text:p>Zootax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3:32</dc:date>
    <dc:creator>Marco Silva</dc:creator>
    <meta:document-statistic meta:table-count="1" meta:cell-count="8205" meta:object-count="0"/>
    <meta:generator>OpenOffice.org/3.2$Unix OpenOffice.org_project/320m12$Build-9483</meta:generator>
  </office:meta>
</office:document-meta>
</file>